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home/djh/anaconda3/envs/MDSS/bin/python /home/djh/code/BDAP/baseline/MDSS-master/run.py </text:p>
      <text:p text:style-name="Standard">INFO:/home/djh/code/BDAP/baseline/MDSS-master/run.py:Arguments: Namespace(device='cuda:0', exp='bert_test', exp_set='_test', feature_path='inputs/MDSS_clipid2frames.json', ft=1, gpuid='', gradient_accumulation_steps=1, local_rank=-1, log_path='ckpts/bert_test/', lr=1e-05, max_norm=1.0, model='bert', model_checkpoint='./bert-base-uncased', n_epochs=10, tb_path='tb_logs/bert_test/', test_batch_size=8, test_each_epoch=1, test_path='inputs/preprocessed/MDSS_test.json', train_batch_size=8, train_path='inputs/preprocessed/MDSS_train.json', valid_batch_size=8, valid_path='inputs/preprocessed/MDSS_valid.json', video=1, warmup_duration=5000, warmup_init=1e-07)</text:p>
      <text:p text:style-name="Standard">Some weights of the model checkpoint at ./bert-base-uncased were not used when initializing BertForVisSegClassification: ['cls.predictions.transform.dense.weight', 'cls.predictions.transform.dense.bias', 'cls.predictions.decoder.weight', 'cls.predictions.bias', 'cls.predictions.transform.LayerNorm.bias', 'cls.seq_relationship.bias', 'bert.embeddings.word_embeddings.weight', 'cls.predictions.transform.LayerNorm.weight', 'cls.seq_relationship.weight']</text:p>
      <text:p text:style-name="Standard">- This IS expected if you are initializing BertForVisSegClassification from the checkpoint of a model trained on another task or with another architecture (e.g. initializing a BertForSequenceClassification model from a BertForPreTraining model).</text:p>
      <text:p text:style-name="Standard">- This IS NOT expected if you are initializing BertForVisSegClassification from the checkpoint of a model that you expect to be exactly identical (initializing a BertForSequenceClassification model from a BertForSequenceClassification model).</text:p>
      <text:p text:style-name="Standard">Some weights of BertForVisSegClassification were not initialized from the model checkpoint at ./bert-base-uncased and are newly initialized: ['bert.seg_pooler.dense.bias', 'bert.embeddings.vis_embeddings.bias', 'bert.embeddings.vis_embeddings.weight', 'classifier.bias', 'bert.seg_pooler.dense.weight', 'classifier.weight']</text:p>
      <text:p text:style-name="Standard">You should probably TRAIN this model on a down-stream task to be able to use it for predictions and inference.</text:p>
      <text:p text:style-name="Standard">/home/djh/anaconda3/envs/MDSS/lib/python3.7/site-packages/transformers/optimization.py:411: FutureWarning: This implementation of AdamW is deprecated and will be removed in a future version. Use the PyTorch implementation torch.optim.AdamW instead, or set `no_deprecation_warning=True` to disable this warning</text:p>
      <text:p text:style-name="Standard"><text:s text:c="2"/>FutureWarning,</text:p>
      <text:p text:style-name="Standard">INFO:/home/djh/code/BDAP/baseline/MDSS-master/run.py:Prepare datasets for Bart</text:p>
      <text:p text:style-name="Standard">start load train data.</text:p>
      <text:p text:style-name="Standard">Process Data: 100%|██████████| 8025/8025 [00:24&lt;00:00, 328.14it/s]</text:p>
      <text:p text:style-name="Standard">Process Data: <text:s text:c="2"/>0%| <text:s text:c="9"/>| 0/416 [00:00&lt;?, ?it/s]start load train data.</text:p>
      <text:p text:style-name="Standard">Process Data: 100%|██████████| 416/416 [00:01&lt;00:00, 323.11it/s]</text:p>
      <text:p text:style-name="Standard">Process Data: <text:s text:c="2"/>0%| <text:s text:c="9"/>| 0/403 [00:00&lt;?, ?it/s]start load train data.</text:p>
      <text:p text:style-name="Standard">Process Data: 100%|██████████| 403/403 [00:01&lt;00:00, 325.34it/s]</text:p>
      <text:p text:style-name="Standard">INFO:ignite.engine.engine.Engine:Engine run starting with max_epochs=10.</text:p>
      <text:p text:style-name="Standard">/home/djh/anaconda3/envs/MDSS/lib/python3.7/site-packages/transformers/modeling_utils.py:875: FutureWarning: The `device` argument is deprecated and will be removed in v5 of Transformers.</text:p>
      <text:p text:style-name="Standard"><text:s text:c="2"/>"The `device` argument is deprecated and will be removed in v5 of Transformers.", FutureWarning</text:p>
      <text:p text:style-name="Standard">Epoch [1/10]: [1003/1004] 100%|█████████▉, loss=0.604 [03:39&lt;00:00]INFO:ignite.engine.engine.Engine:Engine run starting with max_epochs=1.</text:p>
      <text:p text:style-name="Standard"/>
      <text:p text:style-name="Standard">[1/52] <text:s text:c="2"/>2%|▏ <text:s text:c="9"/>[00:00&lt;?]</text:p>
      <text:p text:style-name="Standard">Iteration: [1/52] <text:s text:c="2"/>2%|▏ <text:s text:c="9"/>[00:00&lt;?]</text:p>
      <text:p text:style-name="Standard">Iteration: [1/52] <text:s text:c="2"/>2%|▏ <text:s text:c="8"/>, f1=0.427 [00:00&lt;?]</text:p>
      <text:p text:style-name="Standard">Iteration: [1/52] <text:s text:c="2"/>2%|▏ <text:s text:c="8"/>, f1=0.427 [00:00&lt;?]</text:p>
      <text:p text:style-name="Standard"><text:soft-page-break/>Iteration: [1/52] <text:s text:c="2"/>2%|▏ <text:s text:c="8"/>, f1=0.427 [00:00&lt;?]</text:p>
      <text:p text:style-name="Standard">Iteration: [2/52] <text:s text:c="2"/>4%|▍ <text:s text:c="8"/>, f1=0.427 [00:00&lt;00:06]</text:p>
      <text:p text:style-name="Standard">Iteration: [2/52] <text:s text:c="2"/>4%|▍ <text:s text:c="8"/>, f1=0.424 [00:00&lt;00:06]</text:p>
      <text:p text:style-name="Standard">Iteration: [3/52] <text:s text:c="2"/>6%|▌ <text:s text:c="8"/>, f1=0.424 [00:00&lt;00:02]</text:p>
      <text:p text:style-name="Standard">Iteration: [3/52] <text:s text:c="2"/>6%|▌ <text:s text:c="8"/>, f1=0.424 [00:00&lt;00:02]</text:p>
      <text:p text:style-name="Standard">Iteration: [3/52] <text:s text:c="2"/>6%|▌ <text:s text:c="8"/>, f1=0.42 [00:00&lt;00:02] </text:p>
      <text:p text:style-name="Standard">Iteration: [4/52] <text:s text:c="2"/>8%|▊ <text:s text:c="8"/>, f1=0.42 [00:00&lt;00:02]</text:p>
      <text:p text:style-name="Standard">Iteration: [4/52] <text:s text:c="2"/>8%|▊ <text:s text:c="8"/>, f1=0.416 [00:00&lt;00:02]</text:p>
      <text:p text:style-name="Standard">Iteration: [5/52] <text:s/>10%|▉ <text:s text:c="8"/>, f1=0.416 [00:00&lt;00:03]</text:p>
      <text:p text:style-name="Standard">Iteration: [5/52] <text:s/>10%|▉ <text:s text:c="8"/>, f1=0.416 [00:00&lt;00:03]</text:p>
      <text:p text:style-name="Standard">Iteration: [5/52] <text:s/>10%|▉ <text:s text:c="8"/>, f1=0.419 [00:00&lt;00:03]</text:p>
      <text:p text:style-name="Standard">Iteration: [6/52] <text:s/>12%|█▏ <text:s text:c="7"/>, f1=0.419 [00:00&lt;00:02]</text:p>
      <text:p text:style-name="Standard">Iteration: [6/52] <text:s/>12%|█▏ <text:s text:c="7"/>, f1=0.415 [00:00&lt;00:02]</text:p>
      <text:p text:style-name="Standard">Iteration: [7/52] <text:s/>13%|█▎ <text:s text:c="7"/>, f1=0.415 [00:00&lt;00:03]</text:p>
      <text:p text:style-name="Standard">Iteration: [7/52] <text:s/>13%|█▎ <text:s text:c="7"/>, f1=0.415 [00:00&lt;00:03]</text:p>
      <text:p text:style-name="Standard">Iteration: [7/52] <text:s/>13%|█▎ <text:s text:c="7"/>, f1=0.412 [00:00&lt;00:03]</text:p>
      <text:p text:style-name="Standard">Iteration: [8/52] <text:s/>15%|█▌ <text:s text:c="7"/>, f1=0.412 [00:00&lt;00:03]</text:p>
      <text:p text:style-name="Standard">Iteration: [8/52] <text:s/>15%|█▌ <text:s text:c="7"/>, f1=0.406 [00:00&lt;00:03]</text:p>
      <text:p text:style-name="Standard">Iteration: [9/52] <text:s/>17%|█▋ <text:s text:c="7"/>, f1=0.406 [00:00&lt;00:03]</text:p>
      <text:p text:style-name="Standard">Iteration: [9/52] <text:s/>17%|█▋ <text:s text:c="7"/>, f1=0.406 [00:00&lt;00:03]</text:p>
      <text:p text:style-name="Standard">Iteration: [9/52] <text:s/>17%|█▋ <text:s text:c="7"/>, f1=0.405 [00:00&lt;00:03]</text:p>
      <text:p text:style-name="Standard">Iteration: [10/52] <text:s/>19%|█▉ <text:s text:c="7"/>, f1=0.405 [00:00&lt;00:03]</text:p>
      <text:p text:style-name="Standard">Iteration: [10/52] <text:s/>19%|█▉ <text:s text:c="7"/>, f1=0.401 [00:00&lt;00:03]</text:p>
      <text:p text:style-name="Standard">Iteration: [11/52] <text:s/>21%|██ <text:s text:c="7"/>, f1=0.401 [00:00&lt;00:03]</text:p>
      <text:p text:style-name="Standard">Iteration: [11/52] <text:s/>21%|██ <text:s text:c="7"/>, f1=0.401 [00:00&lt;00:03]</text:p>
      <text:p text:style-name="Standard">Iteration: [11/52] <text:s/>21%|██ <text:s text:c="7"/>, f1=0.4 [00:00&lt;00:03] <text:s/></text:p>
      <text:p text:style-name="Standard">Iteration: [12/52] <text:s/>23%|██▎ <text:s text:c="6"/>, f1=0.4 [00:00&lt;00:02]</text:p>
      <text:p text:style-name="Standard">Iteration: [12/52] <text:s/>23%|██▎ <text:s text:c="6"/>, f1=0.4 [00:00&lt;00:02]</text:p>
      <text:p text:style-name="Standard">Iteration: [13/52] <text:s/>25%|██▌ <text:s text:c="6"/>, f1=0.4 [00:00&lt;00:02]</text:p>
      <text:p text:style-name="Standard">Iteration: [13/52] <text:s/>25%|██▌ <text:s text:c="6"/>, f1=0.4 [00:00&lt;00:02]</text:p>
      <text:p text:style-name="Standard">Iteration: [13/52] <text:s/>25%|██▌ <text:s text:c="6"/>, f1=0.399 [00:00&lt;00:02]</text:p>
      <text:p text:style-name="Standard">Iteration: [14/52] <text:s/>27%|██▋ <text:s text:c="6"/>, f1=0.399 [00:00&lt;00:02]</text:p>
      <text:p text:style-name="Standard">Iteration: [14/52] <text:s/>27%|██▋ <text:s text:c="6"/>, f1=0.398 [00:00&lt;00:02]</text:p>
      <text:p text:style-name="Standard">Iteration: [15/52] <text:s/>29%|██▉ <text:s text:c="6"/>, f1=0.398 [00:00&lt;00:02]</text:p>
      <text:p text:style-name="Standard">Iteration: [15/52] <text:s/>29%|██▉ <text:s text:c="6"/>, f1=0.398 [00:01&lt;00:02]</text:p>
      <text:p text:style-name="Standard">Iteration: [15/52] <text:s/>29%|██▉ <text:s text:c="6"/>, f1=0.396 [00:01&lt;00:02]</text:p>
      <text:p text:style-name="Standard">Iteration: [16/52] <text:s/>31%|███ <text:s text:c="6"/>, f1=0.396 [00:01&lt;00:02]</text:p>
      <text:p text:style-name="Standard">Iteration: [16/52] <text:s/>31%|███ <text:s text:c="6"/>, f1=0.393 [00:01&lt;00:02]</text:p>
      <text:p text:style-name="Standard">Iteration: [17/52] <text:s/>33%|███▎ <text:s text:c="5"/>, f1=0.393 [00:01&lt;00:02]</text:p>
      <text:p text:style-name="Standard">Iteration: [17/52] <text:s/>33%|███▎ <text:s text:c="5"/>, f1=0.386 [00:01&lt;00:02]</text:p>
      <text:p text:style-name="Standard">Iteration: [18/52] <text:s/>35%|███▍ <text:s text:c="5"/>, f1=0.386 [00:01&lt;00:02]</text:p>
      <text:p text:style-name="Standard">Iteration: [18/52] <text:s/>35%|███▍ <text:s text:c="5"/>, f1=0.386 [00:01&lt;00:02]</text:p>
      <text:p text:style-name="Standard">Iteration: [18/52] <text:s/>35%|███▍ <text:s text:c="5"/>, f1=0.38 [00:01&lt;00:02] </text:p>
      <text:p text:style-name="Standard">Iteration: [19/52] <text:s/>37%|███▋ <text:s text:c="5"/>, f1=0.38 [00:01&lt;00:02]</text:p>
      <text:p text:style-name="Standard">Iteration: [19/52] <text:s/>37%|███▋ <text:s text:c="5"/>, f1=0.375 [00:01&lt;00:02]</text:p>
      <text:p text:style-name="Standard">Iteration: [20/52] <text:s/>38%|███▊ <text:s text:c="5"/>, f1=0.375 [00:01&lt;00:01]</text:p>
      <text:p text:style-name="Standard">Iteration: [20/52] <text:s/>38%|███▊ <text:s text:c="5"/>, f1=0.375 [00:01&lt;00:01]</text:p>
      <text:p text:style-name="Standard">Iteration: [20/52] <text:s/>38%|███▊ <text:s text:c="5"/>, f1=0.37 [00:01&lt;00:01] </text:p>
      <text:p text:style-name="Standard">Iteration: [21/52] <text:s/>40%|████ <text:s text:c="5"/>, f1=0.37 [00:01&lt;00:01]</text:p>
      <text:p text:style-name="Standard">Iteration: [21/52] <text:s/>40%|████ <text:s text:c="5"/>, f1=0.366 [00:01&lt;00:01]</text:p>
      <text:p text:style-name="Standard">Iteration: [22/52] <text:s/>42%|████▏ <text:s text:c="4"/>, f1=0.366 [00:01&lt;00:01]</text:p>
      <text:p text:style-name="Standard">Iteration: [22/52] <text:s/>42%|████▏ <text:s text:c="4"/>, f1=0.366 [00:01&lt;00:01]</text:p>
      <text:p text:style-name="Standard"><text:soft-page-break/>Iteration: [22/52] <text:s/>42%|████▏ <text:s text:c="4"/>, f1=0.361 [00:01&lt;00:01]</text:p>
      <text:p text:style-name="Standard">Iteration: [23/52] <text:s/>44%|████▍ <text:s text:c="4"/>, f1=0.361 [00:01&lt;00:01]</text:p>
      <text:p text:style-name="Standard">Iteration: [23/52] <text:s/>44%|████▍ <text:s text:c="4"/>, f1=0.356 [00:01&lt;00:01]</text:p>
      <text:p text:style-name="Standard">Iteration: [24/52] <text:s/>46%|████▌ <text:s text:c="4"/>, f1=0.356 [00:01&lt;00:01]</text:p>
      <text:p text:style-name="Standard">Iteration: [24/52] <text:s/>46%|████▌ <text:s text:c="4"/>, f1=0.356 [00:01&lt;00:01]</text:p>
      <text:p text:style-name="Standard">Iteration: [24/52] <text:s/>46%|████▌ <text:s text:c="4"/>, f1=0.352 [00:01&lt;00:01]</text:p>
      <text:p text:style-name="Standard">Iteration: [25/52] <text:s/>48%|████▊ <text:s text:c="4"/>, f1=0.352 [00:01&lt;00:01]</text:p>
      <text:p text:style-name="Standard">Iteration: [25/52] <text:s/>48%|████▊ <text:s text:c="4"/>, f1=0.349 [00:01&lt;00:01]</text:p>
      <text:p text:style-name="Standard">Iteration: [26/52] <text:s/>50%|█████ <text:s text:c="4"/>, f1=0.349 [00:01&lt;00:01]</text:p>
      <text:p text:style-name="Standard">Iteration: [26/52] <text:s/>50%|█████ <text:s text:c="4"/>, f1=0.349 [00:01&lt;00:01]</text:p>
      <text:p text:style-name="Standard">Iteration: [26/52] <text:s/>50%|█████ <text:s text:c="4"/>, f1=0.346 [00:01&lt;00:01]</text:p>
      <text:p text:style-name="Standard">Iteration: [27/52] <text:s/>52%|█████▏ <text:s text:c="3"/>, f1=0.346 [00:01&lt;00:01]</text:p>
      <text:p text:style-name="Standard">Iteration: [27/52] <text:s/>52%|█████▏ <text:s text:c="3"/>, f1=0.344 [00:01&lt;00:01]</text:p>
      <text:p text:style-name="Standard">Iteration: [28/52] <text:s/>54%|█████▍ <text:s text:c="3"/>, f1=0.344 [00:01&lt;00:01]</text:p>
      <text:p text:style-name="Standard">Iteration: [28/52] <text:s/>54%|█████▍ <text:s text:c="3"/>, f1=0.344 [00:01&lt;00:01]</text:p>
      <text:p text:style-name="Standard">Iteration: [28/52] <text:s/>54%|█████▍ <text:s text:c="3"/>, f1=0.34 [00:01&lt;00:01] </text:p>
      <text:p text:style-name="Standard">Iteration: [29/52] <text:s/>56%|█████▌ <text:s text:c="3"/>, f1=0.34 [00:01&lt;00:01]</text:p>
      <text:p text:style-name="Standard">Iteration: [29/52] <text:s/>56%|█████▌ <text:s text:c="3"/>, f1=0.336 [00:01&lt;00:01]</text:p>
      <text:p text:style-name="Standard">Iteration: [30/52] <text:s/>58%|█████▊ <text:s text:c="3"/>, f1=0.336 [00:01&lt;00:01]</text:p>
      <text:p text:style-name="Standard">Iteration: [30/52] <text:s/>58%|█████▊ <text:s text:c="3"/>, f1=0.336 [00:02&lt;00:01]</text:p>
      <text:p text:style-name="Standard">Iteration: [30/52] <text:s/>58%|█████▊ <text:s text:c="3"/>, f1=0.333 [00:02&lt;00:01]</text:p>
      <text:p text:style-name="Standard">Iteration: [31/52] <text:s/>60%|█████▉ <text:s text:c="3"/>, f1=0.333 [00:02&lt;00:01]</text:p>
      <text:p text:style-name="Standard">Iteration: [31/52] <text:s/>60%|█████▉ <text:s text:c="3"/>, f1=0.327 [00:02&lt;00:01]</text:p>
      <text:p text:style-name="Standard">Iteration: [32/52] <text:s/>62%|██████▏ <text:s text:c="2"/>, f1=0.327 [00:02&lt;00:01]</text:p>
      <text:p text:style-name="Standard">Iteration: [32/52] <text:s/>62%|██████▏ <text:s text:c="2"/>, f1=0.327 [00:02&lt;00:01]</text:p>
      <text:p text:style-name="Standard">Iteration: [32/52] <text:s/>62%|██████▏ <text:s text:c="2"/>, f1=0.327 [00:02&lt;00:01]</text:p>
      <text:p text:style-name="Standard">Iteration: [33/52] <text:s/>63%|██████▎ <text:s text:c="2"/>, f1=0.327 [00:02&lt;00:01]</text:p>
      <text:p text:style-name="Standard">Iteration: [33/52] <text:s/>63%|██████▎ <text:s text:c="2"/>, f1=0.323 [00:02&lt;00:01]</text:p>
      <text:p text:style-name="Standard">Iteration: [34/52] <text:s/>65%|██████▌ <text:s text:c="2"/>, f1=0.323 [00:02&lt;00:01]</text:p>
      <text:p text:style-name="Standard">Iteration: [34/52] <text:s/>65%|██████▌ <text:s text:c="2"/>, f1=0.323 [00:02&lt;00:01]</text:p>
      <text:p text:style-name="Standard">Iteration: [34/52] <text:s/>65%|██████▌ <text:s text:c="2"/>, f1=0.322 [00:02&lt;00:01]</text:p>
      <text:p text:style-name="Standard">Iteration: [35/52] <text:s/>67%|██████▋ <text:s text:c="2"/>, f1=0.322 [00:02&lt;00:01]</text:p>
      <text:p text:style-name="Standard">Iteration: [35/52] <text:s/>67%|██████▋ <text:s text:c="2"/>, f1=0.319 [00:02&lt;00:01]</text:p>
      <text:p text:style-name="Standard">Iteration: [36/52] <text:s/>69%|██████▉ <text:s text:c="2"/>, f1=0.319 [00:02&lt;00:01]</text:p>
      <text:p text:style-name="Standard">Iteration: [36/52] <text:s/>69%|██████▉ <text:s text:c="2"/>, f1=0.319 [00:02&lt;00:01]</text:p>
      <text:p text:style-name="Standard">Iteration: [36/52] <text:s/>69%|██████▉ <text:s text:c="2"/>, f1=0.314 [00:02&lt;00:01]</text:p>
      <text:p text:style-name="Standard">Iteration: [37/52] <text:s/>71%|███████ <text:s text:c="2"/>, f1=0.314 [00:02&lt;00:01]</text:p>
      <text:p text:style-name="Standard">Iteration: [37/52] <text:s/>71%|███████ <text:s text:c="2"/>, f1=0.312 [00:02&lt;00:01]</text:p>
      <text:p text:style-name="Standard">Iteration: [38/52] <text:s/>73%|███████▎ <text:s/>, f1=0.312 [00:02&lt;00:00]</text:p>
      <text:p text:style-name="Standard">Iteration: [38/52] <text:s/>73%|███████▎ <text:s/>, f1=0.312 [00:02&lt;00:00]</text:p>
      <text:p text:style-name="Standard">Iteration: [38/52] <text:s/>73%|███████▎ <text:s/>, f1=0.31 [00:02&lt;00:00] </text:p>
      <text:p text:style-name="Standard">Iteration: [39/52] <text:s/>75%|███████▌ <text:s/>, f1=0.31 [00:02&lt;00:00]</text:p>
      <text:p text:style-name="Standard">Iteration: [39/52] <text:s/>75%|███████▌ <text:s/>, f1=0.308 [00:02&lt;00:00]</text:p>
      <text:p text:style-name="Standard">Iteration: [40/52] <text:s/>77%|███████▋ <text:s/>, f1=0.308 [00:02&lt;00:00]</text:p>
      <text:p text:style-name="Standard">Iteration: [40/52] <text:s/>77%|███████▋ <text:s/>, f1=0.308 [00:02&lt;00:00]</text:p>
      <text:p text:style-name="Standard">Iteration: [40/52] <text:s/>77%|███████▋ <text:s/>, f1=0.305 [00:02&lt;00:00]</text:p>
      <text:p text:style-name="Standard">Iteration: [41/52] <text:s/>79%|███████▉ <text:s/>, f1=0.305 [00:02&lt;00:00]</text:p>
      <text:p text:style-name="Standard">Iteration: [41/52] <text:s/>79%|███████▉ <text:s/>, f1=0.302 [00:02&lt;00:00]</text:p>
      <text:p text:style-name="Standard">Iteration: [42/52] <text:s/>81%|████████ <text:s/>, f1=0.302 [00:02&lt;00:00]</text:p>
      <text:p text:style-name="Standard">Iteration: [42/52] <text:s/>81%|████████ <text:s/>, f1=0.302 [00:02&lt;00:00]</text:p>
      <text:p text:style-name="Standard">Iteration: [42/52] <text:s/>81%|████████ <text:s/>, f1=0.305 [00:02&lt;00:00]</text:p>
      <text:p text:style-name="Standard">Iteration: [43/52] <text:s/>83%|████████▎ , f1=0.305 [00:02&lt;00:00]</text:p>
      <text:p text:style-name="Standard"><text:soft-page-break/>Iteration: [43/52] <text:s/>83%|████████▎ , f1=0.304 [00:02&lt;00:00]</text:p>
      <text:p text:style-name="Standard">Iteration: [44/52] <text:s/>85%|████████▍ , f1=0.304 [00:02&lt;00:00]</text:p>
      <text:p text:style-name="Standard">Iteration: [44/52] <text:s/>85%|████████▍ , f1=0.304 [00:03&lt;00:00]</text:p>
      <text:p text:style-name="Standard">Iteration: [44/52] <text:s/>85%|████████▍ , f1=0.3 [00:03&lt;00:00] <text:s/></text:p>
      <text:p text:style-name="Standard">Iteration: [45/52] <text:s/>87%|████████▋ , f1=0.3 [00:03&lt;00:00]</text:p>
      <text:p text:style-name="Standard">Iteration: [45/52] <text:s/>87%|████████▋ , f1=0.295 [00:03&lt;00:00]</text:p>
      <text:p text:style-name="Standard">Iteration: [46/52] <text:s/>88%|████████▊ , f1=0.295 [00:03&lt;00:00]</text:p>
      <text:p text:style-name="Standard">Iteration: [46/52] <text:s/>88%|████████▊ , f1=0.295 [00:03&lt;00:00]</text:p>
      <text:p text:style-name="Standard">Iteration: [46/52] <text:s/>88%|████████▊ , f1=0.292 [00:03&lt;00:00]</text:p>
      <text:p text:style-name="Standard">Iteration: [47/52] <text:s/>90%|█████████ , f1=0.292 [00:03&lt;00:00]</text:p>
      <text:p text:style-name="Standard">Iteration: [47/52] <text:s/>90%|█████████ , f1=0.289 [00:03&lt;00:00]</text:p>
      <text:p text:style-name="Standard">Iteration: [48/52] <text:s/>92%|█████████▏, f1=0.289 [00:03&lt;00:00]</text:p>
      <text:p text:style-name="Standard">Iteration: [48/52] <text:s/>92%|█████████▏, f1=0.289 [00:03&lt;00:00]</text:p>
      <text:p text:style-name="Standard">Iteration: [48/52] <text:s/>92%|█████████▏, f1=0.288 [00:03&lt;00:00]</text:p>
      <text:p text:style-name="Standard">Iteration: [49/52] <text:s/>94%|█████████▍, f1=0.288 [00:03&lt;00:00]</text:p>
      <text:p text:style-name="Standard">Iteration: [49/52] <text:s/>94%|█████████▍, f1=0.292 [00:03&lt;00:00]</text:p>
      <text:p text:style-name="Standard">Iteration: [50/52] <text:s/>96%|█████████▌, f1=0.292 [00:03&lt;00:00]</text:p>
      <text:p text:style-name="Standard">Iteration: [50/52] <text:s/>96%|█████████▌, f1=0.292 [00:03&lt;00:00]</text:p>
      <text:p text:style-name="Standard">Iteration: [50/52] <text:s/>96%|█████████▌, f1=0.29 [00:03&lt;00:00] </text:p>
      <text:p text:style-name="Standard">Iteration: [51/52] <text:s/>98%|█████████▊, f1=0.29 [00:03&lt;00:00]</text:p>
      <text:p text:style-name="Standard">Iteration: [51/52] <text:s/>98%|█████████▊, f1=0.292 [00:03&lt;00:00]</text:p>
      <text:p text:style-name="Standard">Iteration: [52/52] 100%|██████████, f1=0.292 [00:03&lt;00:00]</text:p>
      <text:p text:style-name="Standard">INFO:ignite.engine.engine.Engine:Epoch[1] Complete. Time taken: 00:00:03.573</text:p>
      <text:p text:style-name="Standard">INFO:ignite.engine.engine.Engine:Engine run complete. Time taken: 00:00:04.012</text:p>
      <text:p text:style-name="Standard">Epoch [1/10]: [1004/1004] 100%|██████████, loss=0.604 [03:43&lt;00:00]</text:p>
      <text:p text:style-name="Standard">test: 100%|██████████| 51/51 [00:03&lt;00:00, 16.32it/s]</text:p>
      <text:p text:style-name="Standard">INFO:ignite.engine.engine.Engine:Epoch[1] Complete. Time taken: 00:03:47.716</text:p>
      <text:p text:style-name="Standard">Epoch [2/10]: [1003/1004] 100%|█████████▉, loss=0.574 [03:38&lt;00:00]INFO:ignite.engine.engine.Engine:Engine run starting with max_epochs=1.</text:p>
      <text:p text:style-name="Standard"/>
      <text:p text:style-name="Standard">[1/52] <text:s text:c="2"/>2%|▏ <text:s text:c="9"/>[00:00&lt;?]</text:p>
      <text:p text:style-name="Standard">Iteration: [1/52] <text:s text:c="2"/>2%|▏ <text:s text:c="9"/>[00:00&lt;?]</text:p>
      <text:p text:style-name="Standard">Iteration: [1/52] <text:s text:c="2"/>2%|▏ <text:s text:c="8"/>, f1=0.195 [00:00&lt;?]</text:p>
      <text:p text:style-name="Standard">Iteration: [1/52] <text:s text:c="2"/>2%|▏ <text:s text:c="8"/>, f1=0.195 [00:00&lt;?]</text:p>
      <text:p text:style-name="Standard">Iteration: [1/52] <text:s text:c="2"/>2%|▏ <text:s text:c="8"/>, f1=0.2 [00:00&lt;?] <text:s/></text:p>
      <text:p text:style-name="Standard">Iteration: [2/52] <text:s text:c="2"/>4%|▍ <text:s text:c="8"/>, f1=0.2 [00:00&lt;00:05]</text:p>
      <text:p text:style-name="Standard">Iteration: [2/52] <text:s text:c="2"/>4%|▍ <text:s text:c="8"/>, f1=0.199 [00:00&lt;00:05]</text:p>
      <text:p text:style-name="Standard">Iteration: [3/52] <text:s text:c="2"/>6%|▌ <text:s text:c="8"/>, f1=0.199 [00:00&lt;00:02]</text:p>
      <text:p text:style-name="Standard">Iteration: [3/52] <text:s text:c="2"/>6%|▌ <text:s text:c="8"/>, f1=0.199 [00:00&lt;00:02]</text:p>
      <text:p text:style-name="Standard">Iteration: [3/52] <text:s text:c="2"/>6%|▌ <text:s text:c="8"/>, f1=0.2 [00:00&lt;00:02] <text:s/></text:p>
      <text:p text:style-name="Standard">Iteration: [4/52] <text:s text:c="2"/>8%|▊ <text:s text:c="8"/>, f1=0.2 [00:00&lt;00:02]</text:p>
      <text:p text:style-name="Standard">Iteration: [4/52] <text:s text:c="2"/>8%|▊ <text:s text:c="8"/>, f1=0.2 [00:00&lt;00:02]</text:p>
      <text:p text:style-name="Standard">Iteration: [5/52] <text:s/>10%|▉ <text:s text:c="8"/>, f1=0.2 [00:00&lt;00:02]</text:p>
      <text:p text:style-name="Standard">Iteration: [5/52] <text:s/>10%|▉ <text:s text:c="8"/>, f1=0.2 [00:00&lt;00:02]</text:p>
      <text:p text:style-name="Standard">Iteration: [5/52] <text:s/>10%|▉ <text:s text:c="8"/>, f1=0.206 [00:00&lt;00:02]</text:p>
      <text:p text:style-name="Standard">Iteration: [6/52] <text:s/>12%|█▏ <text:s text:c="7"/>, f1=0.206 [00:00&lt;00:02]</text:p>
      <text:p text:style-name="Standard">Iteration: [6/52] <text:s/>12%|█▏ <text:s text:c="7"/>, f1=0.207 [00:00&lt;00:02]</text:p>
      <text:p text:style-name="Standard">Iteration: [7/52] <text:s/>13%|█▎ <text:s text:c="7"/>, f1=0.207 [00:00&lt;00:03]</text:p>
      <text:p text:style-name="Standard">Iteration: [7/52] <text:s/>13%|█▎ <text:s text:c="7"/>, f1=0.207 [00:00&lt;00:03]</text:p>
      <text:p text:style-name="Standard">Iteration: [7/52] <text:s/>13%|█▎ <text:s text:c="7"/>, f1=0.209 [00:00&lt;00:03]</text:p>
      <text:p text:style-name="Standard">Iteration: [8/52] <text:s/>15%|█▌ <text:s text:c="7"/>, f1=0.209 [00:00&lt;00:03]</text:p>
      <text:p text:style-name="Standard">Iteration: [8/52] <text:s/>15%|█▌ <text:s text:c="7"/>, f1=0.207 [00:00&lt;00:03]</text:p>
      <text:p text:style-name="Standard"><text:soft-page-break/>Iteration: [9/52] <text:s/>17%|█▋ <text:s text:c="7"/>, f1=0.207 [00:00&lt;00:03]</text:p>
      <text:p text:style-name="Standard">Iteration: [9/52] <text:s/>17%|█▋ <text:s text:c="7"/>, f1=0.207 [00:00&lt;00:03]</text:p>
      <text:p text:style-name="Standard">Iteration: [9/52] <text:s/>17%|█▋ <text:s text:c="7"/>, f1=0.212 [00:00&lt;00:03]</text:p>
      <text:p text:style-name="Standard">Iteration: [10/52] <text:s/>19%|█▉ <text:s text:c="7"/>, f1=0.212 [00:00&lt;00:03]</text:p>
      <text:p text:style-name="Standard">Iteration: [10/52] <text:s/>19%|█▉ <text:s text:c="7"/>, f1=0.212 [00:00&lt;00:03]</text:p>
      <text:p text:style-name="Standard">Iteration: [11/52] <text:s/>21%|██ <text:s text:c="7"/>, f1=0.212 [00:00&lt;00:02]</text:p>
      <text:p text:style-name="Standard">Iteration: [11/52] <text:s/>21%|██ <text:s text:c="7"/>, f1=0.212 [00:00&lt;00:02]</text:p>
      <text:p text:style-name="Standard">Iteration: [11/52] <text:s/>21%|██ <text:s text:c="7"/>, f1=0.214 [00:00&lt;00:02]</text:p>
      <text:p text:style-name="Standard">Iteration: [12/52] <text:s/>23%|██▎ <text:s text:c="6"/>, f1=0.214 [00:00&lt;00:02]</text:p>
      <text:p text:style-name="Standard">Iteration: [12/52] <text:s/>23%|██▎ <text:s text:c="6"/>, f1=0.218 [00:00&lt;00:02]</text:p>
      <text:p text:style-name="Standard">Iteration: [13/52] <text:s/>25%|██▌ <text:s text:c="6"/>, f1=0.218 [00:00&lt;00:02]</text:p>
      <text:p text:style-name="Standard">Iteration: [13/52] <text:s/>25%|██▌ <text:s text:c="6"/>, f1=0.218 [00:00&lt;00:02]</text:p>
      <text:p text:style-name="Standard">Iteration: [13/52] <text:s/>25%|██▌ <text:s text:c="6"/>, f1=0.224 [00:00&lt;00:02]</text:p>
      <text:p text:style-name="Standard">Iteration: [14/52] <text:s/>27%|██▋ <text:s text:c="6"/>, f1=0.224 [00:00&lt;00:02]</text:p>
      <text:p text:style-name="Standard">Iteration: [14/52] <text:s/>27%|██▋ <text:s text:c="6"/>, f1=0.226 [00:00&lt;00:02]</text:p>
      <text:p text:style-name="Standard">Iteration: [15/52] <text:s/>29%|██▉ <text:s text:c="6"/>, f1=0.226 [00:00&lt;00:02]</text:p>
      <text:p text:style-name="Standard">Iteration: [15/52] <text:s/>29%|██▉ <text:s text:c="6"/>, f1=0.226 [00:00&lt;00:02]</text:p>
      <text:p text:style-name="Standard">Iteration: [15/52] <text:s/>29%|██▉ <text:s text:c="6"/>, f1=0.224 [00:00&lt;00:02]</text:p>
      <text:p text:style-name="Standard">Iteration: [16/52] <text:s/>31%|███ <text:s text:c="6"/>, f1=0.224 [00:01&lt;00:02]</text:p>
      <text:p text:style-name="Standard">Iteration: [16/52] <text:s/>31%|███ <text:s text:c="6"/>, f1=0.225 [00:01&lt;00:02]</text:p>
      <text:p text:style-name="Standard">Iteration: [17/52] <text:s/>33%|███▎ <text:s text:c="5"/>, f1=0.225 [00:01&lt;00:02]</text:p>
      <text:p text:style-name="Standard">Iteration: [17/52] <text:s/>33%|███▎ <text:s text:c="5"/>, f1=0.225 [00:01&lt;00:02]</text:p>
      <text:p text:style-name="Standard">Iteration: [17/52] <text:s/>33%|███▎ <text:s text:c="5"/>, f1=0.22 [00:01&lt;00:02] </text:p>
      <text:p text:style-name="Standard">Iteration: [18/52] <text:s/>35%|███▍ <text:s text:c="5"/>, f1=0.22 [00:01&lt;00:02]</text:p>
      <text:p text:style-name="Standard">Iteration: [18/52] <text:s/>35%|███▍ <text:s text:c="5"/>, f1=0.22 [00:01&lt;00:02]</text:p>
      <text:p text:style-name="Standard">Iteration: [19/52] <text:s/>37%|███▋ <text:s text:c="5"/>, f1=0.22 [00:01&lt;00:01]</text:p>
      <text:p text:style-name="Standard">Iteration: [19/52] <text:s/>37%|███▋ <text:s text:c="5"/>, f1=0.22 [00:01&lt;00:01]</text:p>
      <text:p text:style-name="Standard">Iteration: [19/52] <text:s/>37%|███▋ <text:s text:c="5"/>, f1=0.218 [00:01&lt;00:01]</text:p>
      <text:p text:style-name="Standard">Iteration: [20/52] <text:s/>38%|███▊ <text:s text:c="5"/>, f1=0.218 [00:01&lt;00:01]</text:p>
      <text:p text:style-name="Standard">Iteration: [20/52] <text:s/>38%|███▊ <text:s text:c="5"/>, f1=0.216 [00:01&lt;00:01]</text:p>
      <text:p text:style-name="Standard">Iteration: [21/52] <text:s/>40%|████ <text:s text:c="5"/>, f1=0.216 [00:01&lt;00:01]</text:p>
      <text:p text:style-name="Standard">Iteration: [21/52] <text:s/>40%|████ <text:s text:c="5"/>, f1=0.216 [00:01&lt;00:01]</text:p>
      <text:p text:style-name="Standard">Iteration: [21/52] <text:s/>40%|████ <text:s text:c="5"/>, f1=0.217 [00:01&lt;00:01]</text:p>
      <text:p text:style-name="Standard">Iteration: [22/52] <text:s/>42%|████▏ <text:s text:c="4"/>, f1=0.217 [00:01&lt;00:01]</text:p>
      <text:p text:style-name="Standard">Iteration: [22/52] <text:s/>42%|████▏ <text:s text:c="4"/>, f1=0.215 [00:01&lt;00:01]</text:p>
      <text:p text:style-name="Standard">Iteration: [23/52] <text:s/>44%|████▍ <text:s text:c="4"/>, f1=0.215 [00:01&lt;00:01]</text:p>
      <text:p text:style-name="Standard">Iteration: [23/52] <text:s/>44%|████▍ <text:s text:c="4"/>, f1=0.216 [00:01&lt;00:01]</text:p>
      <text:p text:style-name="Standard">Iteration: [24/52] <text:s/>46%|████▌ <text:s text:c="4"/>, f1=0.216 [00:01&lt;00:01]</text:p>
      <text:p text:style-name="Standard">Iteration: [24/52] <text:s/>46%|████▌ <text:s text:c="4"/>, f1=0.216 [00:01&lt;00:01]</text:p>
      <text:p text:style-name="Standard">Iteration: [24/52] <text:s/>46%|████▌ <text:s text:c="4"/>, f1=0.215 [00:01&lt;00:01]</text:p>
      <text:p text:style-name="Standard">Iteration: [25/52] <text:s/>48%|████▊ <text:s text:c="4"/>, f1=0.215 [00:01&lt;00:01]</text:p>
      <text:p text:style-name="Standard">Iteration: [25/52] <text:s/>48%|████▊ <text:s text:c="4"/>, f1=0.215 [00:01&lt;00:01]</text:p>
      <text:p text:style-name="Standard">Iteration: [26/52] <text:s/>50%|█████ <text:s text:c="4"/>, f1=0.215 [00:01&lt;00:01]</text:p>
      <text:p text:style-name="Standard">Iteration: [26/52] <text:s/>50%|█████ <text:s text:c="4"/>, f1=0.215 [00:01&lt;00:01]</text:p>
      <text:p text:style-name="Standard">Iteration: [26/52] <text:s/>50%|█████ <text:s text:c="4"/>, f1=0.214 [00:01&lt;00:01]</text:p>
      <text:p text:style-name="Standard">Iteration: [27/52] <text:s/>52%|█████▏ <text:s text:c="3"/>, f1=0.214 [00:01&lt;00:01]</text:p>
      <text:p text:style-name="Standard">Iteration: [27/52] <text:s/>52%|█████▏ <text:s text:c="3"/>, f1=0.214 [00:01&lt;00:01]</text:p>
      <text:p text:style-name="Standard">Iteration: [28/52] <text:s/>54%|█████▍ <text:s text:c="3"/>, f1=0.214 [00:01&lt;00:01]</text:p>
      <text:p text:style-name="Standard">Iteration: [28/52] <text:s/>54%|█████▍ <text:s text:c="3"/>, f1=0.214 [00:01&lt;00:01]</text:p>
      <text:p text:style-name="Standard">Iteration: [28/52] <text:s/>54%|█████▍ <text:s text:c="3"/>, f1=0.214 [00:01&lt;00:01]</text:p>
      <text:p text:style-name="Standard">Iteration: [29/52] <text:s/>56%|█████▌ <text:s text:c="3"/>, f1=0.214 [00:01&lt;00:01]</text:p>
      <text:p text:style-name="Standard">Iteration: [29/52] <text:s/>56%|█████▌ <text:s text:c="3"/>, f1=0.212 [00:01&lt;00:01]</text:p>
      <text:p text:style-name="Standard"><text:soft-page-break/>Iteration: [30/52] <text:s/>58%|█████▊ <text:s text:c="3"/>, f1=0.212 [00:01&lt;00:01]</text:p>
      <text:p text:style-name="Standard">Iteration: [30/52] <text:s/>58%|█████▊ <text:s text:c="3"/>, f1=0.212 [00:01&lt;00:01]</text:p>
      <text:p text:style-name="Standard">Iteration: [30/52] <text:s/>58%|█████▊ <text:s text:c="3"/>, f1=0.212 [00:01&lt;00:01]</text:p>
      <text:p text:style-name="Standard">Iteration: [31/52] <text:s/>60%|█████▉ <text:s text:c="3"/>, f1=0.212 [00:02&lt;00:01]</text:p>
      <text:p text:style-name="Standard">Iteration: [31/52] <text:s/>60%|█████▉ <text:s text:c="3"/>, f1=0.209 [00:02&lt;00:01]</text:p>
      <text:p text:style-name="Standard">Iteration: [32/52] <text:s/>62%|██████▏ <text:s text:c="2"/>, f1=0.209 [00:02&lt;00:01]</text:p>
      <text:p text:style-name="Standard">Iteration: [32/52] <text:s/>62%|██████▏ <text:s text:c="2"/>, f1=0.209 [00:02&lt;00:01]</text:p>
      <text:p text:style-name="Standard">Iteration: [32/52] <text:s/>62%|██████▏ <text:s text:c="2"/>, f1=0.213 [00:02&lt;00:01]</text:p>
      <text:p text:style-name="Standard">Iteration: [33/52] <text:s/>63%|██████▎ <text:s text:c="2"/>, f1=0.213 [00:02&lt;00:01]</text:p>
      <text:p text:style-name="Standard">Iteration: [33/52] <text:s/>63%|██████▎ <text:s text:c="2"/>, f1=0.211 [00:02&lt;00:01]</text:p>
      <text:p text:style-name="Standard">Iteration: [34/52] <text:s/>65%|██████▌ <text:s text:c="2"/>, f1=0.211 [00:02&lt;00:01]</text:p>
      <text:p text:style-name="Standard">Iteration: [34/52] <text:s/>65%|██████▌ <text:s text:c="2"/>, f1=0.211 [00:02&lt;00:01]</text:p>
      <text:p text:style-name="Standard">Iteration: [34/52] <text:s/>65%|██████▌ <text:s text:c="2"/>, f1=0.213 [00:02&lt;00:01]</text:p>
      <text:p text:style-name="Standard">Iteration: [35/52] <text:s/>67%|██████▋ <text:s text:c="2"/>, f1=0.213 [00:02&lt;00:01]</text:p>
      <text:p text:style-name="Standard">Iteration: [35/52] <text:s/>67%|██████▋ <text:s text:c="2"/>, f1=0.211 [00:02&lt;00:01]</text:p>
      <text:p text:style-name="Standard">Iteration: [36/52] <text:s/>69%|██████▉ <text:s text:c="2"/>, f1=0.211 [00:02&lt;00:01]</text:p>
      <text:p text:style-name="Standard">Iteration: [36/52] <text:s/>69%|██████▉ <text:s text:c="2"/>, f1=0.211 [00:02&lt;00:01]</text:p>
      <text:p text:style-name="Standard">Iteration: [36/52] <text:s/>69%|██████▉ <text:s text:c="2"/>, f1=0.21 [00:02&lt;00:01] </text:p>
      <text:p text:style-name="Standard">Iteration: [37/52] <text:s/>71%|███████ <text:s text:c="2"/>, f1=0.21 [00:02&lt;00:01]</text:p>
      <text:p text:style-name="Standard">Iteration: [37/52] <text:s/>71%|███████ <text:s text:c="2"/>, f1=0.21 [00:02&lt;00:01]</text:p>
      <text:p text:style-name="Standard">Iteration: [38/52] <text:s/>73%|███████▎ <text:s/>, f1=0.21 [00:02&lt;00:00]</text:p>
      <text:p text:style-name="Standard">Iteration: [38/52] <text:s/>73%|███████▎ <text:s/>, f1=0.21 [00:02&lt;00:00]</text:p>
      <text:p text:style-name="Standard">Iteration: [38/52] <text:s/>73%|███████▎ <text:s/>, f1=0.211 [00:02&lt;00:00]</text:p>
      <text:p text:style-name="Standard">Iteration: [39/52] <text:s/>75%|███████▌ <text:s/>, f1=0.211 [00:02&lt;00:00]</text:p>
      <text:p text:style-name="Standard">Iteration: [39/52] <text:s/>75%|███████▌ <text:s/>, f1=0.209 [00:02&lt;00:00]</text:p>
      <text:p text:style-name="Standard">Iteration: [40/52] <text:s/>77%|███████▋ <text:s/>, f1=0.209 [00:02&lt;00:00]</text:p>
      <text:p text:style-name="Standard">Iteration: [40/52] <text:s/>77%|███████▋ <text:s/>, f1=0.209 [00:02&lt;00:00]</text:p>
      <text:p text:style-name="Standard">Iteration: [40/52] <text:s/>77%|███████▋ <text:s/>, f1=0.209 [00:02&lt;00:00]</text:p>
      <text:p text:style-name="Standard">Iteration: [41/52] <text:s/>79%|███████▉ <text:s/>, f1=0.209 [00:02&lt;00:00]</text:p>
      <text:p text:style-name="Standard">Iteration: [41/52] <text:s/>79%|███████▉ <text:s/>, f1=0.209 [00:02&lt;00:00]</text:p>
      <text:p text:style-name="Standard">Iteration: [42/52] <text:s/>81%|████████ <text:s/>, f1=0.209 [00:02&lt;00:00]</text:p>
      <text:p text:style-name="Standard">Iteration: [42/52] <text:s/>81%|████████ <text:s/>, f1=0.209 [00:02&lt;00:00]</text:p>
      <text:p text:style-name="Standard">Iteration: [42/52] <text:s/>81%|████████ <text:s/>, f1=0.212 [00:02&lt;00:00]</text:p>
      <text:p text:style-name="Standard">Iteration: [43/52] <text:s/>83%|████████▎ , f1=0.212 [00:02&lt;00:00]</text:p>
      <text:p text:style-name="Standard">Iteration: [43/52] <text:s/>83%|████████▎ , f1=0.212 [00:02&lt;00:00]</text:p>
      <text:p text:style-name="Standard">Iteration: [44/52] <text:s/>85%|████████▍ , f1=0.212 [00:02&lt;00:00]</text:p>
      <text:p text:style-name="Standard">Iteration: [44/52] <text:s/>85%|████████▍ , f1=0.212 [00:02&lt;00:00]</text:p>
      <text:p text:style-name="Standard">Iteration: [44/52] <text:s/>85%|████████▍ , f1=0.212 [00:02&lt;00:00]</text:p>
      <text:p text:style-name="Standard">Iteration: [45/52] <text:s/>87%|████████▋ , f1=0.212 [00:03&lt;00:00]</text:p>
      <text:p text:style-name="Standard">Iteration: [45/52] <text:s/>87%|████████▋ , f1=0.209 [00:03&lt;00:00]</text:p>
      <text:p text:style-name="Standard">Iteration: [46/52] <text:s/>88%|████████▊ , f1=0.209 [00:03&lt;00:00]</text:p>
      <text:p text:style-name="Standard">Iteration: [46/52] <text:s/>88%|████████▊ , f1=0.209 [00:03&lt;00:00]</text:p>
      <text:p text:style-name="Standard">Iteration: [46/52] <text:s/>88%|████████▊ , f1=0.208 [00:03&lt;00:00]</text:p>
      <text:p text:style-name="Standard">Iteration: [47/52] <text:s/>90%|█████████ , f1=0.208 [00:03&lt;00:00]</text:p>
      <text:p text:style-name="Standard">Iteration: [47/52] <text:s/>90%|█████████ , f1=0.207 [00:03&lt;00:00]</text:p>
      <text:p text:style-name="Standard">Iteration: [48/52] <text:s/>92%|█████████▏, f1=0.207 [00:03&lt;00:00]</text:p>
      <text:p text:style-name="Standard">Iteration: [48/52] <text:s/>92%|█████████▏, f1=0.207 [00:03&lt;00:00]</text:p>
      <text:p text:style-name="Standard">Iteration: [48/52] <text:s/>92%|█████████▏, f1=0.209 [00:03&lt;00:00]</text:p>
      <text:p text:style-name="Standard">Iteration: [49/52] <text:s/>94%|█████████▍, f1=0.209 [00:03&lt;00:00]</text:p>
      <text:p text:style-name="Standard">Iteration: [49/52] <text:s/>94%|█████████▍, f1=0.213 [00:03&lt;00:00]</text:p>
      <text:p text:style-name="Standard">Iteration: [50/52] <text:s/>96%|█████████▌, f1=0.213 [00:03&lt;00:00]</text:p>
      <text:p text:style-name="Standard">Iteration: [50/52] <text:s/>96%|█████████▌, f1=0.213 [00:03&lt;00:00]</text:p>
      <text:p text:style-name="Standard"><text:soft-page-break/>Iteration: [50/52] <text:s/>96%|█████████▌, f1=0.213 [00:03&lt;00:00]</text:p>
      <text:p text:style-name="Standard">Iteration: [51/52] <text:s/>98%|█████████▊, f1=0.213 [00:03&lt;00:00]</text:p>
      <text:p text:style-name="Standard">Iteration: [51/52] <text:s/>98%|█████████▊, f1=0.216 [00:03&lt;00:00]</text:p>
      <text:p text:style-name="Standard">Iteration: [52/52] 100%|██████████, f1=0.216 [00:03&lt;00:00]</text:p>
      <text:p text:style-name="Standard">INFO:ignite.engine.engine.Engine:Epoch[1] Complete. Time taken: 00:00:03.528</text:p>
      <text:p text:style-name="Standard">INFO:ignite.engine.engine.Engine:Engine run complete. Time taken: 00:00:03.529</text:p>
      <text:p text:style-name="Standard">Epoch [2/10]: [1004/1004] 100%|██████████, loss=0.574 [03:42&lt;00:00]</text:p>
      <text:p text:style-name="Standard">test: 100%|██████████| 51/51 [00:03&lt;00:00, 16.21it/s]</text:p>
      <text:p text:style-name="Standard">INFO:ignite.engine.engine.Engine:Epoch[2] Complete. Time taken: 00:03:46.567</text:p>
      <text:p text:style-name="Standard">Epoch [3/10]: [1003/1004] 100%|█████████▉, loss=0.566 [03:38&lt;00:00]INFO:ignite.engine.engine.Engine:Engine run starting with max_epochs=1.</text:p>
      <text:p text:style-name="Standard"/>
      <text:p text:style-name="Standard">[1/52] <text:s text:c="2"/>2%|▏ <text:s text:c="9"/>[00:00&lt;?]</text:p>
      <text:p text:style-name="Standard">Iteration: [1/52] <text:s text:c="2"/>2%|▏ <text:s text:c="9"/>[00:00&lt;?]</text:p>
      <text:p text:style-name="Standard">Iteration: [1/52] <text:s text:c="2"/>2%|▏ <text:s text:c="8"/>, f1=0.394 [00:00&lt;?]</text:p>
      <text:p text:style-name="Standard">Iteration: [1/52] <text:s text:c="2"/>2%|▏ <text:s text:c="8"/>, f1=0.394 [00:00&lt;?]</text:p>
      <text:p text:style-name="Standard">Iteration: [1/52] <text:s text:c="2"/>2%|▏ <text:s text:c="8"/>, f1=0.395 [00:00&lt;?]</text:p>
      <text:p text:style-name="Standard">Iteration: [2/52] <text:s text:c="2"/>4%|▍ <text:s text:c="8"/>, f1=0.395 [00:00&lt;00:06]</text:p>
      <text:p text:style-name="Standard">Iteration: [2/52] <text:s text:c="2"/>4%|▍ <text:s text:c="8"/>, f1=0.392 [00:00&lt;00:06]</text:p>
      <text:p text:style-name="Standard">Iteration: [3/52] <text:s text:c="2"/>6%|▌ <text:s text:c="8"/>, f1=0.392 [00:00&lt;00:03]</text:p>
      <text:p text:style-name="Standard">Iteration: [3/52] <text:s text:c="2"/>6%|▌ <text:s text:c="8"/>, f1=0.392 [00:00&lt;00:03]</text:p>
      <text:p text:style-name="Standard">Iteration: [3/52] <text:s text:c="2"/>6%|▌ <text:s text:c="8"/>, f1=0.388 [00:00&lt;00:03]</text:p>
      <text:p text:style-name="Standard">Iteration: [4/52] <text:s text:c="2"/>8%|▊ <text:s text:c="8"/>, f1=0.388 [00:00&lt;00:02]</text:p>
      <text:p text:style-name="Standard">Iteration: [4/52] <text:s text:c="2"/>8%|▊ <text:s text:c="8"/>, f1=0.385 [00:00&lt;00:02]</text:p>
      <text:p text:style-name="Standard">Iteration: [5/52] <text:s/>10%|▉ <text:s text:c="8"/>, f1=0.385 [00:00&lt;00:03]</text:p>
      <text:p text:style-name="Standard">Iteration: [5/52] <text:s/>10%|▉ <text:s text:c="8"/>, f1=0.385 [00:00&lt;00:03]</text:p>
      <text:p text:style-name="Standard">Iteration: [5/52] <text:s/>10%|▉ <text:s text:c="8"/>, f1=0.388 [00:00&lt;00:03]</text:p>
      <text:p text:style-name="Standard">Iteration: [6/52] <text:s/>12%|█▏ <text:s text:c="7"/>, f1=0.388 [00:00&lt;00:02]</text:p>
      <text:p text:style-name="Standard">Iteration: [6/52] <text:s/>12%|█▏ <text:s text:c="7"/>, f1=0.384 [00:00&lt;00:02]</text:p>
      <text:p text:style-name="Standard">Iteration: [7/52] <text:s/>13%|█▎ <text:s text:c="7"/>, f1=0.384 [00:00&lt;00:03]</text:p>
      <text:p text:style-name="Standard">Iteration: [7/52] <text:s/>13%|█▎ <text:s text:c="7"/>, f1=0.384 [00:00&lt;00:03]</text:p>
      <text:p text:style-name="Standard">Iteration: [7/52] <text:s/>13%|█▎ <text:s text:c="7"/>, f1=0.381 [00:00&lt;00:03]</text:p>
      <text:p text:style-name="Standard">Iteration: [8/52] <text:s/>15%|█▌ <text:s text:c="7"/>, f1=0.381 [00:00&lt;00:03]</text:p>
      <text:p text:style-name="Standard">Iteration: [8/52] <text:s/>15%|█▌ <text:s text:c="7"/>, f1=0.376 [00:00&lt;00:03]</text:p>
      <text:p text:style-name="Standard">Iteration: [9/52] <text:s/>17%|█▋ <text:s text:c="7"/>, f1=0.376 [00:00&lt;00:03]</text:p>
      <text:p text:style-name="Standard">Iteration: [9/52] <text:s/>17%|█▋ <text:s text:c="7"/>, f1=0.376 [00:00&lt;00:03]</text:p>
      <text:p text:style-name="Standard">Iteration: [9/52] <text:s/>17%|█▋ <text:s text:c="7"/>, f1=0.376 [00:00&lt;00:03]</text:p>
      <text:p text:style-name="Standard">Iteration: [10/52] <text:s/>19%|█▉ <text:s text:c="7"/>, f1=0.376 [00:00&lt;00:02]</text:p>
      <text:p text:style-name="Standard">Iteration: [10/52] <text:s/>19%|█▉ <text:s text:c="7"/>, f1=0.373 [00:00&lt;00:02]</text:p>
      <text:p text:style-name="Standard">Iteration: [11/52] <text:s/>21%|██ <text:s text:c="7"/>, f1=0.373 [00:00&lt;00:03]</text:p>
      <text:p text:style-name="Standard">Iteration: [11/52] <text:s/>21%|██ <text:s text:c="7"/>, f1=0.373 [00:00&lt;00:03]</text:p>
      <text:p text:style-name="Standard">Iteration: [11/52] <text:s/>21%|██ <text:s text:c="7"/>, f1=0.374 [00:00&lt;00:03]</text:p>
      <text:p text:style-name="Standard">Iteration: [12/52] <text:s/>23%|██▎ <text:s text:c="6"/>, f1=0.374 [00:00&lt;00:02]</text:p>
      <text:p text:style-name="Standard">Iteration: [12/52] <text:s/>23%|██▎ <text:s text:c="6"/>, f1=0.373 [00:00&lt;00:02]</text:p>
      <text:p text:style-name="Standard">Iteration: [13/52] <text:s/>25%|██▌ <text:s text:c="6"/>, f1=0.373 [00:00&lt;00:02]</text:p>
      <text:p text:style-name="Standard">Iteration: [13/52] <text:s/>25%|██▌ <text:s text:c="6"/>, f1=0.373 [00:00&lt;00:02]</text:p>
      <text:p text:style-name="Standard">Iteration: [13/52] <text:s/>25%|██▌ <text:s text:c="6"/>, f1=0.373 [00:00&lt;00:02]</text:p>
      <text:p text:style-name="Standard">Iteration: [14/52] <text:s/>27%|██▋ <text:s text:c="6"/>, f1=0.373 [00:00&lt;00:02]</text:p>
      <text:p text:style-name="Standard">Iteration: [14/52] <text:s/>27%|██▋ <text:s text:c="6"/>, f1=0.37 [00:00&lt;00:02] </text:p>
      <text:p text:style-name="Standard">Iteration: [15/52] <text:s/>29%|██▉ <text:s text:c="6"/>, f1=0.37 [00:00&lt;00:02]</text:p>
      <text:p text:style-name="Standard">Iteration: [15/52] <text:s/>29%|██▉ <text:s text:c="6"/>, f1=0.37 [00:01&lt;00:02]</text:p>
      <text:p text:style-name="Standard">Iteration: [15/52] <text:s/>29%|██▉ <text:s text:c="6"/>, f1=0.369 [00:01&lt;00:02]</text:p>
      <text:p text:style-name="Standard"><text:soft-page-break/>Iteration: [16/52] <text:s/>31%|███ <text:s text:c="6"/>, f1=0.369 [00:01&lt;00:02]</text:p>
      <text:p text:style-name="Standard">Iteration: [16/52] <text:s/>31%|███ <text:s text:c="6"/>, f1=0.367 [00:01&lt;00:02]</text:p>
      <text:p text:style-name="Standard">Iteration: [17/52] <text:s/>33%|███▎ <text:s text:c="5"/>, f1=0.367 [00:01&lt;00:02]</text:p>
      <text:p text:style-name="Standard">Iteration: [17/52] <text:s/>33%|███▎ <text:s text:c="5"/>, f1=0.359 [00:01&lt;00:02]</text:p>
      <text:p text:style-name="Standard">Iteration: [18/52] <text:s/>35%|███▍ <text:s text:c="5"/>, f1=0.359 [00:01&lt;00:02]</text:p>
      <text:p text:style-name="Standard">Iteration: [18/52] <text:s/>35%|███▍ <text:s text:c="5"/>, f1=0.359 [00:01&lt;00:02]</text:p>
      <text:p text:style-name="Standard">Iteration: [18/52] <text:s/>35%|███▍ <text:s text:c="5"/>, f1=0.353 [00:01&lt;00:02]</text:p>
      <text:p text:style-name="Standard">Iteration: [19/52] <text:s/>37%|███▋ <text:s text:c="5"/>, f1=0.353 [00:01&lt;00:01]</text:p>
      <text:p text:style-name="Standard">Iteration: [19/52] <text:s/>37%|███▋ <text:s text:c="5"/>, f1=0.348 [00:01&lt;00:01]</text:p>
      <text:p text:style-name="Standard">Iteration: [20/52] <text:s/>38%|███▊ <text:s text:c="5"/>, f1=0.348 [00:01&lt;00:01]</text:p>
      <text:p text:style-name="Standard">Iteration: [20/52] <text:s/>38%|███▊ <text:s text:c="5"/>, f1=0.348 [00:01&lt;00:01]</text:p>
      <text:p text:style-name="Standard">Iteration: [20/52] <text:s/>38%|███▊ <text:s text:c="5"/>, f1=0.343 [00:01&lt;00:01]</text:p>
      <text:p text:style-name="Standard">Iteration: [21/52] <text:s/>40%|████ <text:s text:c="5"/>, f1=0.343 [00:01&lt;00:01]</text:p>
      <text:p text:style-name="Standard">Iteration: [21/52] <text:s/>40%|████ <text:s text:c="5"/>, f1=0.338 [00:01&lt;00:01]</text:p>
      <text:p text:style-name="Standard">Iteration: [22/52] <text:s/>42%|████▏ <text:s text:c="4"/>, f1=0.338 [00:01&lt;00:01]</text:p>
      <text:p text:style-name="Standard">Iteration: [22/52] <text:s/>42%|████▏ <text:s text:c="4"/>, f1=0.338 [00:01&lt;00:01]</text:p>
      <text:p text:style-name="Standard">Iteration: [22/52] <text:s/>42%|████▏ <text:s text:c="4"/>, f1=0.334 [00:01&lt;00:01]</text:p>
      <text:p text:style-name="Standard">Iteration: [23/52] <text:s/>44%|████▍ <text:s text:c="4"/>, f1=0.334 [00:01&lt;00:01]</text:p>
      <text:p text:style-name="Standard">Iteration: [23/52] <text:s/>44%|████▍ <text:s text:c="4"/>, f1=0.33 [00:01&lt;00:01] </text:p>
      <text:p text:style-name="Standard">Iteration: [24/52] <text:s/>46%|████▌ <text:s text:c="4"/>, f1=0.33 [00:01&lt;00:01]</text:p>
      <text:p text:style-name="Standard">Iteration: [24/52] <text:s/>46%|████▌ <text:s text:c="4"/>, f1=0.33 [00:01&lt;00:01]</text:p>
      <text:p text:style-name="Standard">Iteration: [24/52] <text:s/>46%|████▌ <text:s text:c="4"/>, f1=0.328 [00:01&lt;00:01]</text:p>
      <text:p text:style-name="Standard">Iteration: [25/52] <text:s/>48%|████▊ <text:s text:c="4"/>, f1=0.328 [00:01&lt;00:01]</text:p>
      <text:p text:style-name="Standard">Iteration: [25/52] <text:s/>48%|████▊ <text:s text:c="4"/>, f1=0.325 [00:01&lt;00:01]</text:p>
      <text:p text:style-name="Standard">Iteration: [26/52] <text:s/>50%|█████ <text:s text:c="4"/>, f1=0.325 [00:01&lt;00:01]</text:p>
      <text:p text:style-name="Standard">Iteration: [26/52] <text:s/>50%|█████ <text:s text:c="4"/>, f1=0.325 [00:01&lt;00:01]</text:p>
      <text:p text:style-name="Standard">Iteration: [26/52] <text:s/>50%|█████ <text:s text:c="4"/>, f1=0.322 [00:01&lt;00:01]</text:p>
      <text:p text:style-name="Standard">Iteration: [27/52] <text:s/>52%|█████▏ <text:s text:c="3"/>, f1=0.322 [00:01&lt;00:01]</text:p>
      <text:p text:style-name="Standard">Iteration: [27/52] <text:s/>52%|█████▏ <text:s text:c="3"/>, f1=0.322 [00:01&lt;00:01]</text:p>
      <text:p text:style-name="Standard">Iteration: [28/52] <text:s/>54%|█████▍ <text:s text:c="3"/>, f1=0.322 [00:01&lt;00:01]</text:p>
      <text:p text:style-name="Standard">Iteration: [28/52] <text:s/>54%|█████▍ <text:s text:c="3"/>, f1=0.322 [00:01&lt;00:01]</text:p>
      <text:p text:style-name="Standard">Iteration: [28/52] <text:s/>54%|█████▍ <text:s text:c="3"/>, f1=0.319 [00:01&lt;00:01]</text:p>
      <text:p text:style-name="Standard">Iteration: [29/52] <text:s/>56%|█████▌ <text:s text:c="3"/>, f1=0.319 [00:01&lt;00:01]</text:p>
      <text:p text:style-name="Standard">Iteration: [29/52] <text:s/>56%|█████▌ <text:s text:c="3"/>, f1=0.315 [00:01&lt;00:01]</text:p>
      <text:p text:style-name="Standard">Iteration: [30/52] <text:s/>58%|█████▊ <text:s text:c="3"/>, f1=0.315 [00:01&lt;00:01]</text:p>
      <text:p text:style-name="Standard">Iteration: [30/52] <text:s/>58%|█████▊ <text:s text:c="3"/>, f1=0.315 [00:01&lt;00:01]</text:p>
      <text:p text:style-name="Standard">Iteration: [30/52] <text:s/>58%|█████▊ <text:s text:c="3"/>, f1=0.313 [00:01&lt;00:01]</text:p>
      <text:p text:style-name="Standard">Iteration: [31/52] <text:s/>60%|█████▉ <text:s text:c="3"/>, f1=0.313 [00:02&lt;00:01]</text:p>
      <text:p text:style-name="Standard">Iteration: [31/52] <text:s/>60%|█████▉ <text:s text:c="3"/>, f1=0.309 [00:02&lt;00:01]</text:p>
      <text:p text:style-name="Standard">Iteration: [32/52] <text:s/>62%|██████▏ <text:s text:c="2"/>, f1=0.309 [00:02&lt;00:01]</text:p>
      <text:p text:style-name="Standard">Iteration: [32/52] <text:s/>62%|██████▏ <text:s text:c="2"/>, f1=0.309 [00:02&lt;00:01]</text:p>
      <text:p text:style-name="Standard">Iteration: [32/52] <text:s/>62%|██████▏ <text:s text:c="2"/>, f1=0.309 [00:02&lt;00:01]</text:p>
      <text:p text:style-name="Standard">Iteration: [33/52] <text:s/>63%|██████▎ <text:s text:c="2"/>, f1=0.309 [00:02&lt;00:01]</text:p>
      <text:p text:style-name="Standard">Iteration: [33/52] <text:s/>63%|██████▎ <text:s text:c="2"/>, f1=0.305 [00:02&lt;00:01]</text:p>
      <text:p text:style-name="Standard">Iteration: [34/52] <text:s/>65%|██████▌ <text:s text:c="2"/>, f1=0.305 [00:02&lt;00:01]</text:p>
      <text:p text:style-name="Standard">Iteration: [34/52] <text:s/>65%|██████▌ <text:s text:c="2"/>, f1=0.305 [00:02&lt;00:01]</text:p>
      <text:p text:style-name="Standard">Iteration: [34/52] <text:s/>65%|██████▌ <text:s text:c="2"/>, f1=0.305 [00:02&lt;00:01]</text:p>
      <text:p text:style-name="Standard">Iteration: [35/52] <text:s/>67%|██████▋ <text:s text:c="2"/>, f1=0.305 [00:02&lt;00:01]</text:p>
      <text:p text:style-name="Standard">Iteration: [35/52] <text:s/>67%|██████▋ <text:s text:c="2"/>, f1=0.301 [00:02&lt;00:01]</text:p>
      <text:p text:style-name="Standard">Iteration: [36/52] <text:s/>69%|██████▉ <text:s text:c="2"/>, f1=0.301 [00:02&lt;00:01]</text:p>
      <text:p text:style-name="Standard">Iteration: [36/52] <text:s/>69%|██████▉ <text:s text:c="2"/>, f1=0.301 [00:02&lt;00:01]</text:p>
      <text:p text:style-name="Standard">Iteration: [36/52] <text:s/>69%|██████▉ <text:s text:c="2"/>, f1=0.297 [00:02&lt;00:01]</text:p>
      <text:p text:style-name="Standard"><text:soft-page-break/>Iteration: [37/52] <text:s/>71%|███████ <text:s text:c="2"/>, f1=0.297 [00:02&lt;00:01]</text:p>
      <text:p text:style-name="Standard">Iteration: [37/52] <text:s/>71%|███████ <text:s text:c="2"/>, f1=0.295 [00:02&lt;00:01]</text:p>
      <text:p text:style-name="Standard">Iteration: [38/52] <text:s/>73%|███████▎ <text:s/>, f1=0.295 [00:02&lt;00:00]</text:p>
      <text:p text:style-name="Standard">Iteration: [38/52] <text:s/>73%|███████▎ <text:s/>, f1=0.295 [00:02&lt;00:00]</text:p>
      <text:p text:style-name="Standard">Iteration: [38/52] <text:s/>73%|███████▎ <text:s/>, f1=0.294 [00:02&lt;00:00]</text:p>
      <text:p text:style-name="Standard">Iteration: [39/52] <text:s/>75%|███████▌ <text:s/>, f1=0.294 [00:02&lt;00:00]</text:p>
      <text:p text:style-name="Standard">Iteration: [39/52] <text:s/>75%|███████▌ <text:s/>, f1=0.291 [00:02&lt;00:00]</text:p>
      <text:p text:style-name="Standard">Iteration: [40/52] <text:s/>77%|███████▋ <text:s/>, f1=0.291 [00:02&lt;00:00]</text:p>
      <text:p text:style-name="Standard">Iteration: [40/52] <text:s/>77%|███████▋ <text:s/>, f1=0.291 [00:02&lt;00:00]</text:p>
      <text:p text:style-name="Standard">Iteration: [40/52] <text:s/>77%|███████▋ <text:s/>, f1=0.289 [00:02&lt;00:00]</text:p>
      <text:p text:style-name="Standard">Iteration: [41/52] <text:s/>79%|███████▉ <text:s/>, f1=0.289 [00:02&lt;00:00]</text:p>
      <text:p text:style-name="Standard">Iteration: [41/52] <text:s/>79%|███████▉ <text:s/>, f1=0.286 [00:02&lt;00:00]</text:p>
      <text:p text:style-name="Standard">Iteration: [42/52] <text:s/>81%|████████ <text:s/>, f1=0.286 [00:02&lt;00:00]</text:p>
      <text:p text:style-name="Standard">Iteration: [42/52] <text:s/>81%|████████ <text:s/>, f1=0.286 [00:02&lt;00:00]</text:p>
      <text:p text:style-name="Standard">Iteration: [42/52] <text:s/>81%|████████ <text:s/>, f1=0.287 [00:02&lt;00:00]</text:p>
      <text:p text:style-name="Standard">Iteration: [43/52] <text:s/>83%|████████▎ , f1=0.287 [00:02&lt;00:00]</text:p>
      <text:p text:style-name="Standard">Iteration: [43/52] <text:s/>83%|████████▎ , f1=0.285 [00:02&lt;00:00]</text:p>
      <text:p text:style-name="Standard">Iteration: [44/52] <text:s/>85%|████████▍ , f1=0.285 [00:02&lt;00:00]</text:p>
      <text:p text:style-name="Standard">Iteration: [44/52] <text:s/>85%|████████▍ , f1=0.285 [00:03&lt;00:00]</text:p>
      <text:p text:style-name="Standard">Iteration: [44/52] <text:s/>85%|████████▍ , f1=0.283 [00:03&lt;00:00]</text:p>
      <text:p text:style-name="Standard">Iteration: [45/52] <text:s/>87%|████████▋ , f1=0.283 [00:03&lt;00:00]</text:p>
      <text:p text:style-name="Standard">Iteration: [45/52] <text:s/>87%|████████▋ , f1=0.278 [00:03&lt;00:00]</text:p>
      <text:p text:style-name="Standard">Iteration: [46/52] <text:s/>88%|████████▊ , f1=0.278 [00:03&lt;00:00]</text:p>
      <text:p text:style-name="Standard">Iteration: [46/52] <text:s/>88%|████████▊ , f1=0.278 [00:03&lt;00:00]</text:p>
      <text:p text:style-name="Standard">Iteration: [46/52] <text:s/>88%|████████▊ , f1=0.276 [00:03&lt;00:00]</text:p>
      <text:p text:style-name="Standard">Iteration: [47/52] <text:s/>90%|█████████ , f1=0.276 [00:03&lt;00:00]</text:p>
      <text:p text:style-name="Standard">Iteration: [47/52] <text:s/>90%|█████████ , f1=0.274 [00:03&lt;00:00]</text:p>
      <text:p text:style-name="Standard">Iteration: [48/52] <text:s/>92%|█████████▏, f1=0.274 [00:03&lt;00:00]</text:p>
      <text:p text:style-name="Standard">Iteration: [48/52] <text:s/>92%|█████████▏, f1=0.274 [00:03&lt;00:00]</text:p>
      <text:p text:style-name="Standard">Iteration: [48/52] <text:s/>92%|█████████▏, f1=0.274 [00:03&lt;00:00]</text:p>
      <text:p text:style-name="Standard">Iteration: [49/52] <text:s/>94%|█████████▍, f1=0.274 [00:03&lt;00:00]</text:p>
      <text:p text:style-name="Standard">Iteration: [49/52] <text:s/>94%|█████████▍, f1=0.275 [00:03&lt;00:00]</text:p>
      <text:p text:style-name="Standard">Iteration: [50/52] <text:s/>96%|█████████▌, f1=0.275 [00:03&lt;00:00]</text:p>
      <text:p text:style-name="Standard">Iteration: [50/52] <text:s/>96%|█████████▌, f1=0.275 [00:03&lt;00:00]</text:p>
      <text:p text:style-name="Standard">Iteration: [50/52] <text:s/>96%|█████████▌, f1=0.274 [00:03&lt;00:00]</text:p>
      <text:p text:style-name="Standard">Iteration: [51/52] <text:s/>98%|█████████▊, f1=0.274 [00:03&lt;00:00]</text:p>
      <text:p text:style-name="Standard">Iteration: [51/52] <text:s/>98%|█████████▊, f1=0.276 [00:03&lt;00:00]</text:p>
      <text:p text:style-name="Standard">Iteration: [52/52] 100%|██████████, f1=0.276 [00:03&lt;00:00]</text:p>
      <text:p text:style-name="Standard">INFO:ignite.engine.engine.Engine:Epoch[1] Complete. Time taken: 00:00:03.562</text:p>
      <text:p text:style-name="Standard">INFO:ignite.engine.engine.Engine:Engine run complete. Time taken: 00:00:03.562</text:p>
      <text:p text:style-name="Standard">Epoch [3/10]: [1004/1004] 100%|██████████, loss=0.566 [03:41&lt;00:00]</text:p>
      <text:p text:style-name="Standard">test: 100%|██████████| 51/51 [00:03&lt;00:00, 16.20it/s]</text:p>
      <text:p text:style-name="Standard">INFO:ignite.engine.engine.Engine:Epoch[3] Complete. Time taken: 00:03:45.879</text:p>
      <text:p text:style-name="Standard">Epoch [4/10]: [1003/1004] 100%|█████████▉, loss=0.537 [03:38&lt;00:00]INFO:ignite.engine.engine.Engine:Engine run starting with max_epochs=1.</text:p>
      <text:p text:style-name="Standard"/>
      <text:p text:style-name="Standard">[1/52] <text:s text:c="2"/>2%|▏ <text:s text:c="9"/>[00:00&lt;?]</text:p>
      <text:p text:style-name="Standard">Iteration: [1/52] <text:s text:c="2"/>2%|▏ <text:s text:c="9"/>[00:00&lt;?]</text:p>
      <text:p text:style-name="Standard">Iteration: [1/52] <text:s text:c="2"/>2%|▏ <text:s text:c="8"/>, f1=0.373 [00:00&lt;?]</text:p>
      <text:p text:style-name="Standard">Iteration: [1/52] <text:s text:c="2"/>2%|▏ <text:s text:c="8"/>, f1=0.373 [00:00&lt;?]</text:p>
      <text:p text:style-name="Standard">Iteration: [1/52] <text:s text:c="2"/>2%|▏ <text:s text:c="8"/>, f1=0.376 [00:00&lt;?]</text:p>
      <text:p text:style-name="Standard">Iteration: [2/52] <text:s text:c="2"/>4%|▍ <text:s text:c="8"/>, f1=0.376 [00:00&lt;00:05]</text:p>
      <text:p text:style-name="Standard"><text:soft-page-break/>Iteration: [2/52] <text:s text:c="2"/>4%|▍ <text:s text:c="8"/>, f1=0.374 [00:00&lt;00:05]</text:p>
      <text:p text:style-name="Standard">Iteration: [3/52] <text:s text:c="2"/>6%|▌ <text:s text:c="8"/>, f1=0.374 [00:00&lt;00:02]</text:p>
      <text:p text:style-name="Standard">Iteration: [3/52] <text:s text:c="2"/>6%|▌ <text:s text:c="8"/>, f1=0.374 [00:00&lt;00:02]</text:p>
      <text:p text:style-name="Standard">Iteration: [3/52] <text:s text:c="2"/>6%|▌ <text:s text:c="8"/>, f1=0.371 [00:00&lt;00:02]</text:p>
      <text:p text:style-name="Standard">Iteration: [4/52] <text:s text:c="2"/>8%|▊ <text:s text:c="8"/>, f1=0.371 [00:00&lt;00:02]</text:p>
      <text:p text:style-name="Standard">Iteration: [4/52] <text:s text:c="2"/>8%|▊ <text:s text:c="8"/>, f1=0.369 [00:00&lt;00:02]</text:p>
      <text:p text:style-name="Standard">Iteration: [5/52] <text:s/>10%|▉ <text:s text:c="8"/>, f1=0.369 [00:00&lt;00:03]</text:p>
      <text:p text:style-name="Standard">Iteration: [5/52] <text:s/>10%|▉ <text:s text:c="8"/>, f1=0.369 [00:00&lt;00:03]</text:p>
      <text:p text:style-name="Standard">Iteration: [5/52] <text:s/>10%|▉ <text:s text:c="8"/>, f1=0.372 [00:00&lt;00:03]</text:p>
      <text:p text:style-name="Standard">Iteration: [6/52] <text:s/>12%|█▏ <text:s text:c="7"/>, f1=0.372 [00:00&lt;00:03]</text:p>
      <text:p text:style-name="Standard">Iteration: [6/52] <text:s/>12%|█▏ <text:s text:c="7"/>, f1=0.37 [00:00&lt;00:03] </text:p>
      <text:p text:style-name="Standard">Iteration: [7/52] <text:s/>13%|█▎ <text:s text:c="7"/>, f1=0.37 [00:00&lt;00:03]</text:p>
      <text:p text:style-name="Standard">Iteration: [7/52] <text:s/>13%|█▎ <text:s text:c="7"/>, f1=0.37 [00:00&lt;00:03]</text:p>
      <text:p text:style-name="Standard">Iteration: [7/52] <text:s/>13%|█▎ <text:s text:c="7"/>, f1=0.367 [00:00&lt;00:03]</text:p>
      <text:p text:style-name="Standard">Iteration: [8/52] <text:s/>15%|█▌ <text:s text:c="7"/>, f1=0.367 [00:00&lt;00:03]</text:p>
      <text:p text:style-name="Standard">Iteration: [8/52] <text:s/>15%|█▌ <text:s text:c="7"/>, f1=0.361 [00:00&lt;00:03]</text:p>
      <text:p text:style-name="Standard">Iteration: [9/52] <text:s/>17%|█▋ <text:s text:c="7"/>, f1=0.361 [00:00&lt;00:03]</text:p>
      <text:p text:style-name="Standard">Iteration: [9/52] <text:s/>17%|█▋ <text:s text:c="7"/>, f1=0.361 [00:00&lt;00:03]</text:p>
      <text:p text:style-name="Standard">Iteration: [9/52] <text:s/>17%|█▋ <text:s text:c="7"/>, f1=0.361 [00:00&lt;00:03]</text:p>
      <text:p text:style-name="Standard">Iteration: [10/52] <text:s/>19%|█▉ <text:s text:c="7"/>, f1=0.361 [00:00&lt;00:02]</text:p>
      <text:p text:style-name="Standard">Iteration: [10/52] <text:s/>19%|█▉ <text:s text:c="7"/>, f1=0.357 [00:00&lt;00:02]</text:p>
      <text:p text:style-name="Standard">Iteration: [11/52] <text:s/>21%|██ <text:s text:c="7"/>, f1=0.357 [00:00&lt;00:03]</text:p>
      <text:p text:style-name="Standard">Iteration: [11/52] <text:s/>21%|██ <text:s text:c="7"/>, f1=0.357 [00:00&lt;00:03]</text:p>
      <text:p text:style-name="Standard">Iteration: [11/52] <text:s/>21%|██ <text:s text:c="7"/>, f1=0.359 [00:00&lt;00:03]</text:p>
      <text:p text:style-name="Standard">Iteration: [12/52] <text:s/>23%|██▎ <text:s text:c="6"/>, f1=0.359 [00:00&lt;00:02]</text:p>
      <text:p text:style-name="Standard">Iteration: [12/52] <text:s/>23%|██▎ <text:s text:c="6"/>, f1=0.36 [00:00&lt;00:02] </text:p>
      <text:p text:style-name="Standard">Iteration: [13/52] <text:s/>25%|██▌ <text:s text:c="6"/>, f1=0.36 [00:00&lt;00:02]</text:p>
      <text:p text:style-name="Standard">Iteration: [13/52] <text:s/>25%|██▌ <text:s text:c="6"/>, f1=0.36 [00:00&lt;00:02]</text:p>
      <text:p text:style-name="Standard">Iteration: [13/52] <text:s/>25%|██▌ <text:s text:c="6"/>, f1=0.362 [00:00&lt;00:02]</text:p>
      <text:p text:style-name="Standard">Iteration: [14/52] <text:s/>27%|██▋ <text:s text:c="6"/>, f1=0.362 [00:00&lt;00:02]</text:p>
      <text:p text:style-name="Standard">Iteration: [14/52] <text:s/>27%|██▋ <text:s text:c="6"/>, f1=0.359 [00:00&lt;00:02]</text:p>
      <text:p text:style-name="Standard">Iteration: [15/52] <text:s/>29%|██▉ <text:s text:c="6"/>, f1=0.359 [00:00&lt;00:02]</text:p>
      <text:p text:style-name="Standard">Iteration: [15/52] <text:s/>29%|██▉ <text:s text:c="6"/>, f1=0.359 [00:00&lt;00:02]</text:p>
      <text:p text:style-name="Standard">Iteration: [15/52] <text:s/>29%|██▉ <text:s text:c="6"/>, f1=0.359 [00:00&lt;00:02]</text:p>
      <text:p text:style-name="Standard">Iteration: [16/52] <text:s/>31%|███ <text:s text:c="6"/>, f1=0.359 [00:01&lt;00:02]</text:p>
      <text:p text:style-name="Standard">Iteration: [16/52] <text:s/>31%|███ <text:s text:c="6"/>, f1=0.357 [00:01&lt;00:02]</text:p>
      <text:p text:style-name="Standard">Iteration: [17/52] <text:s/>33%|███▎ <text:s text:c="5"/>, f1=0.357 [00:01&lt;00:02]</text:p>
      <text:p text:style-name="Standard">Iteration: [17/52] <text:s/>33%|███▎ <text:s text:c="5"/>, f1=0.35 [00:01&lt;00:02] </text:p>
      <text:p text:style-name="Standard">Iteration: [18/52] <text:s/>35%|███▍ <text:s text:c="5"/>, f1=0.35 [00:01&lt;00:02]</text:p>
      <text:p text:style-name="Standard">Iteration: [18/52] <text:s/>35%|███▍ <text:s text:c="5"/>, f1=0.35 [00:01&lt;00:02]</text:p>
      <text:p text:style-name="Standard">Iteration: [18/52] <text:s/>35%|███▍ <text:s text:c="5"/>, f1=0.344 [00:01&lt;00:02]</text:p>
      <text:p text:style-name="Standard">Iteration: [19/52] <text:s/>37%|███▋ <text:s text:c="5"/>, f1=0.344 [00:01&lt;00:02]</text:p>
      <text:p text:style-name="Standard">Iteration: [19/52] <text:s/>37%|███▋ <text:s text:c="5"/>, f1=0.34 [00:01&lt;00:02] </text:p>
      <text:p text:style-name="Standard">Iteration: [20/52] <text:s/>38%|███▊ <text:s text:c="5"/>, f1=0.34 [00:01&lt;00:01]</text:p>
      <text:p text:style-name="Standard">Iteration: [20/52] <text:s/>38%|███▊ <text:s text:c="5"/>, f1=0.34 [00:01&lt;00:01]</text:p>
      <text:p text:style-name="Standard">Iteration: [20/52] <text:s/>38%|███▊ <text:s text:c="5"/>, f1=0.336 [00:01&lt;00:01]</text:p>
      <text:p text:style-name="Standard">Iteration: [21/52] <text:s/>40%|████ <text:s text:c="5"/>, f1=0.336 [00:01&lt;00:01]</text:p>
      <text:p text:style-name="Standard">Iteration: [21/52] <text:s/>40%|████ <text:s text:c="5"/>, f1=0.333 [00:01&lt;00:01]</text:p>
      <text:p text:style-name="Standard">Iteration: [22/52] <text:s/>42%|████▏ <text:s text:c="4"/>, f1=0.333 [00:01&lt;00:01]</text:p>
      <text:p text:style-name="Standard">Iteration: [22/52] <text:s/>42%|████▏ <text:s text:c="4"/>, f1=0.333 [00:01&lt;00:01]</text:p>
      <text:p text:style-name="Standard">Iteration: [22/52] <text:s/>42%|████▏ <text:s text:c="4"/>, f1=0.328 [00:01&lt;00:01]</text:p>
      <text:p text:style-name="Standard">Iteration: [23/52] <text:s/>44%|████▍ <text:s text:c="4"/>, f1=0.328 [00:01&lt;00:01]</text:p>
      <text:p text:style-name="Standard"><text:soft-page-break/>Iteration: [23/52] <text:s/>44%|████▍ <text:s text:c="4"/>, f1=0.325 [00:01&lt;00:01]</text:p>
      <text:p text:style-name="Standard">Iteration: [24/52] <text:s/>46%|████▌ <text:s text:c="4"/>, f1=0.325 [00:01&lt;00:01]</text:p>
      <text:p text:style-name="Standard">Iteration: [24/52] <text:s/>46%|████▌ <text:s text:c="4"/>, f1=0.325 [00:01&lt;00:01]</text:p>
      <text:p text:style-name="Standard">Iteration: [24/52] <text:s/>46%|████▌ <text:s text:c="4"/>, f1=0.322 [00:01&lt;00:01]</text:p>
      <text:p text:style-name="Standard">Iteration: [25/52] <text:s/>48%|████▊ <text:s text:c="4"/>, f1=0.322 [00:01&lt;00:01]</text:p>
      <text:p text:style-name="Standard">Iteration: [25/52] <text:s/>48%|████▊ <text:s text:c="4"/>, f1=0.319 [00:01&lt;00:01]</text:p>
      <text:p text:style-name="Standard">Iteration: [26/52] <text:s/>50%|█████ <text:s text:c="4"/>, f1=0.319 [00:01&lt;00:01]</text:p>
      <text:p text:style-name="Standard">Iteration: [26/52] <text:s/>50%|█████ <text:s text:c="4"/>, f1=0.319 [00:01&lt;00:01]</text:p>
      <text:p text:style-name="Standard">Iteration: [26/52] <text:s/>50%|█████ <text:s text:c="4"/>, f1=0.315 [00:01&lt;00:01]</text:p>
      <text:p text:style-name="Standard">Iteration: [27/52] <text:s/>52%|█████▏ <text:s text:c="3"/>, f1=0.315 [00:01&lt;00:01]</text:p>
      <text:p text:style-name="Standard">Iteration: [27/52] <text:s/>52%|█████▏ <text:s text:c="3"/>, f1=0.314 [00:01&lt;00:01]</text:p>
      <text:p text:style-name="Standard">Iteration: [28/52] <text:s/>54%|█████▍ <text:s text:c="3"/>, f1=0.314 [00:01&lt;00:01]</text:p>
      <text:p text:style-name="Standard">Iteration: [28/52] <text:s/>54%|█████▍ <text:s text:c="3"/>, f1=0.314 [00:01&lt;00:01]</text:p>
      <text:p text:style-name="Standard">Iteration: [28/52] <text:s/>54%|█████▍ <text:s text:c="3"/>, f1=0.311 [00:01&lt;00:01]</text:p>
      <text:p text:style-name="Standard">Iteration: [29/52] <text:s/>56%|█████▌ <text:s text:c="3"/>, f1=0.311 [00:01&lt;00:01]</text:p>
      <text:p text:style-name="Standard">Iteration: [29/52] <text:s/>56%|█████▌ <text:s text:c="3"/>, f1=0.308 [00:01&lt;00:01]</text:p>
      <text:p text:style-name="Standard">Iteration: [30/52] <text:s/>58%|█████▊ <text:s text:c="3"/>, f1=0.308 [00:01&lt;00:01]</text:p>
      <text:p text:style-name="Standard">Iteration: [30/52] <text:s/>58%|█████▊ <text:s text:c="3"/>, f1=0.308 [00:01&lt;00:01]</text:p>
      <text:p text:style-name="Standard">Iteration: [30/52] <text:s/>58%|█████▊ <text:s text:c="3"/>, f1=0.305 [00:01&lt;00:01]</text:p>
      <text:p text:style-name="Standard">Iteration: [31/52] <text:s/>60%|█████▉ <text:s text:c="3"/>, f1=0.305 [00:02&lt;00:01]</text:p>
      <text:p text:style-name="Standard">Iteration: [31/52] <text:s/>60%|█████▉ <text:s text:c="3"/>, f1=0.301 [00:02&lt;00:01]</text:p>
      <text:p text:style-name="Standard">Iteration: [32/52] <text:s/>62%|██████▏ <text:s text:c="2"/>, f1=0.301 [00:02&lt;00:01]</text:p>
      <text:p text:style-name="Standard">Iteration: [32/52] <text:s/>62%|██████▏ <text:s text:c="2"/>, f1=0.301 [00:02&lt;00:01]</text:p>
      <text:p text:style-name="Standard">Iteration: [32/52] <text:s/>62%|██████▏ <text:s text:c="2"/>, f1=0.3 [00:02&lt;00:01] <text:s/></text:p>
      <text:p text:style-name="Standard">Iteration: [33/52] <text:s/>63%|██████▎ <text:s text:c="2"/>, f1=0.3 [00:02&lt;00:01]</text:p>
      <text:p text:style-name="Standard">Iteration: [33/52] <text:s/>63%|██████▎ <text:s text:c="2"/>, f1=0.297 [00:02&lt;00:01]</text:p>
      <text:p text:style-name="Standard">Iteration: [34/52] <text:s/>65%|██████▌ <text:s text:c="2"/>, f1=0.297 [00:02&lt;00:01]</text:p>
      <text:p text:style-name="Standard">Iteration: [34/52] <text:s/>65%|██████▌ <text:s text:c="2"/>, f1=0.297 [00:02&lt;00:01]</text:p>
      <text:p text:style-name="Standard">Iteration: [34/52] <text:s/>65%|██████▌ <text:s text:c="2"/>, f1=0.297 [00:02&lt;00:01]</text:p>
      <text:p text:style-name="Standard">Iteration: [35/52] <text:s/>67%|██████▋ <text:s text:c="2"/>, f1=0.297 [00:02&lt;00:01]</text:p>
      <text:p text:style-name="Standard">Iteration: [35/52] <text:s/>67%|██████▋ <text:s text:c="2"/>, f1=0.294 [00:02&lt;00:01]</text:p>
      <text:p text:style-name="Standard">Iteration: [36/52] <text:s/>69%|██████▉ <text:s text:c="2"/>, f1=0.294 [00:02&lt;00:01]</text:p>
      <text:p text:style-name="Standard">Iteration: [36/52] <text:s/>69%|██████▉ <text:s text:c="2"/>, f1=0.294 [00:02&lt;00:01]</text:p>
      <text:p text:style-name="Standard">Iteration: [36/52] <text:s/>69%|██████▉ <text:s text:c="2"/>, f1=0.291 [00:02&lt;00:01]</text:p>
      <text:p text:style-name="Standard">Iteration: [37/52] <text:s/>71%|███████ <text:s text:c="2"/>, f1=0.291 [00:02&lt;00:01]</text:p>
      <text:p text:style-name="Standard">Iteration: [37/52] <text:s/>71%|███████ <text:s text:c="2"/>, f1=0.288 [00:02&lt;00:01]</text:p>
      <text:p text:style-name="Standard">Iteration: [38/52] <text:s/>73%|███████▎ <text:s/>, f1=0.288 [00:02&lt;00:00]</text:p>
      <text:p text:style-name="Standard">Iteration: [38/52] <text:s/>73%|███████▎ <text:s/>, f1=0.288 [00:02&lt;00:00]</text:p>
      <text:p text:style-name="Standard">Iteration: [38/52] <text:s/>73%|███████▎ <text:s/>, f1=0.287 [00:02&lt;00:00]</text:p>
      <text:p text:style-name="Standard">Iteration: [39/52] <text:s/>75%|███████▌ <text:s/>, f1=0.287 [00:02&lt;00:00]</text:p>
      <text:p text:style-name="Standard">Iteration: [39/52] <text:s/>75%|███████▌ <text:s/>, f1=0.284 [00:02&lt;00:00]</text:p>
      <text:p text:style-name="Standard">Iteration: [40/52] <text:s/>77%|███████▋ <text:s/>, f1=0.284 [00:02&lt;00:00]</text:p>
      <text:p text:style-name="Standard">Iteration: [40/52] <text:s/>77%|███████▋ <text:s/>, f1=0.284 [00:02&lt;00:00]</text:p>
      <text:p text:style-name="Standard">Iteration: [40/52] <text:s/>77%|███████▋ <text:s/>, f1=0.282 [00:02&lt;00:00]</text:p>
      <text:p text:style-name="Standard">Iteration: [41/52] <text:s/>79%|███████▉ <text:s/>, f1=0.282 [00:02&lt;00:00]</text:p>
      <text:p text:style-name="Standard">Iteration: [41/52] <text:s/>79%|███████▉ <text:s/>, f1=0.281 [00:02&lt;00:00]</text:p>
      <text:p text:style-name="Standard">Iteration: [42/52] <text:s/>81%|████████ <text:s/>, f1=0.281 [00:02&lt;00:00]</text:p>
      <text:p text:style-name="Standard">Iteration: [42/52] <text:s/>81%|████████ <text:s/>, f1=0.281 [00:02&lt;00:00]</text:p>
      <text:p text:style-name="Standard">Iteration: [42/52] <text:s/>81%|████████ <text:s/>, f1=0.282 [00:02&lt;00:00]</text:p>
      <text:p text:style-name="Standard">Iteration: [43/52] <text:s/>83%|████████▎ , f1=0.282 [00:02&lt;00:00]</text:p>
      <text:p text:style-name="Standard">Iteration: [43/52] <text:s/>83%|████████▎ , f1=0.281 [00:02&lt;00:00]</text:p>
      <text:p text:style-name="Standard">Iteration: [44/52] <text:s/>85%|████████▍ , f1=0.281 [00:02&lt;00:00]</text:p>
      <text:p text:style-name="Standard"><text:soft-page-break/>Iteration: [44/52] <text:s/>85%|████████▍ , f1=0.281 [00:03&lt;00:00]</text:p>
      <text:p text:style-name="Standard">Iteration: [44/52] <text:s/>85%|████████▍ , f1=0.278 [00:03&lt;00:00]</text:p>
      <text:p text:style-name="Standard">Iteration: [45/52] <text:s/>87%|████████▋ , f1=0.278 [00:03&lt;00:00]</text:p>
      <text:p text:style-name="Standard">Iteration: [45/52] <text:s/>87%|████████▋ , f1=0.274 [00:03&lt;00:00]</text:p>
      <text:p text:style-name="Standard">Iteration: [46/52] <text:s/>88%|████████▊ , f1=0.274 [00:03&lt;00:00]</text:p>
      <text:p text:style-name="Standard">Iteration: [46/52] <text:s/>88%|████████▊ , f1=0.274 [00:03&lt;00:00]</text:p>
      <text:p text:style-name="Standard">Iteration: [46/52] <text:s/>88%|████████▊ , f1=0.272 [00:03&lt;00:00]</text:p>
      <text:p text:style-name="Standard">Iteration: [47/52] <text:s/>90%|█████████ , f1=0.272 [00:03&lt;00:00]</text:p>
      <text:p text:style-name="Standard">Iteration: [47/52] <text:s/>90%|█████████ , f1=0.27 [00:03&lt;00:00] </text:p>
      <text:p text:style-name="Standard">Iteration: [48/52] <text:s/>92%|█████████▏, f1=0.27 [00:03&lt;00:00]</text:p>
      <text:p text:style-name="Standard">Iteration: [48/52] <text:s/>92%|█████████▏, f1=0.27 [00:03&lt;00:00]</text:p>
      <text:p text:style-name="Standard">Iteration: [48/52] <text:s/>92%|█████████▏, f1=0.269 [00:03&lt;00:00]</text:p>
      <text:p text:style-name="Standard">Iteration: [49/52] <text:s/>94%|█████████▍, f1=0.269 [00:03&lt;00:00]</text:p>
      <text:p text:style-name="Standard">Iteration: [49/52] <text:s/>94%|█████████▍, f1=0.273 [00:03&lt;00:00]</text:p>
      <text:p text:style-name="Standard">Iteration: [50/52] <text:s/>96%|█████████▌, f1=0.273 [00:03&lt;00:00]</text:p>
      <text:p text:style-name="Standard">Iteration: [50/52] <text:s/>96%|█████████▌, f1=0.273 [00:03&lt;00:00]</text:p>
      <text:p text:style-name="Standard">Iteration: [50/52] <text:s/>96%|█████████▌, f1=0.272 [00:03&lt;00:00]</text:p>
      <text:p text:style-name="Standard">Iteration: [51/52] <text:s/>98%|█████████▊, f1=0.272 [00:03&lt;00:00]</text:p>
      <text:p text:style-name="Standard">Iteration: [51/52] <text:s/>98%|█████████▊, f1=0.274 [00:03&lt;00:00]</text:p>
      <text:p text:style-name="Standard">Iteration: [52/52] 100%|██████████, f1=0.274 [00:03&lt;00:00]</text:p>
      <text:p text:style-name="Standard">INFO:ignite.engine.engine.Engine:Epoch[1] Complete. Time taken: 00:00:03.573</text:p>
      <text:p text:style-name="Standard">INFO:ignite.engine.engine.Engine:Engine run complete. Time taken: 00:00:03.573</text:p>
      <text:p text:style-name="Standard">Epoch [4/10]: [1004/1004] 100%|██████████, loss=0.537 [03:42&lt;00:00]</text:p>
      <text:p text:style-name="Standard">test: 100%|██████████| 51/51 [00:03&lt;00:00, 16.11it/s]</text:p>
      <text:p text:style-name="Standard">INFO:ignite.engine.engine.Engine:Epoch[4] Complete. Time taken: 00:03:46.734</text:p>
      <text:p text:style-name="Standard">Epoch [5/10]: [1003/1004] 100%|█████████▉, loss=0.548 [03:38&lt;00:00]INFO:ignite.engine.engine.Engine:Engine run starting with max_epochs=1.</text:p>
      <text:p text:style-name="Standard"/>
      <text:p text:style-name="Standard">[1/52] <text:s text:c="2"/>2%|▏ <text:s text:c="9"/>[00:00&lt;?]</text:p>
      <text:p text:style-name="Standard">Iteration: [1/52] <text:s text:c="2"/>2%|▏ <text:s text:c="9"/>[00:00&lt;?]</text:p>
      <text:p text:style-name="Standard">Iteration: [1/52] <text:s text:c="2"/>2%|▏ <text:s text:c="8"/>, f1=0.299 [00:00&lt;?]</text:p>
      <text:p text:style-name="Standard">Iteration: [1/52] <text:s text:c="2"/>2%|▏ <text:s text:c="8"/>, f1=0.299 [00:00&lt;?]</text:p>
      <text:p text:style-name="Standard">Iteration: [1/52] <text:s text:c="2"/>2%|▏ <text:s text:c="8"/>, f1=0.303 [00:00&lt;?]</text:p>
      <text:p text:style-name="Standard">Iteration: [2/52] <text:s text:c="2"/>4%|▍ <text:s text:c="8"/>, f1=0.303 [00:00&lt;00:06]</text:p>
      <text:p text:style-name="Standard">Iteration: [2/52] <text:s text:c="2"/>4%|▍ <text:s text:c="8"/>, f1=0.302 [00:00&lt;00:06]</text:p>
      <text:p text:style-name="Standard">Iteration: [3/52] <text:s text:c="2"/>6%|▌ <text:s text:c="8"/>, f1=0.302 [00:00&lt;00:03]</text:p>
      <text:p text:style-name="Standard">Iteration: [3/52] <text:s text:c="2"/>6%|▌ <text:s text:c="8"/>, f1=0.302 [00:00&lt;00:03]</text:p>
      <text:p text:style-name="Standard">Iteration: [3/52] <text:s text:c="2"/>6%|▌ <text:s text:c="8"/>, f1=0.301 [00:00&lt;00:03]</text:p>
      <text:p text:style-name="Standard">Iteration: [4/52] <text:s text:c="2"/>8%|▊ <text:s text:c="8"/>, f1=0.301 [00:00&lt;00:03]</text:p>
      <text:p text:style-name="Standard">Iteration: [4/52] <text:s text:c="2"/>8%|▊ <text:s text:c="8"/>, f1=0.301 [00:00&lt;00:03]</text:p>
      <text:p text:style-name="Standard">Iteration: [5/52] <text:s/>10%|▉ <text:s text:c="8"/>, f1=0.301 [00:00&lt;00:03]</text:p>
      <text:p text:style-name="Standard">Iteration: [5/52] <text:s/>10%|▉ <text:s text:c="8"/>, f1=0.301 [00:00&lt;00:03]</text:p>
      <text:p text:style-name="Standard">Iteration: [5/52] <text:s/>10%|▉ <text:s text:c="8"/>, f1=0.305 [00:00&lt;00:03]</text:p>
      <text:p text:style-name="Standard">Iteration: [6/52] <text:s/>12%|█▏ <text:s text:c="7"/>, f1=0.305 [00:00&lt;00:03]</text:p>
      <text:p text:style-name="Standard">Iteration: [6/52] <text:s/>12%|█▏ <text:s text:c="7"/>, f1=0.303 [00:00&lt;00:03]</text:p>
      <text:p text:style-name="Standard">Iteration: [7/52] <text:s/>13%|█▎ <text:s text:c="7"/>, f1=0.303 [00:00&lt;00:03]</text:p>
      <text:p text:style-name="Standard">Iteration: [7/52] <text:s/>13%|█▎ <text:s text:c="7"/>, f1=0.303 [00:00&lt;00:03]</text:p>
      <text:p text:style-name="Standard">Iteration: [7/52] <text:s/>13%|█▎ <text:s text:c="7"/>, f1=0.301 [00:00&lt;00:03]</text:p>
      <text:p text:style-name="Standard">Iteration: [8/52] <text:s/>15%|█▌ <text:s text:c="7"/>, f1=0.301 [00:00&lt;00:03]</text:p>
      <text:p text:style-name="Standard">Iteration: [8/52] <text:s/>15%|█▌ <text:s text:c="7"/>, f1=0.297 [00:00&lt;00:03]</text:p>
      <text:p text:style-name="Standard">Iteration: [9/52] <text:s/>17%|█▋ <text:s text:c="7"/>, f1=0.297 [00:00&lt;00:03]</text:p>
      <text:p text:style-name="Standard">Iteration: [9/52] <text:s/>17%|█▋ <text:s text:c="7"/>, f1=0.297 [00:00&lt;00:03]</text:p>
      <text:p text:style-name="Standard"><text:soft-page-break/>Iteration: [9/52] <text:s/>17%|█▋ <text:s text:c="7"/>, f1=0.296 [00:00&lt;00:03]</text:p>
      <text:p text:style-name="Standard">Iteration: [10/52] <text:s/>19%|█▉ <text:s text:c="7"/>, f1=0.296 [00:00&lt;00:03]</text:p>
      <text:p text:style-name="Standard">Iteration: [10/52] <text:s/>19%|█▉ <text:s text:c="7"/>, f1=0.295 [00:00&lt;00:03]</text:p>
      <text:p text:style-name="Standard">Iteration: [11/52] <text:s/>21%|██ <text:s text:c="7"/>, f1=0.295 [00:00&lt;00:03]</text:p>
      <text:p text:style-name="Standard">Iteration: [11/52] <text:s/>21%|██ <text:s text:c="7"/>, f1=0.295 [00:00&lt;00:03]</text:p>
      <text:p text:style-name="Standard">Iteration: [11/52] <text:s/>21%|██ <text:s text:c="7"/>, f1=0.298 [00:00&lt;00:03]</text:p>
      <text:p text:style-name="Standard">Iteration: [12/52] <text:s/>23%|██▎ <text:s text:c="6"/>, f1=0.298 [00:00&lt;00:02]</text:p>
      <text:p text:style-name="Standard">Iteration: [12/52] <text:s/>23%|██▎ <text:s text:c="6"/>, f1=0.301 [00:00&lt;00:02]</text:p>
      <text:p text:style-name="Standard">Iteration: [13/52] <text:s/>25%|██▌ <text:s text:c="6"/>, f1=0.301 [00:00&lt;00:02]</text:p>
      <text:p text:style-name="Standard">Iteration: [13/52] <text:s/>25%|██▌ <text:s text:c="6"/>, f1=0.301 [00:00&lt;00:02]</text:p>
      <text:p text:style-name="Standard">Iteration: [13/52] <text:s/>25%|██▌ <text:s text:c="6"/>, f1=0.302 [00:00&lt;00:02]</text:p>
      <text:p text:style-name="Standard">Iteration: [14/52] <text:s/>27%|██▋ <text:s text:c="6"/>, f1=0.302 [00:00&lt;00:02]</text:p>
      <text:p text:style-name="Standard">Iteration: [14/52] <text:s/>27%|██▋ <text:s text:c="6"/>, f1=0.302 [00:00&lt;00:02]</text:p>
      <text:p text:style-name="Standard">Iteration: [15/52] <text:s/>29%|██▉ <text:s text:c="6"/>, f1=0.302 [00:00&lt;00:02]</text:p>
      <text:p text:style-name="Standard">Iteration: [15/52] <text:s/>29%|██▉ <text:s text:c="6"/>, f1=0.302 [00:01&lt;00:02]</text:p>
      <text:p text:style-name="Standard">Iteration: [15/52] <text:s/>29%|██▉ <text:s text:c="6"/>, f1=0.3 [00:01&lt;00:02] <text:s/></text:p>
      <text:p text:style-name="Standard">Iteration: [16/52] <text:s/>31%|███ <text:s text:c="6"/>, f1=0.3 [00:01&lt;00:02]</text:p>
      <text:p text:style-name="Standard">Iteration: [16/52] <text:s/>31%|███ <text:s text:c="6"/>, f1=0.299 [00:01&lt;00:02]</text:p>
      <text:p text:style-name="Standard">Iteration: [17/52] <text:s/>33%|███▎ <text:s text:c="5"/>, f1=0.299 [00:01&lt;00:02]</text:p>
      <text:p text:style-name="Standard">Iteration: [17/52] <text:s/>33%|███▎ <text:s text:c="5"/>, f1=0.294 [00:01&lt;00:02]</text:p>
      <text:p text:style-name="Standard">Iteration: [18/52] <text:s/>35%|███▍ <text:s text:c="5"/>, f1=0.294 [00:01&lt;00:02]</text:p>
      <text:p text:style-name="Standard">Iteration: [18/52] <text:s/>35%|███▍ <text:s text:c="5"/>, f1=0.294 [00:01&lt;00:02]</text:p>
      <text:p text:style-name="Standard">Iteration: [18/52] <text:s/>35%|███▍ <text:s text:c="5"/>, f1=0.29 [00:01&lt;00:02] </text:p>
      <text:p text:style-name="Standard">Iteration: [19/52] <text:s/>37%|███▋ <text:s text:c="5"/>, f1=0.29 [00:01&lt;00:02]</text:p>
      <text:p text:style-name="Standard">Iteration: [19/52] <text:s/>37%|███▋ <text:s text:c="5"/>, f1=0.287 [00:01&lt;00:02]</text:p>
      <text:p text:style-name="Standard">Iteration: [20/52] <text:s/>38%|███▊ <text:s text:c="5"/>, f1=0.287 [00:01&lt;00:01]</text:p>
      <text:p text:style-name="Standard">Iteration: [20/52] <text:s/>38%|███▊ <text:s text:c="5"/>, f1=0.287 [00:01&lt;00:01]</text:p>
      <text:p text:style-name="Standard">Iteration: [20/52] <text:s/>38%|███▊ <text:s text:c="5"/>, f1=0.285 [00:01&lt;00:01]</text:p>
      <text:p text:style-name="Standard">Iteration: [21/52] <text:s/>40%|████ <text:s text:c="5"/>, f1=0.285 [00:01&lt;00:01]</text:p>
      <text:p text:style-name="Standard">Iteration: [21/52] <text:s/>40%|████ <text:s text:c="5"/>, f1=0.283 [00:01&lt;00:01]</text:p>
      <text:p text:style-name="Standard">Iteration: [22/52] <text:s/>42%|████▏ <text:s text:c="4"/>, f1=0.283 [00:01&lt;00:01]</text:p>
      <text:p text:style-name="Standard">Iteration: [22/52] <text:s/>42%|████▏ <text:s text:c="4"/>, f1=0.283 [00:01&lt;00:01]</text:p>
      <text:p text:style-name="Standard">Iteration: [22/52] <text:s/>42%|████▏ <text:s text:c="4"/>, f1=0.28 [00:01&lt;00:01] </text:p>
      <text:p text:style-name="Standard">Iteration: [23/52] <text:s/>44%|████▍ <text:s text:c="4"/>, f1=0.28 [00:01&lt;00:01]</text:p>
      <text:p text:style-name="Standard">Iteration: [23/52] <text:s/>44%|████▍ <text:s text:c="4"/>, f1=0.277 [00:01&lt;00:01]</text:p>
      <text:p text:style-name="Standard">Iteration: [24/52] <text:s/>46%|████▌ <text:s text:c="4"/>, f1=0.277 [00:01&lt;00:01]</text:p>
      <text:p text:style-name="Standard">Iteration: [24/52] <text:s/>46%|████▌ <text:s text:c="4"/>, f1=0.277 [00:01&lt;00:01]</text:p>
      <text:p text:style-name="Standard">Iteration: [24/52] <text:s/>46%|████▌ <text:s text:c="4"/>, f1=0.275 [00:01&lt;00:01]</text:p>
      <text:p text:style-name="Standard">Iteration: [25/52] <text:s/>48%|████▊ <text:s text:c="4"/>, f1=0.275 [00:01&lt;00:01]</text:p>
      <text:p text:style-name="Standard">Iteration: [25/52] <text:s/>48%|████▊ <text:s text:c="4"/>, f1=0.273 [00:01&lt;00:01]</text:p>
      <text:p text:style-name="Standard">Iteration: [26/52] <text:s/>50%|█████ <text:s text:c="4"/>, f1=0.273 [00:01&lt;00:01]</text:p>
      <text:p text:style-name="Standard">Iteration: [26/52] <text:s/>50%|█████ <text:s text:c="4"/>, f1=0.273 [00:01&lt;00:01]</text:p>
      <text:p text:style-name="Standard">Iteration: [26/52] <text:s/>50%|█████ <text:s text:c="4"/>, f1=0.273 [00:01&lt;00:01]</text:p>
      <text:p text:style-name="Standard">Iteration: [27/52] <text:s/>52%|█████▏ <text:s text:c="3"/>, f1=0.273 [00:01&lt;00:01]</text:p>
      <text:p text:style-name="Standard">Iteration: [27/52] <text:s/>52%|█████▏ <text:s text:c="3"/>, f1=0.271 [00:01&lt;00:01]</text:p>
      <text:p text:style-name="Standard">Iteration: [28/52] <text:s/>54%|█████▍ <text:s text:c="3"/>, f1=0.271 [00:01&lt;00:01]</text:p>
      <text:p text:style-name="Standard">Iteration: [28/52] <text:s/>54%|█████▍ <text:s text:c="3"/>, f1=0.271 [00:01&lt;00:01]</text:p>
      <text:p text:style-name="Standard">Iteration: [28/52] <text:s/>54%|█████▍ <text:s text:c="3"/>, f1=0.269 [00:01&lt;00:01]</text:p>
      <text:p text:style-name="Standard">Iteration: [29/52] <text:s/>56%|█████▌ <text:s text:c="3"/>, f1=0.269 [00:01&lt;00:01]</text:p>
      <text:p text:style-name="Standard">Iteration: [29/52] <text:s/>56%|█████▌ <text:s text:c="3"/>, f1=0.268 [00:01&lt;00:01]</text:p>
      <text:p text:style-name="Standard">Iteration: [30/52] <text:s/>58%|█████▊ <text:s text:c="3"/>, f1=0.268 [00:01&lt;00:01]</text:p>
      <text:p text:style-name="Standard">Iteration: [30/52] <text:s/>58%|█████▊ <text:s text:c="3"/>, f1=0.268 [00:02&lt;00:01]</text:p>
      <text:p text:style-name="Standard"><text:soft-page-break/>Iteration: [30/52] <text:s/>58%|█████▊ <text:s text:c="3"/>, f1=0.267 [00:02&lt;00:01]</text:p>
      <text:p text:style-name="Standard">Iteration: [31/52] <text:s/>60%|█████▉ <text:s text:c="3"/>, f1=0.267 [00:02&lt;00:01]</text:p>
      <text:p text:style-name="Standard">Iteration: [31/52] <text:s/>60%|█████▉ <text:s text:c="3"/>, f1=0.263 [00:02&lt;00:01]</text:p>
      <text:p text:style-name="Standard">Iteration: [32/52] <text:s/>62%|██████▏ <text:s text:c="2"/>, f1=0.263 [00:02&lt;00:01]</text:p>
      <text:p text:style-name="Standard">Iteration: [32/52] <text:s/>62%|██████▏ <text:s text:c="2"/>, f1=0.263 [00:02&lt;00:01]</text:p>
      <text:p text:style-name="Standard">Iteration: [32/52] <text:s/>62%|██████▏ <text:s text:c="2"/>, f1=0.265 [00:02&lt;00:01]</text:p>
      <text:p text:style-name="Standard">Iteration: [33/52] <text:s/>63%|██████▎ <text:s text:c="2"/>, f1=0.265 [00:02&lt;00:01]</text:p>
      <text:p text:style-name="Standard">Iteration: [33/52] <text:s/>63%|██████▎ <text:s text:c="2"/>, f1=0.262 [00:02&lt;00:01]</text:p>
      <text:p text:style-name="Standard">Iteration: [34/52] <text:s/>65%|██████▌ <text:s text:c="2"/>, f1=0.262 [00:02&lt;00:01]</text:p>
      <text:p text:style-name="Standard">Iteration: [34/52] <text:s/>65%|██████▌ <text:s text:c="2"/>, f1=0.262 [00:02&lt;00:01]</text:p>
      <text:p text:style-name="Standard">Iteration: [34/52] <text:s/>65%|██████▌ <text:s text:c="2"/>, f1=0.262 [00:02&lt;00:01]</text:p>
      <text:p text:style-name="Standard">Iteration: [35/52] <text:s/>67%|██████▋ <text:s text:c="2"/>, f1=0.262 [00:02&lt;00:01]</text:p>
      <text:p text:style-name="Standard">Iteration: [35/52] <text:s/>67%|██████▋ <text:s text:c="2"/>, f1=0.26 [00:02&lt;00:01] </text:p>
      <text:p text:style-name="Standard">Iteration: [36/52] <text:s/>69%|██████▉ <text:s text:c="2"/>, f1=0.26 [00:02&lt;00:01]</text:p>
      <text:p text:style-name="Standard">Iteration: [36/52] <text:s/>69%|██████▉ <text:s text:c="2"/>, f1=0.26 [00:02&lt;00:01]</text:p>
      <text:p text:style-name="Standard">Iteration: [36/52] <text:s/>69%|██████▉ <text:s text:c="2"/>, f1=0.258 [00:02&lt;00:01]</text:p>
      <text:p text:style-name="Standard">Iteration: [37/52] <text:s/>71%|███████ <text:s text:c="2"/>, f1=0.258 [00:02&lt;00:01]</text:p>
      <text:p text:style-name="Standard">Iteration: [37/52] <text:s/>71%|███████ <text:s text:c="2"/>, f1=0.256 [00:02&lt;00:01]</text:p>
      <text:p text:style-name="Standard">Iteration: [38/52] <text:s/>73%|███████▎ <text:s/>, f1=0.256 [00:02&lt;00:01]</text:p>
      <text:p text:style-name="Standard">Iteration: [38/52] <text:s/>73%|███████▎ <text:s/>, f1=0.256 [00:02&lt;00:01]</text:p>
      <text:p text:style-name="Standard">Iteration: [38/52] <text:s/>73%|███████▎ <text:s/>, f1=0.255 [00:02&lt;00:01]</text:p>
      <text:p text:style-name="Standard">Iteration: [39/52] <text:s/>75%|███████▌ <text:s/>, f1=0.255 [00:02&lt;00:00]</text:p>
      <text:p text:style-name="Standard">Iteration: [39/52] <text:s/>75%|███████▌ <text:s/>, f1=0.252 [00:02&lt;00:00]</text:p>
      <text:p text:style-name="Standard">Iteration: [40/52] <text:s/>77%|███████▋ <text:s/>, f1=0.252 [00:02&lt;00:00]</text:p>
      <text:p text:style-name="Standard">Iteration: [40/52] <text:s/>77%|███████▋ <text:s/>, f1=0.252 [00:02&lt;00:00]</text:p>
      <text:p text:style-name="Standard">Iteration: [40/52] <text:s/>77%|███████▋ <text:s/>, f1=0.252 [00:02&lt;00:00]</text:p>
      <text:p text:style-name="Standard">Iteration: [41/52] <text:s/>79%|███████▉ <text:s/>, f1=0.252 [00:02&lt;00:00]</text:p>
      <text:p text:style-name="Standard">Iteration: [41/52] <text:s/>79%|███████▉ <text:s/>, f1=0.252 [00:02&lt;00:00]</text:p>
      <text:p text:style-name="Standard">Iteration: [42/52] <text:s/>81%|████████ <text:s/>, f1=0.252 [00:02&lt;00:00]</text:p>
      <text:p text:style-name="Standard">Iteration: [42/52] <text:s/>81%|████████ <text:s/>, f1=0.252 [00:02&lt;00:00]</text:p>
      <text:p text:style-name="Standard">Iteration: [42/52] <text:s/>81%|████████ <text:s/>, f1=0.253 [00:02&lt;00:00]</text:p>
      <text:p text:style-name="Standard">Iteration: [43/52] <text:s/>83%|████████▎ , f1=0.253 [00:02&lt;00:00]</text:p>
      <text:p text:style-name="Standard">Iteration: [43/52] <text:s/>83%|████████▎ , f1=0.253 [00:02&lt;00:00]</text:p>
      <text:p text:style-name="Standard">Iteration: [44/52] <text:s/>85%|████████▍ , f1=0.253 [00:02&lt;00:00]</text:p>
      <text:p text:style-name="Standard">Iteration: [44/52] <text:s/>85%|████████▍ , f1=0.253 [00:03&lt;00:00]</text:p>
      <text:p text:style-name="Standard">Iteration: [44/52] <text:s/>85%|████████▍ , f1=0.251 [00:03&lt;00:00]</text:p>
      <text:p text:style-name="Standard">Iteration: [45/52] <text:s/>87%|████████▋ , f1=0.251 [00:03&lt;00:00]</text:p>
      <text:p text:style-name="Standard">Iteration: [45/52] <text:s/>87%|████████▋ , f1=0.249 [00:03&lt;00:00]</text:p>
      <text:p text:style-name="Standard">Iteration: [46/52] <text:s/>88%|████████▊ , f1=0.249 [00:03&lt;00:00]</text:p>
      <text:p text:style-name="Standard">Iteration: [46/52] <text:s/>88%|████████▊ , f1=0.249 [00:03&lt;00:00]</text:p>
      <text:p text:style-name="Standard">Iteration: [46/52] <text:s/>88%|████████▊ , f1=0.247 [00:03&lt;00:00]</text:p>
      <text:p text:style-name="Standard">Iteration: [47/52] <text:s/>90%|█████████ , f1=0.247 [00:03&lt;00:00]</text:p>
      <text:p text:style-name="Standard">Iteration: [47/52] <text:s/>90%|█████████ , f1=0.246 [00:03&lt;00:00]</text:p>
      <text:p text:style-name="Standard">Iteration: [48/52] <text:s/>92%|█████████▏, f1=0.246 [00:03&lt;00:00]</text:p>
      <text:p text:style-name="Standard">Iteration: [48/52] <text:s/>92%|█████████▏, f1=0.246 [00:03&lt;00:00]</text:p>
      <text:p text:style-name="Standard">Iteration: [48/52] <text:s/>92%|█████████▏, f1=0.246 [00:03&lt;00:00]</text:p>
      <text:p text:style-name="Standard">Iteration: [49/52] <text:s/>94%|█████████▍, f1=0.246 [00:03&lt;00:00]</text:p>
      <text:p text:style-name="Standard">Iteration: [49/52] <text:s/>94%|█████████▍, f1=0.249 [00:03&lt;00:00]</text:p>
      <text:p text:style-name="Standard">Iteration: [50/52] <text:s/>96%|█████████▌, f1=0.249 [00:03&lt;00:00]</text:p>
      <text:p text:style-name="Standard">Iteration: [50/52] <text:s/>96%|█████████▌, f1=0.249 [00:03&lt;00:00]</text:p>
      <text:p text:style-name="Standard">Iteration: [50/52] <text:s/>96%|█████████▌, f1=0.248 [00:03&lt;00:00]</text:p>
      <text:p text:style-name="Standard">Iteration: [51/52] <text:s/>98%|█████████▊, f1=0.248 [00:03&lt;00:00]</text:p>
      <text:p text:style-name="Standard"><text:soft-page-break/>Iteration: [51/52] <text:s/>98%|█████████▊, f1=0.249 [00:03&lt;00:00]</text:p>
      <text:p text:style-name="Standard">Iteration: [52/52] 100%|██████████, f1=0.249 [00:03&lt;00:00]</text:p>
      <text:p text:style-name="Standard">INFO:ignite.engine.engine.Engine:Epoch[1] Complete. Time taken: 00:00:03.582</text:p>
      <text:p text:style-name="Standard">INFO:ignite.engine.engine.Engine:Engine run complete. Time taken: 00:00:03.582</text:p>
      <text:p text:style-name="Standard">Epoch [5/10]: [1004/1004] 100%|██████████, loss=0.548 [03:42&lt;00:00]</text:p>
      <text:p text:style-name="Standard">test: 100%|██████████| 51/51 [00:03&lt;00:00, 16.18it/s]</text:p>
      <text:p text:style-name="Standard">INFO:ignite.engine.engine.Engine:Epoch[5] Complete. Time taken: 00:03:46.672</text:p>
      <text:p text:style-name="Standard">Epoch [6/10]: [1004/1004] 100%|██████████, loss=0.528 [03:38&lt;00:00]INFO:ignite.engine.engine.Engine:Engine run starting with max_epochs=1.</text:p>
      <text:p text:style-name="Standard"/>
      <text:p text:style-name="Standard">[1/52] <text:s text:c="2"/>2%|▏ <text:s text:c="9"/>[00:00&lt;?]</text:p>
      <text:p text:style-name="Standard">Iteration: [1/52] <text:s text:c="2"/>2%|▏ <text:s text:c="9"/>[00:00&lt;?]</text:p>
      <text:p text:style-name="Standard">Iteration: [1/52] <text:s text:c="2"/>2%|▏ <text:s text:c="8"/>, f1=0.36 [00:00&lt;?]</text:p>
      <text:p text:style-name="Standard">Iteration: [1/52] <text:s text:c="2"/>2%|▏ <text:s text:c="8"/>, f1=0.36 [00:00&lt;?]</text:p>
      <text:p text:style-name="Standard">Iteration: [1/52] <text:s text:c="2"/>2%|▏ <text:s text:c="8"/>, f1=0.363 [00:00&lt;?]</text:p>
      <text:p text:style-name="Standard">Iteration: [2/52] <text:s text:c="2"/>4%|▍ <text:s text:c="8"/>, f1=0.363 [00:00&lt;00:05]</text:p>
      <text:p text:style-name="Standard">Iteration: [2/52] <text:s text:c="2"/>4%|▍ <text:s text:c="8"/>, f1=0.361 [00:00&lt;00:05]</text:p>
      <text:p text:style-name="Standard">Iteration: [3/52] <text:s text:c="2"/>6%|▌ <text:s text:c="8"/>, f1=0.361 [00:00&lt;00:02]</text:p>
      <text:p text:style-name="Standard">Iteration: [3/52] <text:s text:c="2"/>6%|▌ <text:s text:c="8"/>, f1=0.361 [00:00&lt;00:02]</text:p>
      <text:p text:style-name="Standard">Iteration: [3/52] <text:s text:c="2"/>6%|▌ <text:s text:c="8"/>, f1=0.359 [00:00&lt;00:02]</text:p>
      <text:p text:style-name="Standard">Iteration: [4/52] <text:s text:c="2"/>8%|▊ <text:s text:c="8"/>, f1=0.359 [00:00&lt;00:02]</text:p>
      <text:p text:style-name="Standard">Iteration: [4/52] <text:s text:c="2"/>8%|▊ <text:s text:c="8"/>, f1=0.358 [00:00&lt;00:02]</text:p>
      <text:p text:style-name="Standard">Iteration: [5/52] <text:s/>10%|▉ <text:s text:c="8"/>, f1=0.358 [00:00&lt;00:02]</text:p>
      <text:p text:style-name="Standard">Iteration: [5/52] <text:s/>10%|▉ <text:s text:c="8"/>, f1=0.358 [00:00&lt;00:02]</text:p>
      <text:p text:style-name="Standard">Iteration: [5/52] <text:s/>10%|▉ <text:s text:c="8"/>, f1=0.36 [00:00&lt;00:02] </text:p>
      <text:p text:style-name="Standard">Iteration: [6/52] <text:s/>12%|█▏ <text:s text:c="7"/>, f1=0.36 [00:00&lt;00:02]</text:p>
      <text:p text:style-name="Standard">Iteration: [6/52] <text:s/>12%|█▏ <text:s text:c="7"/>, f1=0.36 [00:00&lt;00:02]</text:p>
      <text:p text:style-name="Standard">Iteration: [7/52] <text:s/>13%|█▎ <text:s text:c="7"/>, f1=0.36 [00:00&lt;00:03]</text:p>
      <text:p text:style-name="Standard">Iteration: [7/52] <text:s/>13%|█▎ <text:s text:c="7"/>, f1=0.36 [00:00&lt;00:03]</text:p>
      <text:p text:style-name="Standard">Iteration: [7/52] <text:s/>13%|█▎ <text:s text:c="7"/>, f1=0.356 [00:00&lt;00:03]</text:p>
      <text:p text:style-name="Standard">Iteration: [8/52] <text:s/>15%|█▌ <text:s text:c="7"/>, f1=0.356 [00:00&lt;00:03]</text:p>
      <text:p text:style-name="Standard">Iteration: [8/52] <text:s/>15%|█▌ <text:s text:c="7"/>, f1=0.351 [00:00&lt;00:03]</text:p>
      <text:p text:style-name="Standard">Iteration: [9/52] <text:s/>17%|█▋ <text:s text:c="7"/>, f1=0.351 [00:00&lt;00:03]</text:p>
      <text:p text:style-name="Standard">Iteration: [9/52] <text:s/>17%|█▋ <text:s text:c="7"/>, f1=0.351 [00:00&lt;00:03]</text:p>
      <text:p text:style-name="Standard">Iteration: [9/52] <text:s/>17%|█▋ <text:s text:c="7"/>, f1=0.349 [00:00&lt;00:03]</text:p>
      <text:p text:style-name="Standard">Iteration: [10/52] <text:s/>19%|█▉ <text:s text:c="7"/>, f1=0.349 [00:00&lt;00:03]</text:p>
      <text:p text:style-name="Standard">Iteration: [10/52] <text:s/>19%|█▉ <text:s text:c="7"/>, f1=0.347 [00:00&lt;00:03]</text:p>
      <text:p text:style-name="Standard">Iteration: [11/52] <text:s/>21%|██ <text:s text:c="7"/>, f1=0.347 [00:00&lt;00:03]</text:p>
      <text:p text:style-name="Standard">Iteration: [11/52] <text:s/>21%|██ <text:s text:c="7"/>, f1=0.347 [00:00&lt;00:03]</text:p>
      <text:p text:style-name="Standard">Iteration: [11/52] <text:s/>21%|██ <text:s text:c="7"/>, f1=0.347 [00:00&lt;00:03]</text:p>
      <text:p text:style-name="Standard">Iteration: [12/52] <text:s/>23%|██▎ <text:s text:c="6"/>, f1=0.347 [00:00&lt;00:02]</text:p>
      <text:p text:style-name="Standard">Iteration: [12/52] <text:s/>23%|██▎ <text:s text:c="6"/>, f1=0.349 [00:00&lt;00:02]</text:p>
      <text:p text:style-name="Standard">Iteration: [13/52] <text:s/>25%|██▌ <text:s text:c="6"/>, f1=0.349 [00:00&lt;00:02]</text:p>
      <text:p text:style-name="Standard">Iteration: [13/52] <text:s/>25%|██▌ <text:s text:c="6"/>, f1=0.349 [00:00&lt;00:02]</text:p>
      <text:p text:style-name="Standard">Iteration: [13/52] <text:s/>25%|██▌ <text:s text:c="6"/>, f1=0.351 [00:00&lt;00:02]</text:p>
      <text:p text:style-name="Standard">Iteration: [14/52] <text:s/>27%|██▋ <text:s text:c="6"/>, f1=0.351 [00:00&lt;00:02]</text:p>
      <text:p text:style-name="Standard">Iteration: [14/52] <text:s/>27%|██▋ <text:s text:c="6"/>, f1=0.349 [00:00&lt;00:02]</text:p>
      <text:p text:style-name="Standard">Iteration: [15/52] <text:s/>29%|██▉ <text:s text:c="6"/>, f1=0.349 [00:00&lt;00:02]</text:p>
      <text:p text:style-name="Standard">Iteration: [15/52] <text:s/>29%|██▉ <text:s text:c="6"/>, f1=0.349 [00:01&lt;00:02]</text:p>
      <text:p text:style-name="Standard">Iteration: [15/52] <text:s/>29%|██▉ <text:s text:c="6"/>, f1=0.349 [00:01&lt;00:02]</text:p>
      <text:p text:style-name="Standard">Iteration: [16/52] <text:s/>31%|███ <text:s text:c="6"/>, f1=0.349 [00:01&lt;00:02]</text:p>
      <text:p text:style-name="Standard">Iteration: [16/52] <text:s/>31%|███ <text:s text:c="6"/>, f1=0.348 [00:01&lt;00:02]</text:p>
      <text:p text:style-name="Standard"><text:soft-page-break/>Iteration: [17/52] <text:s/>33%|███▎ <text:s text:c="5"/>, f1=0.348 [00:01&lt;00:02]</text:p>
      <text:p text:style-name="Standard">Iteration: [17/52] <text:s/>33%|███▎ <text:s text:c="5"/>, f1=0.348 [00:01&lt;00:02]</text:p>
      <text:p text:style-name="Standard">Iteration: [17/52] <text:s/>33%|███▎ <text:s text:c="5"/>, f1=0.343 [00:01&lt;00:02]</text:p>
      <text:p text:style-name="Standard">Iteration: [18/52] <text:s/>35%|███▍ <text:s text:c="5"/>, f1=0.343 [00:01&lt;00:02]</text:p>
      <text:p text:style-name="Standard">Iteration: [18/52] <text:s/>35%|███▍ <text:s text:c="5"/>, f1=0.337 [00:01&lt;00:02]</text:p>
      <text:p text:style-name="Standard">Iteration: [19/52] <text:s/>37%|███▋ <text:s text:c="5"/>, f1=0.337 [00:01&lt;00:01]</text:p>
      <text:p text:style-name="Standard">Iteration: [19/52] <text:s/>37%|███▋ <text:s text:c="5"/>, f1=0.337 [00:01&lt;00:01]</text:p>
      <text:p text:style-name="Standard">Iteration: [19/52] <text:s/>37%|███▋ <text:s text:c="5"/>, f1=0.333 [00:01&lt;00:01]</text:p>
      <text:p text:style-name="Standard">Iteration: [20/52] <text:s/>38%|███▊ <text:s text:c="5"/>, f1=0.333 [00:01&lt;00:01]</text:p>
      <text:p text:style-name="Standard">Iteration: [20/52] <text:s/>38%|███▊ <text:s text:c="5"/>, f1=0.332 [00:01&lt;00:01]</text:p>
      <text:p text:style-name="Standard">Iteration: [21/52] <text:s/>40%|████ <text:s text:c="5"/>, f1=0.332 [00:01&lt;00:01]</text:p>
      <text:p text:style-name="Standard">Iteration: [21/52] <text:s/>40%|████ <text:s text:c="5"/>, f1=0.332 [00:01&lt;00:01]</text:p>
      <text:p text:style-name="Standard">Iteration: [21/52] <text:s/>40%|████ <text:s text:c="5"/>, f1=0.33 [00:01&lt;00:01] </text:p>
      <text:p text:style-name="Standard">Iteration: [22/52] <text:s/>42%|████▏ <text:s text:c="4"/>, f1=0.33 [00:01&lt;00:01]</text:p>
      <text:p text:style-name="Standard">Iteration: [22/52] <text:s/>42%|████▏ <text:s text:c="4"/>, f1=0.325 [00:01&lt;00:01]</text:p>
      <text:p text:style-name="Standard">Iteration: [23/52] <text:s/>44%|████▍ <text:s text:c="4"/>, f1=0.325 [00:01&lt;00:01]</text:p>
      <text:p text:style-name="Standard">Iteration: [23/52] <text:s/>44%|████▍ <text:s text:c="4"/>, f1=0.321 [00:01&lt;00:01]</text:p>
      <text:p text:style-name="Standard">Iteration: [24/52] <text:s/>46%|████▌ <text:s text:c="4"/>, f1=0.321 [00:01&lt;00:01]</text:p>
      <text:p text:style-name="Standard">Iteration: [24/52] <text:s/>46%|████▌ <text:s text:c="4"/>, f1=0.321 [00:01&lt;00:01]</text:p>
      <text:p text:style-name="Standard">Iteration: [24/52] <text:s/>46%|████▌ <text:s text:c="4"/>, f1=0.319 [00:01&lt;00:01]</text:p>
      <text:p text:style-name="Standard">Iteration: [25/52] <text:s/>48%|████▊ <text:s text:c="4"/>, f1=0.319 [00:01&lt;00:01]</text:p>
      <text:p text:style-name="Standard">Iteration: [25/52] <text:s/>48%|████▊ <text:s text:c="4"/>, f1=0.317 [00:01&lt;00:01]</text:p>
      <text:p text:style-name="Standard">Iteration: [26/52] <text:s/>50%|█████ <text:s text:c="4"/>, f1=0.317 [00:01&lt;00:01]</text:p>
      <text:p text:style-name="Standard">Iteration: [26/52] <text:s/>50%|█████ <text:s text:c="4"/>, f1=0.317 [00:01&lt;00:01]</text:p>
      <text:p text:style-name="Standard">Iteration: [26/52] <text:s/>50%|█████ <text:s text:c="4"/>, f1=0.315 [00:01&lt;00:01]</text:p>
      <text:p text:style-name="Standard">Iteration: [27/52] <text:s/>52%|█████▏ <text:s text:c="3"/>, f1=0.315 [00:01&lt;00:01]</text:p>
      <text:p text:style-name="Standard">Iteration: [27/52] <text:s/>52%|█████▏ <text:s text:c="3"/>, f1=0.312 [00:01&lt;00:01]</text:p>
      <text:p text:style-name="Standard">Iteration: [28/52] <text:s/>54%|█████▍ <text:s text:c="3"/>, f1=0.312 [00:01&lt;00:01]</text:p>
      <text:p text:style-name="Standard">Iteration: [28/52] <text:s/>54%|█████▍ <text:s text:c="3"/>, f1=0.312 [00:01&lt;00:01]</text:p>
      <text:p text:style-name="Standard">Iteration: [28/52] <text:s/>54%|█████▍ <text:s text:c="3"/>, f1=0.31 [00:01&lt;00:01] </text:p>
      <text:p text:style-name="Standard">Iteration: [29/52] <text:s/>56%|█████▌ <text:s text:c="3"/>, f1=0.31 [00:01&lt;00:01]</text:p>
      <text:p text:style-name="Standard">Iteration: [29/52] <text:s/>56%|█████▌ <text:s text:c="3"/>, f1=0.307 [00:01&lt;00:01]</text:p>
      <text:p text:style-name="Standard">Iteration: [30/52] <text:s/>58%|█████▊ <text:s text:c="3"/>, f1=0.307 [00:01&lt;00:01]</text:p>
      <text:p text:style-name="Standard">Iteration: [30/52] <text:s/>58%|█████▊ <text:s text:c="3"/>, f1=0.307 [00:01&lt;00:01]</text:p>
      <text:p text:style-name="Standard">Iteration: [30/52] <text:s/>58%|█████▊ <text:s text:c="3"/>, f1=0.305 [00:01&lt;00:01]</text:p>
      <text:p text:style-name="Standard">Iteration: [31/52] <text:s/>60%|█████▉ <text:s text:c="3"/>, f1=0.305 [00:02&lt;00:01]</text:p>
      <text:p text:style-name="Standard">Iteration: [31/52] <text:s/>60%|█████▉ <text:s text:c="3"/>, f1=0.301 [00:02&lt;00:01]</text:p>
      <text:p text:style-name="Standard">Iteration: [32/52] <text:s/>62%|██████▏ <text:s text:c="2"/>, f1=0.301 [00:02&lt;00:01]</text:p>
      <text:p text:style-name="Standard">Iteration: [32/52] <text:s/>62%|██████▏ <text:s text:c="2"/>, f1=0.301 [00:02&lt;00:01]</text:p>
      <text:p text:style-name="Standard">Iteration: [32/52] <text:s/>62%|██████▏ <text:s text:c="2"/>, f1=0.302 [00:02&lt;00:01]</text:p>
      <text:p text:style-name="Standard">Iteration: [33/52] <text:s/>63%|██████▎ <text:s text:c="2"/>, f1=0.302 [00:02&lt;00:01]</text:p>
      <text:p text:style-name="Standard">Iteration: [33/52] <text:s/>63%|██████▎ <text:s text:c="2"/>, f1=0.298 [00:02&lt;00:01]</text:p>
      <text:p text:style-name="Standard">Iteration: [34/52] <text:s/>65%|██████▌ <text:s text:c="2"/>, f1=0.298 [00:02&lt;00:01]</text:p>
      <text:p text:style-name="Standard">Iteration: [34/52] <text:s/>65%|██████▌ <text:s text:c="2"/>, f1=0.298 [00:02&lt;00:01]</text:p>
      <text:p text:style-name="Standard">Iteration: [34/52] <text:s/>65%|██████▌ <text:s text:c="2"/>, f1=0.298 [00:02&lt;00:01]</text:p>
      <text:p text:style-name="Standard">Iteration: [35/52] <text:s/>67%|██████▋ <text:s text:c="2"/>, f1=0.298 [00:02&lt;00:01]</text:p>
      <text:p text:style-name="Standard">Iteration: [35/52] <text:s/>67%|██████▋ <text:s text:c="2"/>, f1=0.296 [00:02&lt;00:01]</text:p>
      <text:p text:style-name="Standard">Iteration: [36/52] <text:s/>69%|██████▉ <text:s text:c="2"/>, f1=0.296 [00:02&lt;00:01]</text:p>
      <text:p text:style-name="Standard">Iteration: [36/52] <text:s/>69%|██████▉ <text:s text:c="2"/>, f1=0.296 [00:02&lt;00:01]</text:p>
      <text:p text:style-name="Standard">Iteration: [36/52] <text:s/>69%|██████▉ <text:s text:c="2"/>, f1=0.294 [00:02&lt;00:01]</text:p>
      <text:p text:style-name="Standard">Iteration: [37/52] <text:s/>71%|███████ <text:s text:c="2"/>, f1=0.294 [00:02&lt;00:01]</text:p>
      <text:p text:style-name="Standard">Iteration: [37/52] <text:s/>71%|███████ <text:s text:c="2"/>, f1=0.291 [00:02&lt;00:01]</text:p>
      <text:p text:style-name="Standard"><text:soft-page-break/>Iteration: [38/52] <text:s/>73%|███████▎ <text:s/>, f1=0.291 [00:02&lt;00:00]</text:p>
      <text:p text:style-name="Standard">Iteration: [38/52] <text:s/>73%|███████▎ <text:s/>, f1=0.291 [00:02&lt;00:00]</text:p>
      <text:p text:style-name="Standard">Iteration: [38/52] <text:s/>73%|███████▎ <text:s/>, f1=0.29 [00:02&lt;00:00] </text:p>
      <text:p text:style-name="Standard">Iteration: [39/52] <text:s/>75%|███████▌ <text:s/>, f1=0.29 [00:02&lt;00:00]</text:p>
      <text:p text:style-name="Standard">Iteration: [39/52] <text:s/>75%|███████▌ <text:s/>, f1=0.288 [00:02&lt;00:00]</text:p>
      <text:p text:style-name="Standard">Iteration: [40/52] <text:s/>77%|███████▋ <text:s/>, f1=0.288 [00:02&lt;00:00]</text:p>
      <text:p text:style-name="Standard">Iteration: [40/52] <text:s/>77%|███████▋ <text:s/>, f1=0.288 [00:02&lt;00:00]</text:p>
      <text:p text:style-name="Standard">Iteration: [40/52] <text:s/>77%|███████▋ <text:s/>, f1=0.286 [00:02&lt;00:00]</text:p>
      <text:p text:style-name="Standard">Iteration: [41/52] <text:s/>79%|███████▉ <text:s/>, f1=0.286 [00:02&lt;00:00]</text:p>
      <text:p text:style-name="Standard">Iteration: [41/52] <text:s/>79%|███████▉ <text:s/>, f1=0.286 [00:02&lt;00:00]</text:p>
      <text:p text:style-name="Standard">Iteration: [42/52] <text:s/>81%|████████ <text:s/>, f1=0.286 [00:02&lt;00:00]</text:p>
      <text:p text:style-name="Standard">Iteration: [42/52] <text:s/>81%|████████ <text:s/>, f1=0.286 [00:02&lt;00:00]</text:p>
      <text:p text:style-name="Standard">Iteration: [42/52] <text:s/>81%|████████ <text:s/>, f1=0.289 [00:02&lt;00:00]</text:p>
      <text:p text:style-name="Standard">Iteration: [43/52] <text:s/>83%|████████▎ , f1=0.289 [00:02&lt;00:00]</text:p>
      <text:p text:style-name="Standard">Iteration: [43/52] <text:s/>83%|████████▎ , f1=0.287 [00:02&lt;00:00]</text:p>
      <text:p text:style-name="Standard">Iteration: [44/52] <text:s/>85%|████████▍ , f1=0.287 [00:02&lt;00:00]</text:p>
      <text:p text:style-name="Standard">Iteration: [44/52] <text:s/>85%|████████▍ , f1=0.287 [00:03&lt;00:00]</text:p>
      <text:p text:style-name="Standard">Iteration: [44/52] <text:s/>85%|████████▍ , f1=0.285 [00:03&lt;00:00]</text:p>
      <text:p text:style-name="Standard">Iteration: [45/52] <text:s/>87%|████████▋ , f1=0.285 [00:03&lt;00:00]</text:p>
      <text:p text:style-name="Standard">Iteration: [45/52] <text:s/>87%|████████▋ , f1=0.283 [00:03&lt;00:00]</text:p>
      <text:p text:style-name="Standard">Iteration: [46/52] <text:s/>88%|████████▊ , f1=0.283 [00:03&lt;00:00]</text:p>
      <text:p text:style-name="Standard">Iteration: [46/52] <text:s/>88%|████████▊ , f1=0.283 [00:03&lt;00:00]</text:p>
      <text:p text:style-name="Standard">Iteration: [46/52] <text:s/>88%|████████▊ , f1=0.281 [00:03&lt;00:00]</text:p>
      <text:p text:style-name="Standard">Iteration: [47/52] <text:s/>90%|█████████ , f1=0.281 [00:03&lt;00:00]</text:p>
      <text:p text:style-name="Standard">Iteration: [47/52] <text:s/>90%|█████████ , f1=0.279 [00:03&lt;00:00]</text:p>
      <text:p text:style-name="Standard">Iteration: [48/52] <text:s/>92%|█████████▏, f1=0.279 [00:03&lt;00:00]</text:p>
      <text:p text:style-name="Standard">Iteration: [48/52] <text:s/>92%|█████████▏, f1=0.279 [00:03&lt;00:00]</text:p>
      <text:p text:style-name="Standard">Iteration: [48/52] <text:s/>92%|█████████▏, f1=0.278 [00:03&lt;00:00]</text:p>
      <text:p text:style-name="Standard">Iteration: [49/52] <text:s/>94%|█████████▍, f1=0.278 [00:03&lt;00:00]</text:p>
      <text:p text:style-name="Standard">Iteration: [49/52] <text:s/>94%|█████████▍, f1=0.283 [00:03&lt;00:00]</text:p>
      <text:p text:style-name="Standard">Iteration: [50/52] <text:s/>96%|█████████▌, f1=0.283 [00:03&lt;00:00]</text:p>
      <text:p text:style-name="Standard">Iteration: [50/52] <text:s/>96%|█████████▌, f1=0.283 [00:03&lt;00:00]</text:p>
      <text:p text:style-name="Standard">Iteration: [50/52] <text:s/>96%|█████████▌, f1=0.281 [00:03&lt;00:00]</text:p>
      <text:p text:style-name="Standard">Iteration: [51/52] <text:s/>98%|█████████▊, f1=0.281 [00:03&lt;00:00]</text:p>
      <text:p text:style-name="Standard">Iteration: [51/52] <text:s/>98%|█████████▊, f1=0.281 [00:03&lt;00:00]</text:p>
      <text:p text:style-name="Standard">Iteration: [52/52] 100%|██████████, f1=0.281 [00:03&lt;00:00]</text:p>
      <text:p text:style-name="Standard">INFO:ignite.engine.engine.Engine:Epoch[1] Complete. Time taken: 00:00:03.600</text:p>
      <text:p text:style-name="Standard">INFO:ignite.engine.engine.Engine:Engine run complete. Time taken: 00:00:03.600</text:p>
      <text:p text:style-name="Standard">Epoch [6/10]: [1004/1004] 100%|██████████, loss=0.528 [03:42&lt;00:00]</text:p>
      <text:p text:style-name="Standard">test: 100%|██████████| 51/51 [00:03&lt;00:00, 16.14it/s]</text:p>
      <text:p text:style-name="Standard">INFO:ignite.engine.engine.Engine:Epoch[6] Complete. Time taken: 00:03:46.710</text:p>
      <text:p text:style-name="Standard">Epoch [7/10]: [1004/1004] 100%|██████████, loss=0.501 [03:38&lt;00:00]INFO:ignite.engine.engine.Engine:Engine run starting with max_epochs=1.</text:p>
      <text:p text:style-name="Standard"/>
      <text:p text:style-name="Standard">[1/52] <text:s text:c="2"/>2%|▏ <text:s text:c="9"/>[00:00&lt;?]</text:p>
      <text:p text:style-name="Standard">Iteration: [1/52] <text:s text:c="2"/>2%|▏ <text:s text:c="9"/>[00:00&lt;?]</text:p>
      <text:p text:style-name="Standard">Iteration: [1/52] <text:s text:c="2"/>2%|▏ <text:s text:c="8"/>, f1=0.379 [00:00&lt;?]</text:p>
      <text:p text:style-name="Standard">Iteration: [1/52] <text:s text:c="2"/>2%|▏ <text:s text:c="8"/>, f1=0.379 [00:00&lt;?]</text:p>
      <text:p text:style-name="Standard">Iteration: [1/52] <text:s text:c="2"/>2%|▏ <text:s text:c="8"/>, f1=0.382 [00:00&lt;?]</text:p>
      <text:p text:style-name="Standard">Iteration: [2/52] <text:s text:c="2"/>4%|▍ <text:s text:c="8"/>, f1=0.382 [00:00&lt;00:05]</text:p>
      <text:p text:style-name="Standard">Iteration: [2/52] <text:s text:c="2"/>4%|▍ <text:s text:c="8"/>, f1=0.38 [00:00&lt;00:05] </text:p>
      <text:p text:style-name="Standard">Iteration: [3/52] <text:s text:c="2"/>6%|▌ <text:s text:c="8"/>, f1=0.38 [00:00&lt;00:02]</text:p>
      <text:p text:style-name="Standard"><text:soft-page-break/>Iteration: [3/52] <text:s text:c="2"/>6%|▌ <text:s text:c="8"/>, f1=0.38 [00:00&lt;00:02]</text:p>
      <text:p text:style-name="Standard">Iteration: [3/52] <text:s text:c="2"/>6%|▌ <text:s text:c="8"/>, f1=0.378 [00:00&lt;00:02]</text:p>
      <text:p text:style-name="Standard">Iteration: [4/52] <text:s text:c="2"/>8%|▊ <text:s text:c="8"/>, f1=0.378 [00:00&lt;00:02]</text:p>
      <text:p text:style-name="Standard">Iteration: [4/52] <text:s text:c="2"/>8%|▊ <text:s text:c="8"/>, f1=0.377 [00:00&lt;00:02]</text:p>
      <text:p text:style-name="Standard">Iteration: [5/52] <text:s/>10%|▉ <text:s text:c="8"/>, f1=0.377 [00:00&lt;00:02]</text:p>
      <text:p text:style-name="Standard">Iteration: [5/52] <text:s/>10%|▉ <text:s text:c="8"/>, f1=0.377 [00:00&lt;00:02]</text:p>
      <text:p text:style-name="Standard">Iteration: [5/52] <text:s/>10%|▉ <text:s text:c="8"/>, f1=0.379 [00:00&lt;00:02]</text:p>
      <text:p text:style-name="Standard">Iteration: [6/52] <text:s/>12%|█▏ <text:s text:c="7"/>, f1=0.379 [00:00&lt;00:02]</text:p>
      <text:p text:style-name="Standard">Iteration: [6/52] <text:s/>12%|█▏ <text:s text:c="7"/>, f1=0.378 [00:00&lt;00:02]</text:p>
      <text:p text:style-name="Standard">Iteration: [7/52] <text:s/>13%|█▎ <text:s text:c="7"/>, f1=0.378 [00:00&lt;00:03]</text:p>
      <text:p text:style-name="Standard">Iteration: [7/52] <text:s/>13%|█▎ <text:s text:c="7"/>, f1=0.378 [00:00&lt;00:03]</text:p>
      <text:p text:style-name="Standard">Iteration: [7/52] <text:s/>13%|█▎ <text:s text:c="7"/>, f1=0.373 [00:00&lt;00:03]</text:p>
      <text:p text:style-name="Standard">Iteration: [8/52] <text:s/>15%|█▌ <text:s text:c="7"/>, f1=0.373 [00:00&lt;00:03]</text:p>
      <text:p text:style-name="Standard">Iteration: [8/52] <text:s/>15%|█▌ <text:s text:c="7"/>, f1=0.368 [00:00&lt;00:03]</text:p>
      <text:p text:style-name="Standard">Iteration: [9/52] <text:s/>17%|█▋ <text:s text:c="7"/>, f1=0.368 [00:00&lt;00:03]</text:p>
      <text:p text:style-name="Standard">Iteration: [9/52] <text:s/>17%|█▋ <text:s text:c="7"/>, f1=0.368 [00:00&lt;00:03]</text:p>
      <text:p text:style-name="Standard">Iteration: [9/52] <text:s/>17%|█▋ <text:s text:c="7"/>, f1=0.367 [00:00&lt;00:03]</text:p>
      <text:p text:style-name="Standard">Iteration: [10/52] <text:s/>19%|█▉ <text:s text:c="7"/>, f1=0.367 [00:00&lt;00:03]</text:p>
      <text:p text:style-name="Standard">Iteration: [10/52] <text:s/>19%|█▉ <text:s text:c="7"/>, f1=0.364 [00:00&lt;00:03]</text:p>
      <text:p text:style-name="Standard">Iteration: [11/52] <text:s/>21%|██ <text:s text:c="7"/>, f1=0.364 [00:00&lt;00:02]</text:p>
      <text:p text:style-name="Standard">Iteration: [11/52] <text:s/>21%|██ <text:s text:c="7"/>, f1=0.364 [00:00&lt;00:02]</text:p>
      <text:p text:style-name="Standard">Iteration: [11/52] <text:s/>21%|██ <text:s text:c="7"/>, f1=0.366 [00:00&lt;00:02]</text:p>
      <text:p text:style-name="Standard">Iteration: [12/52] <text:s/>23%|██▎ <text:s text:c="6"/>, f1=0.366 [00:00&lt;00:02]</text:p>
      <text:p text:style-name="Standard">Iteration: [12/52] <text:s/>23%|██▎ <text:s text:c="6"/>, f1=0.366 [00:00&lt;00:02]</text:p>
      <text:p text:style-name="Standard">Iteration: [13/52] <text:s/>25%|██▌ <text:s text:c="6"/>, f1=0.366 [00:00&lt;00:02]</text:p>
      <text:p text:style-name="Standard">Iteration: [13/52] <text:s/>25%|██▌ <text:s text:c="6"/>, f1=0.366 [00:00&lt;00:02]</text:p>
      <text:p text:style-name="Standard">Iteration: [13/52] <text:s/>25%|██▌ <text:s text:c="6"/>, f1=0.366 [00:00&lt;00:02]</text:p>
      <text:p text:style-name="Standard">Iteration: [14/52] <text:s/>27%|██▋ <text:s text:c="6"/>, f1=0.366 [00:00&lt;00:02]</text:p>
      <text:p text:style-name="Standard">Iteration: [14/52] <text:s/>27%|██▋ <text:s text:c="6"/>, f1=0.364 [00:00&lt;00:02]</text:p>
      <text:p text:style-name="Standard">Iteration: [15/52] <text:s/>29%|██▉ <text:s text:c="6"/>, f1=0.364 [00:00&lt;00:02]</text:p>
      <text:p text:style-name="Standard">Iteration: [15/52] <text:s/>29%|██▉ <text:s text:c="6"/>, f1=0.364 [00:00&lt;00:02]</text:p>
      <text:p text:style-name="Standard">Iteration: [15/52] <text:s/>29%|██▉ <text:s text:c="6"/>, f1=0.361 [00:00&lt;00:02]</text:p>
      <text:p text:style-name="Standard">Iteration: [16/52] <text:s/>31%|███ <text:s text:c="6"/>, f1=0.361 [00:01&lt;00:02]</text:p>
      <text:p text:style-name="Standard">Iteration: [16/52] <text:s/>31%|███ <text:s text:c="6"/>, f1=0.358 [00:01&lt;00:02]</text:p>
      <text:p text:style-name="Standard">Iteration: [17/52] <text:s/>33%|███▎ <text:s text:c="5"/>, f1=0.358 [00:01&lt;00:02]</text:p>
      <text:p text:style-name="Standard">Iteration: [17/52] <text:s/>33%|███▎ <text:s text:c="5"/>, f1=0.358 [00:01&lt;00:02]</text:p>
      <text:p text:style-name="Standard">Iteration: [17/52] <text:s/>33%|███▎ <text:s text:c="5"/>, f1=0.351 [00:01&lt;00:02]</text:p>
      <text:p text:style-name="Standard">Iteration: [18/52] <text:s/>35%|███▍ <text:s text:c="5"/>, f1=0.351 [00:01&lt;00:02]</text:p>
      <text:p text:style-name="Standard">Iteration: [18/52] <text:s/>35%|███▍ <text:s text:c="5"/>, f1=0.346 [00:01&lt;00:02]</text:p>
      <text:p text:style-name="Standard">Iteration: [19/52] <text:s/>37%|███▋ <text:s text:c="5"/>, f1=0.346 [00:01&lt;00:01]</text:p>
      <text:p text:style-name="Standard">Iteration: [19/52] <text:s/>37%|███▋ <text:s text:c="5"/>, f1=0.346 [00:01&lt;00:01]</text:p>
      <text:p text:style-name="Standard">Iteration: [19/52] <text:s/>37%|███▋ <text:s text:c="5"/>, f1=0.341 [00:01&lt;00:01]</text:p>
      <text:p text:style-name="Standard">Iteration: [20/52] <text:s/>38%|███▊ <text:s text:c="5"/>, f1=0.341 [00:01&lt;00:01]</text:p>
      <text:p text:style-name="Standard">Iteration: [20/52] <text:s/>38%|███▊ <text:s text:c="5"/>, f1=0.339 [00:01&lt;00:01]</text:p>
      <text:p text:style-name="Standard">Iteration: [21/52] <text:s/>40%|████ <text:s text:c="5"/>, f1=0.339 [00:01&lt;00:01]</text:p>
      <text:p text:style-name="Standard">Iteration: [21/52] <text:s/>40%|████ <text:s text:c="5"/>, f1=0.339 [00:01&lt;00:01]</text:p>
      <text:p text:style-name="Standard">Iteration: [21/52] <text:s/>40%|████ <text:s text:c="5"/>, f1=0.336 [00:01&lt;00:01]</text:p>
      <text:p text:style-name="Standard">Iteration: [22/52] <text:s/>42%|████▏ <text:s text:c="4"/>, f1=0.336 [00:01&lt;00:01]</text:p>
      <text:p text:style-name="Standard">Iteration: [22/52] <text:s/>42%|████▏ <text:s text:c="4"/>, f1=0.331 [00:01&lt;00:01]</text:p>
      <text:p text:style-name="Standard">Iteration: [23/52] <text:s/>44%|████▍ <text:s text:c="4"/>, f1=0.331 [00:01&lt;00:01]</text:p>
      <text:p text:style-name="Standard">Iteration: [23/52] <text:s/>44%|████▍ <text:s text:c="4"/>, f1=0.328 [00:01&lt;00:01]</text:p>
      <text:p text:style-name="Standard">Iteration: [24/52] <text:s/>46%|████▌ <text:s text:c="4"/>, f1=0.328 [00:01&lt;00:01]</text:p>
      <text:p text:style-name="Standard"><text:soft-page-break/>Iteration: [24/52] <text:s/>46%|████▌ <text:s text:c="4"/>, f1=0.328 [00:01&lt;00:01]</text:p>
      <text:p text:style-name="Standard">Iteration: [24/52] <text:s/>46%|████▌ <text:s text:c="4"/>, f1=0.325 [00:01&lt;00:01]</text:p>
      <text:p text:style-name="Standard">Iteration: [25/52] <text:s/>48%|████▊ <text:s text:c="4"/>, f1=0.325 [00:01&lt;00:01]</text:p>
      <text:p text:style-name="Standard">Iteration: [25/52] <text:s/>48%|████▊ <text:s text:c="4"/>, f1=0.323 [00:01&lt;00:01]</text:p>
      <text:p text:style-name="Standard">Iteration: [26/52] <text:s/>50%|█████ <text:s text:c="4"/>, f1=0.323 [00:01&lt;00:01]</text:p>
      <text:p text:style-name="Standard">Iteration: [26/52] <text:s/>50%|█████ <text:s text:c="4"/>, f1=0.323 [00:01&lt;00:01]</text:p>
      <text:p text:style-name="Standard">Iteration: [26/52] <text:s/>50%|█████ <text:s text:c="4"/>, f1=0.319 [00:01&lt;00:01]</text:p>
      <text:p text:style-name="Standard">Iteration: [27/52] <text:s/>52%|█████▏ <text:s text:c="3"/>, f1=0.319 [00:01&lt;00:01]</text:p>
      <text:p text:style-name="Standard">Iteration: [27/52] <text:s/>52%|█████▏ <text:s text:c="3"/>, f1=0.316 [00:01&lt;00:01]</text:p>
      <text:p text:style-name="Standard">Iteration: [28/52] <text:s/>54%|█████▍ <text:s text:c="3"/>, f1=0.316 [00:01&lt;00:01]</text:p>
      <text:p text:style-name="Standard">Iteration: [28/52] <text:s/>54%|█████▍ <text:s text:c="3"/>, f1=0.316 [00:01&lt;00:01]</text:p>
      <text:p text:style-name="Standard">Iteration: [28/52] <text:s/>54%|█████▍ <text:s text:c="3"/>, f1=0.314 [00:01&lt;00:01]</text:p>
      <text:p text:style-name="Standard">Iteration: [29/52] <text:s/>56%|█████▌ <text:s text:c="3"/>, f1=0.314 [00:01&lt;00:01]</text:p>
      <text:p text:style-name="Standard">Iteration: [29/52] <text:s/>56%|█████▌ <text:s text:c="3"/>, f1=0.311 [00:01&lt;00:01]</text:p>
      <text:p text:style-name="Standard">Iteration: [30/52] <text:s/>58%|█████▊ <text:s text:c="3"/>, f1=0.311 [00:01&lt;00:01]</text:p>
      <text:p text:style-name="Standard">Iteration: [30/52] <text:s/>58%|█████▊ <text:s text:c="3"/>, f1=0.311 [00:01&lt;00:01]</text:p>
      <text:p text:style-name="Standard">Iteration: [30/52] <text:s/>58%|█████▊ <text:s text:c="3"/>, f1=0.309 [00:01&lt;00:01]</text:p>
      <text:p text:style-name="Standard">Iteration: [31/52] <text:s/>60%|█████▉ <text:s text:c="3"/>, f1=0.309 [00:02&lt;00:01]</text:p>
      <text:p text:style-name="Standard">Iteration: [31/52] <text:s/>60%|█████▉ <text:s text:c="3"/>, f1=0.305 [00:02&lt;00:01]</text:p>
      <text:p text:style-name="Standard">Iteration: [32/52] <text:s/>62%|██████▏ <text:s text:c="2"/>, f1=0.305 [00:02&lt;00:01]</text:p>
      <text:p text:style-name="Standard">Iteration: [32/52] <text:s/>62%|██████▏ <text:s text:c="2"/>, f1=0.305 [00:02&lt;00:01]</text:p>
      <text:p text:style-name="Standard">Iteration: [32/52] <text:s/>62%|██████▏ <text:s text:c="2"/>, f1=0.305 [00:02&lt;00:01]</text:p>
      <text:p text:style-name="Standard">Iteration: [33/52] <text:s/>63%|██████▎ <text:s text:c="2"/>, f1=0.305 [00:02&lt;00:01]</text:p>
      <text:p text:style-name="Standard">Iteration: [33/52] <text:s/>63%|██████▎ <text:s text:c="2"/>, f1=0.302 [00:02&lt;00:01]</text:p>
      <text:p text:style-name="Standard">Iteration: [34/52] <text:s/>65%|██████▌ <text:s text:c="2"/>, f1=0.302 [00:02&lt;00:01]</text:p>
      <text:p text:style-name="Standard">Iteration: [34/52] <text:s/>65%|██████▌ <text:s text:c="2"/>, f1=0.302 [00:02&lt;00:01]</text:p>
      <text:p text:style-name="Standard">Iteration: [34/52] <text:s/>65%|██████▌ <text:s text:c="2"/>, f1=0.301 [00:02&lt;00:01]</text:p>
      <text:p text:style-name="Standard">Iteration: [35/52] <text:s/>67%|██████▋ <text:s text:c="2"/>, f1=0.301 [00:02&lt;00:01]</text:p>
      <text:p text:style-name="Standard">Iteration: [35/52] <text:s/>67%|██████▋ <text:s text:c="2"/>, f1=0.298 [00:02&lt;00:01]</text:p>
      <text:p text:style-name="Standard">Iteration: [36/52] <text:s/>69%|██████▉ <text:s text:c="2"/>, f1=0.298 [00:02&lt;00:01]</text:p>
      <text:p text:style-name="Standard">Iteration: [36/52] <text:s/>69%|██████▉ <text:s text:c="2"/>, f1=0.298 [00:02&lt;00:01]</text:p>
      <text:p text:style-name="Standard">Iteration: [36/52] <text:s/>69%|██████▉ <text:s text:c="2"/>, f1=0.296 [00:02&lt;00:01]</text:p>
      <text:p text:style-name="Standard">Iteration: [37/52] <text:s/>71%|███████ <text:s text:c="2"/>, f1=0.296 [00:02&lt;00:01]</text:p>
      <text:p text:style-name="Standard">Iteration: [37/52] <text:s/>71%|███████ <text:s text:c="2"/>, f1=0.294 [00:02&lt;00:01]</text:p>
      <text:p text:style-name="Standard">Iteration: [38/52] <text:s/>73%|███████▎ <text:s/>, f1=0.294 [00:02&lt;00:01]</text:p>
      <text:p text:style-name="Standard">Iteration: [38/52] <text:s/>73%|███████▎ <text:s/>, f1=0.294 [00:02&lt;00:01]</text:p>
      <text:p text:style-name="Standard">Iteration: [38/52] <text:s/>73%|███████▎ <text:s/>, f1=0.292 [00:02&lt;00:01]</text:p>
      <text:p text:style-name="Standard">Iteration: [39/52] <text:s/>75%|███████▌ <text:s/>, f1=0.292 [00:02&lt;00:00]</text:p>
      <text:p text:style-name="Standard">Iteration: [39/52] <text:s/>75%|███████▌ <text:s/>, f1=0.29 [00:02&lt;00:00] </text:p>
      <text:p text:style-name="Standard">Iteration: [40/52] <text:s/>77%|███████▋ <text:s/>, f1=0.29 [00:02&lt;00:00]</text:p>
      <text:p text:style-name="Standard">Iteration: [40/52] <text:s/>77%|███████▋ <text:s/>, f1=0.29 [00:02&lt;00:00]</text:p>
      <text:p text:style-name="Standard">Iteration: [40/52] <text:s/>77%|███████▋ <text:s/>, f1=0.288 [00:02&lt;00:00]</text:p>
      <text:p text:style-name="Standard">Iteration: [41/52] <text:s/>79%|███████▉ <text:s/>, f1=0.288 [00:02&lt;00:00]</text:p>
      <text:p text:style-name="Standard">Iteration: [41/52] <text:s/>79%|███████▉ <text:s/>, f1=0.286 [00:02&lt;00:00]</text:p>
      <text:p text:style-name="Standard">Iteration: [42/52] <text:s/>81%|████████ <text:s/>, f1=0.286 [00:02&lt;00:00]</text:p>
      <text:p text:style-name="Standard">Iteration: [42/52] <text:s/>81%|████████ <text:s/>, f1=0.286 [00:02&lt;00:00]</text:p>
      <text:p text:style-name="Standard">Iteration: [42/52] <text:s/>81%|████████ <text:s/>, f1=0.289 [00:02&lt;00:00]</text:p>
      <text:p text:style-name="Standard">Iteration: [43/52] <text:s/>83%|████████▎ , f1=0.289 [00:02&lt;00:00]</text:p>
      <text:p text:style-name="Standard">Iteration: [43/52] <text:s/>83%|████████▎ , f1=0.286 [00:02&lt;00:00]</text:p>
      <text:p text:style-name="Standard">Iteration: [44/52] <text:s/>85%|████████▍ , f1=0.286 [00:02&lt;00:00]</text:p>
      <text:p text:style-name="Standard">Iteration: [44/52] <text:s/>85%|████████▍ , f1=0.286 [00:03&lt;00:00]</text:p>
      <text:p text:style-name="Standard">Iteration: [44/52] <text:s/>85%|████████▍ , f1=0.285 [00:03&lt;00:00]</text:p>
      <text:p text:style-name="Standard"><text:soft-page-break/>Iteration: [45/52] <text:s/>87%|████████▋ , f1=0.285 [00:03&lt;00:00]</text:p>
      <text:p text:style-name="Standard">Iteration: [45/52] <text:s/>87%|████████▋ , f1=0.282 [00:03&lt;00:00]</text:p>
      <text:p text:style-name="Standard">Iteration: [46/52] <text:s/>88%|████████▊ , f1=0.282 [00:03&lt;00:00]</text:p>
      <text:p text:style-name="Standard">Iteration: [46/52] <text:s/>88%|████████▊ , f1=0.282 [00:03&lt;00:00]</text:p>
      <text:p text:style-name="Standard">Iteration: [46/52] <text:s/>88%|████████▊ , f1=0.281 [00:03&lt;00:00]</text:p>
      <text:p text:style-name="Standard">Iteration: [47/52] <text:s/>90%|█████████ , f1=0.281 [00:03&lt;00:00]</text:p>
      <text:p text:style-name="Standard">Iteration: [47/52] <text:s/>90%|█████████ , f1=0.279 [00:03&lt;00:00]</text:p>
      <text:p text:style-name="Standard">Iteration: [48/52] <text:s/>92%|█████████▏, f1=0.279 [00:03&lt;00:00]</text:p>
      <text:p text:style-name="Standard">Iteration: [48/52] <text:s/>92%|█████████▏, f1=0.279 [00:03&lt;00:00]</text:p>
      <text:p text:style-name="Standard">Iteration: [48/52] <text:s/>92%|█████████▏, f1=0.279 [00:03&lt;00:00]</text:p>
      <text:p text:style-name="Standard">Iteration: [49/52] <text:s/>94%|█████████▍, f1=0.279 [00:03&lt;00:00]</text:p>
      <text:p text:style-name="Standard">Iteration: [49/52] <text:s/>94%|█████████▍, f1=0.283 [00:03&lt;00:00]</text:p>
      <text:p text:style-name="Standard">Iteration: [50/52] <text:s/>96%|█████████▌, f1=0.283 [00:03&lt;00:00]</text:p>
      <text:p text:style-name="Standard">Iteration: [50/52] <text:s/>96%|█████████▌, f1=0.283 [00:03&lt;00:00]</text:p>
      <text:p text:style-name="Standard">Iteration: [50/52] <text:s/>96%|█████████▌, f1=0.282 [00:03&lt;00:00]</text:p>
      <text:p text:style-name="Standard">Iteration: [51/52] <text:s/>98%|█████████▊, f1=0.282 [00:03&lt;00:00]</text:p>
      <text:p text:style-name="Standard">Iteration: [51/52] <text:s/>98%|█████████▊, f1=0.282 [00:03&lt;00:00]</text:p>
      <text:p text:style-name="Standard">Iteration: [52/52] 100%|██████████, f1=0.282 [00:03&lt;00:00]</text:p>
      <text:p text:style-name="Standard">INFO:ignite.engine.engine.Engine:Epoch[1] Complete. Time taken: 00:00:03.545</text:p>
      <text:p text:style-name="Standard">INFO:ignite.engine.engine.Engine:Engine run complete. Time taken: 00:00:03.545</text:p>
      <text:p text:style-name="Standard">Epoch [7/10]: [1004/1004] 100%|██████████, loss=0.501 [03:41&lt;00:00]</text:p>
      <text:p text:style-name="Standard">test: 100%|██████████| 51/51 [00:03&lt;00:00, 16.06it/s]</text:p>
      <text:p text:style-name="Standard">INFO:ignite.engine.engine.Engine:Epoch[7] Complete. Time taken: 00:03:46.094</text:p>
      <text:p text:style-name="Standard">Epoch [8/10]: [1004/1004] 100%|██████████, loss=0.507 [03:38&lt;00:00]INFO:ignite.engine.engine.Engine:Engine run starting with max_epochs=1.</text:p>
      <text:p text:style-name="Standard"/>
      <text:p text:style-name="Standard">[1/52] <text:s text:c="2"/>2%|▏ <text:s text:c="9"/>[00:00&lt;?]</text:p>
      <text:p text:style-name="Standard">Iteration: [1/52] <text:s text:c="2"/>2%|▏ <text:s text:c="9"/>[00:00&lt;?]</text:p>
      <text:p text:style-name="Standard">Iteration: [1/52] <text:s text:c="2"/>2%|▏ <text:s text:c="8"/>, f1=0.364 [00:00&lt;?]</text:p>
      <text:p text:style-name="Standard">Iteration: [1/52] <text:s text:c="2"/>2%|▏ <text:s text:c="8"/>, f1=0.364 [00:00&lt;?]</text:p>
      <text:p text:style-name="Standard">Iteration: [1/52] <text:s text:c="2"/>2%|▏ <text:s text:c="8"/>, f1=0.368 [00:00&lt;?]</text:p>
      <text:p text:style-name="Standard">Iteration: [2/52] <text:s text:c="2"/>4%|▍ <text:s text:c="8"/>, f1=0.368 [00:00&lt;00:06]</text:p>
      <text:p text:style-name="Standard">Iteration: [2/52] <text:s text:c="2"/>4%|▍ <text:s text:c="8"/>, f1=0.365 [00:00&lt;00:06]</text:p>
      <text:p text:style-name="Standard">Iteration: [3/52] <text:s text:c="2"/>6%|▌ <text:s text:c="8"/>, f1=0.365 [00:00&lt;00:02]</text:p>
      <text:p text:style-name="Standard">Iteration: [3/52] <text:s text:c="2"/>6%|▌ <text:s text:c="8"/>, f1=0.365 [00:00&lt;00:02]</text:p>
      <text:p text:style-name="Standard">Iteration: [3/52] <text:s text:c="2"/>6%|▌ <text:s text:c="8"/>, f1=0.364 [00:00&lt;00:02]</text:p>
      <text:p text:style-name="Standard">Iteration: [4/52] <text:s text:c="2"/>8%|▊ <text:s text:c="8"/>, f1=0.364 [00:00&lt;00:02]</text:p>
      <text:p text:style-name="Standard">Iteration: [4/52] <text:s text:c="2"/>8%|▊ <text:s text:c="8"/>, f1=0.364 [00:00&lt;00:02]</text:p>
      <text:p text:style-name="Standard">Iteration: [5/52] <text:s/>10%|▉ <text:s text:c="8"/>, f1=0.364 [00:00&lt;00:03]</text:p>
      <text:p text:style-name="Standard">Iteration: [5/52] <text:s/>10%|▉ <text:s text:c="8"/>, f1=0.364 [00:00&lt;00:03]</text:p>
      <text:p text:style-name="Standard">Iteration: [5/52] <text:s/>10%|▉ <text:s text:c="8"/>, f1=0.366 [00:00&lt;00:03]</text:p>
      <text:p text:style-name="Standard">Iteration: [6/52] <text:s/>12%|█▏ <text:s text:c="7"/>, f1=0.366 [00:00&lt;00:03]</text:p>
      <text:p text:style-name="Standard">Iteration: [6/52] <text:s/>12%|█▏ <text:s text:c="7"/>, f1=0.364 [00:00&lt;00:03]</text:p>
      <text:p text:style-name="Standard">Iteration: [7/52] <text:s/>13%|█▎ <text:s text:c="7"/>, f1=0.364 [00:00&lt;00:03]</text:p>
      <text:p text:style-name="Standard">Iteration: [7/52] <text:s/>13%|█▎ <text:s text:c="7"/>, f1=0.364 [00:00&lt;00:03]</text:p>
      <text:p text:style-name="Standard">Iteration: [7/52] <text:s/>13%|█▎ <text:s text:c="7"/>, f1=0.36 [00:00&lt;00:03] </text:p>
      <text:p text:style-name="Standard">Iteration: [8/52] <text:s/>15%|█▌ <text:s text:c="7"/>, f1=0.36 [00:00&lt;00:03]</text:p>
      <text:p text:style-name="Standard">Iteration: [8/52] <text:s/>15%|█▌ <text:s text:c="7"/>, f1=0.354 [00:00&lt;00:03]</text:p>
      <text:p text:style-name="Standard">Iteration: [9/52] <text:s/>17%|█▋ <text:s text:c="7"/>, f1=0.354 [00:00&lt;00:03]</text:p>
      <text:p text:style-name="Standard">Iteration: [9/52] <text:s/>17%|█▋ <text:s text:c="7"/>, f1=0.354 [00:00&lt;00:03]</text:p>
      <text:p text:style-name="Standard">Iteration: [9/52] <text:s/>17%|█▋ <text:s text:c="7"/>, f1=0.353 [00:00&lt;00:03]</text:p>
      <text:p text:style-name="Standard">Iteration: [10/52] <text:s/>19%|█▉ <text:s text:c="7"/>, f1=0.353 [00:00&lt;00:03]</text:p>
      <text:p text:style-name="Standard"><text:soft-page-break/>Iteration: [10/52] <text:s/>19%|█▉ <text:s text:c="7"/>, f1=0.35 [00:00&lt;00:03] </text:p>
      <text:p text:style-name="Standard">Iteration: [11/52] <text:s/>21%|██ <text:s text:c="7"/>, f1=0.35 [00:00&lt;00:03]</text:p>
      <text:p text:style-name="Standard">Iteration: [11/52] <text:s/>21%|██ <text:s text:c="7"/>, f1=0.35 [00:00&lt;00:03]</text:p>
      <text:p text:style-name="Standard">Iteration: [11/52] <text:s/>21%|██ <text:s text:c="7"/>, f1=0.35 [00:00&lt;00:03]</text:p>
      <text:p text:style-name="Standard">Iteration: [12/52] <text:s/>23%|██▎ <text:s text:c="6"/>, f1=0.35 [00:00&lt;00:03]</text:p>
      <text:p text:style-name="Standard">Iteration: [12/52] <text:s/>23%|██▎ <text:s text:c="6"/>, f1=0.352 [00:00&lt;00:03]</text:p>
      <text:p text:style-name="Standard">Iteration: [13/52] <text:s/>25%|██▌ <text:s text:c="6"/>, f1=0.352 [00:00&lt;00:02]</text:p>
      <text:p text:style-name="Standard">Iteration: [13/52] <text:s/>25%|██▌ <text:s text:c="6"/>, f1=0.352 [00:00&lt;00:02]</text:p>
      <text:p text:style-name="Standard">Iteration: [13/52] <text:s/>25%|██▌ <text:s text:c="6"/>, f1=0.354 [00:00&lt;00:02]</text:p>
      <text:p text:style-name="Standard">Iteration: [14/52] <text:s/>27%|██▋ <text:s text:c="6"/>, f1=0.354 [00:00&lt;00:02]</text:p>
      <text:p text:style-name="Standard">Iteration: [14/52] <text:s/>27%|██▋ <text:s text:c="6"/>, f1=0.352 [00:00&lt;00:02]</text:p>
      <text:p text:style-name="Standard">Iteration: [15/52] <text:s/>29%|██▉ <text:s text:c="6"/>, f1=0.352 [00:00&lt;00:02]</text:p>
      <text:p text:style-name="Standard">Iteration: [15/52] <text:s/>29%|██▉ <text:s text:c="6"/>, f1=0.352 [00:01&lt;00:02]</text:p>
      <text:p text:style-name="Standard">Iteration: [15/52] <text:s/>29%|██▉ <text:s text:c="6"/>, f1=0.35 [00:01&lt;00:02] </text:p>
      <text:p text:style-name="Standard">Iteration: [16/52] <text:s/>31%|███ <text:s text:c="6"/>, f1=0.35 [00:01&lt;00:02]</text:p>
      <text:p text:style-name="Standard">Iteration: [16/52] <text:s/>31%|███ <text:s text:c="6"/>, f1=0.347 [00:01&lt;00:02]</text:p>
      <text:p text:style-name="Standard">Iteration: [17/52] <text:s/>33%|███▎ <text:s text:c="5"/>, f1=0.347 [00:01&lt;00:02]</text:p>
      <text:p text:style-name="Standard">Iteration: [17/52] <text:s/>33%|███▎ <text:s text:c="5"/>, f1=0.343 [00:01&lt;00:02]</text:p>
      <text:p text:style-name="Standard">Iteration: [18/52] <text:s/>35%|███▍ <text:s text:c="5"/>, f1=0.343 [00:01&lt;00:02]</text:p>
      <text:p text:style-name="Standard">Iteration: [18/52] <text:s/>35%|███▍ <text:s text:c="5"/>, f1=0.343 [00:01&lt;00:02]</text:p>
      <text:p text:style-name="Standard">Iteration: [18/52] <text:s/>35%|███▍ <text:s text:c="5"/>, f1=0.338 [00:01&lt;00:02]</text:p>
      <text:p text:style-name="Standard">Iteration: [19/52] <text:s/>37%|███▋ <text:s text:c="5"/>, f1=0.338 [00:01&lt;00:01]</text:p>
      <text:p text:style-name="Standard">Iteration: [19/52] <text:s/>37%|███▋ <text:s text:c="5"/>, f1=0.334 [00:01&lt;00:01]</text:p>
      <text:p text:style-name="Standard">Iteration: [20/52] <text:s/>38%|███▊ <text:s text:c="5"/>, f1=0.334 [00:01&lt;00:01]</text:p>
      <text:p text:style-name="Standard">Iteration: [20/52] <text:s/>38%|███▊ <text:s text:c="5"/>, f1=0.334 [00:01&lt;00:01]</text:p>
      <text:p text:style-name="Standard">Iteration: [20/52] <text:s/>38%|███▊ <text:s text:c="5"/>, f1=0.333 [00:01&lt;00:01]</text:p>
      <text:p text:style-name="Standard">Iteration: [21/52] <text:s/>40%|████ <text:s text:c="5"/>, f1=0.333 [00:01&lt;00:01]</text:p>
      <text:p text:style-name="Standard">Iteration: [21/52] <text:s/>40%|████ <text:s text:c="5"/>, f1=0.331 [00:01&lt;00:01]</text:p>
      <text:p text:style-name="Standard">Iteration: [22/52] <text:s/>42%|████▏ <text:s text:c="4"/>, f1=0.331 [00:01&lt;00:01]</text:p>
      <text:p text:style-name="Standard">Iteration: [22/52] <text:s/>42%|████▏ <text:s text:c="4"/>, f1=0.331 [00:01&lt;00:01]</text:p>
      <text:p text:style-name="Standard">Iteration: [22/52] <text:s/>42%|████▏ <text:s text:c="4"/>, f1=0.327 [00:01&lt;00:01]</text:p>
      <text:p text:style-name="Standard">Iteration: [23/52] <text:s/>44%|████▍ <text:s text:c="4"/>, f1=0.327 [00:01&lt;00:01]</text:p>
      <text:p text:style-name="Standard">Iteration: [23/52] <text:s/>44%|████▍ <text:s text:c="4"/>, f1=0.324 [00:01&lt;00:01]</text:p>
      <text:p text:style-name="Standard">Iteration: [24/52] <text:s/>46%|████▌ <text:s text:c="4"/>, f1=0.324 [00:01&lt;00:01]</text:p>
      <text:p text:style-name="Standard">Iteration: [24/52] <text:s/>46%|████▌ <text:s text:c="4"/>, f1=0.324 [00:01&lt;00:01]</text:p>
      <text:p text:style-name="Standard">Iteration: [24/52] <text:s/>46%|████▌ <text:s text:c="4"/>, f1=0.32 [00:01&lt;00:01] </text:p>
      <text:p text:style-name="Standard">Iteration: [25/52] <text:s/>48%|████▊ <text:s text:c="4"/>, f1=0.32 [00:01&lt;00:01]</text:p>
      <text:p text:style-name="Standard">Iteration: [25/52] <text:s/>48%|████▊ <text:s text:c="4"/>, f1=0.318 [00:01&lt;00:01]</text:p>
      <text:p text:style-name="Standard">Iteration: [26/52] <text:s/>50%|█████ <text:s text:c="4"/>, f1=0.318 [00:01&lt;00:01]</text:p>
      <text:p text:style-name="Standard">Iteration: [26/52] <text:s/>50%|█████ <text:s text:c="4"/>, f1=0.318 [00:01&lt;00:01]</text:p>
      <text:p text:style-name="Standard">Iteration: [26/52] <text:s/>50%|█████ <text:s text:c="4"/>, f1=0.314 [00:01&lt;00:01]</text:p>
      <text:p text:style-name="Standard">Iteration: [27/52] <text:s/>52%|█████▏ <text:s text:c="3"/>, f1=0.314 [00:01&lt;00:01]</text:p>
      <text:p text:style-name="Standard">Iteration: [27/52] <text:s/>52%|█████▏ <text:s text:c="3"/>, f1=0.311 [00:01&lt;00:01]</text:p>
      <text:p text:style-name="Standard">Iteration: [28/52] <text:s/>54%|█████▍ <text:s text:c="3"/>, f1=0.311 [00:01&lt;00:01]</text:p>
      <text:p text:style-name="Standard">Iteration: [28/52] <text:s/>54%|█████▍ <text:s text:c="3"/>, f1=0.311 [00:01&lt;00:01]</text:p>
      <text:p text:style-name="Standard">Iteration: [28/52] <text:s/>54%|█████▍ <text:s text:c="3"/>, f1=0.309 [00:01&lt;00:01]</text:p>
      <text:p text:style-name="Standard">Iteration: [29/52] <text:s/>56%|█████▌ <text:s text:c="3"/>, f1=0.309 [00:01&lt;00:01]</text:p>
      <text:p text:style-name="Standard">Iteration: [29/52] <text:s/>56%|█████▌ <text:s text:c="3"/>, f1=0.306 [00:01&lt;00:01]</text:p>
      <text:p text:style-name="Standard">Iteration: [30/52] <text:s/>58%|█████▊ <text:s text:c="3"/>, f1=0.306 [00:01&lt;00:01]</text:p>
      <text:p text:style-name="Standard">Iteration: [30/52] <text:s/>58%|█████▊ <text:s text:c="3"/>, f1=0.306 [00:01&lt;00:01]</text:p>
      <text:p text:style-name="Standard">Iteration: [30/52] <text:s/>58%|█████▊ <text:s text:c="3"/>, f1=0.304 [00:01&lt;00:01]</text:p>
      <text:p text:style-name="Standard">Iteration: [31/52] <text:s/>60%|█████▉ <text:s text:c="3"/>, f1=0.304 [00:02&lt;00:01]</text:p>
      <text:p text:style-name="Standard"><text:soft-page-break/>Iteration: [31/52] <text:s/>60%|█████▉ <text:s text:c="3"/>, f1=0.3 [00:02&lt;00:01] <text:s/></text:p>
      <text:p text:style-name="Standard">Iteration: [32/52] <text:s/>62%|██████▏ <text:s text:c="2"/>, f1=0.3 [00:02&lt;00:01]</text:p>
      <text:p text:style-name="Standard">Iteration: [32/52] <text:s/>62%|██████▏ <text:s text:c="2"/>, f1=0.3 [00:02&lt;00:01]</text:p>
      <text:p text:style-name="Standard">Iteration: [32/52] <text:s/>62%|██████▏ <text:s text:c="2"/>, f1=0.301 [00:02&lt;00:01]</text:p>
      <text:p text:style-name="Standard">Iteration: [33/52] <text:s/>63%|██████▎ <text:s text:c="2"/>, f1=0.301 [00:02&lt;00:01]</text:p>
      <text:p text:style-name="Standard">Iteration: [33/52] <text:s/>63%|██████▎ <text:s text:c="2"/>, f1=0.297 [00:02&lt;00:01]</text:p>
      <text:p text:style-name="Standard">Iteration: [34/52] <text:s/>65%|██████▌ <text:s text:c="2"/>, f1=0.297 [00:02&lt;00:01]</text:p>
      <text:p text:style-name="Standard">Iteration: [34/52] <text:s/>65%|██████▌ <text:s text:c="2"/>, f1=0.297 [00:02&lt;00:01]</text:p>
      <text:p text:style-name="Standard">Iteration: [34/52] <text:s/>65%|██████▌ <text:s text:c="2"/>, f1=0.296 [00:02&lt;00:01]</text:p>
      <text:p text:style-name="Standard">Iteration: [35/52] <text:s/>67%|██████▋ <text:s text:c="2"/>, f1=0.296 [00:02&lt;00:01]</text:p>
      <text:p text:style-name="Standard">Iteration: [35/52] <text:s/>67%|██████▋ <text:s text:c="2"/>, f1=0.294 [00:02&lt;00:01]</text:p>
      <text:p text:style-name="Standard">Iteration: [36/52] <text:s/>69%|██████▉ <text:s text:c="2"/>, f1=0.294 [00:02&lt;00:01]</text:p>
      <text:p text:style-name="Standard">Iteration: [36/52] <text:s/>69%|██████▉ <text:s text:c="2"/>, f1=0.294 [00:02&lt;00:01]</text:p>
      <text:p text:style-name="Standard">Iteration: [36/52] <text:s/>69%|██████▉ <text:s text:c="2"/>, f1=0.292 [00:02&lt;00:01]</text:p>
      <text:p text:style-name="Standard">Iteration: [37/52] <text:s/>71%|███████ <text:s text:c="2"/>, f1=0.292 [00:02&lt;00:01]</text:p>
      <text:p text:style-name="Standard">Iteration: [37/52] <text:s/>71%|███████ <text:s text:c="2"/>, f1=0.29 [00:02&lt;00:01] </text:p>
      <text:p text:style-name="Standard">Iteration: [38/52] <text:s/>73%|███████▎ <text:s/>, f1=0.29 [00:02&lt;00:00]</text:p>
      <text:p text:style-name="Standard">Iteration: [38/52] <text:s/>73%|███████▎ <text:s/>, f1=0.29 [00:02&lt;00:00]</text:p>
      <text:p text:style-name="Standard">Iteration: [38/52] <text:s/>73%|███████▎ <text:s/>, f1=0.289 [00:02&lt;00:00]</text:p>
      <text:p text:style-name="Standard">Iteration: [39/52] <text:s/>75%|███████▌ <text:s/>, f1=0.289 [00:02&lt;00:00]</text:p>
      <text:p text:style-name="Standard">Iteration: [39/52] <text:s/>75%|███████▌ <text:s/>, f1=0.287 [00:02&lt;00:00]</text:p>
      <text:p text:style-name="Standard">Iteration: [40/52] <text:s/>77%|███████▋ <text:s/>, f1=0.287 [00:02&lt;00:00]</text:p>
      <text:p text:style-name="Standard">Iteration: [40/52] <text:s/>77%|███████▋ <text:s/>, f1=0.287 [00:02&lt;00:00]</text:p>
      <text:p text:style-name="Standard">Iteration: [40/52] <text:s/>77%|███████▋ <text:s/>, f1=0.286 [00:02&lt;00:00]</text:p>
      <text:p text:style-name="Standard">Iteration: [41/52] <text:s/>79%|███████▉ <text:s/>, f1=0.286 [00:02&lt;00:00]</text:p>
      <text:p text:style-name="Standard">Iteration: [41/52] <text:s/>79%|███████▉ <text:s/>, f1=0.285 [00:02&lt;00:00]</text:p>
      <text:p text:style-name="Standard">Iteration: [42/52] <text:s/>81%|████████ <text:s/>, f1=0.285 [00:02&lt;00:00]</text:p>
      <text:p text:style-name="Standard">Iteration: [42/52] <text:s/>81%|████████ <text:s/>, f1=0.285 [00:02&lt;00:00]</text:p>
      <text:p text:style-name="Standard">Iteration: [42/52] <text:s/>81%|████████ <text:s/>, f1=0.287 [00:02&lt;00:00]</text:p>
      <text:p text:style-name="Standard">Iteration: [43/52] <text:s/>83%|████████▎ , f1=0.287 [00:02&lt;00:00]</text:p>
      <text:p text:style-name="Standard">Iteration: [43/52] <text:s/>83%|████████▎ , f1=0.285 [00:02&lt;00:00]</text:p>
      <text:p text:style-name="Standard">Iteration: [44/52] <text:s/>85%|████████▍ , f1=0.285 [00:02&lt;00:00]</text:p>
      <text:p text:style-name="Standard">Iteration: [44/52] <text:s/>85%|████████▍ , f1=0.285 [00:03&lt;00:00]</text:p>
      <text:p text:style-name="Standard">Iteration: [44/52] <text:s/>85%|████████▍ , f1=0.283 [00:03&lt;00:00]</text:p>
      <text:p text:style-name="Standard">Iteration: [45/52] <text:s/>87%|████████▋ , f1=0.283 [00:03&lt;00:00]</text:p>
      <text:p text:style-name="Standard">Iteration: [45/52] <text:s/>87%|████████▋ , f1=0.281 [00:03&lt;00:00]</text:p>
      <text:p text:style-name="Standard">Iteration: [46/52] <text:s/>88%|████████▊ , f1=0.281 [00:03&lt;00:00]</text:p>
      <text:p text:style-name="Standard">Iteration: [46/52] <text:s/>88%|████████▊ , f1=0.281 [00:03&lt;00:00]</text:p>
      <text:p text:style-name="Standard">Iteration: [46/52] <text:s/>88%|████████▊ , f1=0.28 [00:03&lt;00:00] </text:p>
      <text:p text:style-name="Standard">Iteration: [47/52] <text:s/>90%|█████████ , f1=0.28 [00:03&lt;00:00]</text:p>
      <text:p text:style-name="Standard">Iteration: [47/52] <text:s/>90%|█████████ , f1=0.278 [00:03&lt;00:00]</text:p>
      <text:p text:style-name="Standard">Iteration: [48/52] <text:s/>92%|█████████▏, f1=0.278 [00:03&lt;00:00]</text:p>
      <text:p text:style-name="Standard">Iteration: [48/52] <text:s/>92%|█████████▏, f1=0.278 [00:03&lt;00:00]</text:p>
      <text:p text:style-name="Standard">Iteration: [48/52] <text:s/>92%|█████████▏, f1=0.278 [00:03&lt;00:00]</text:p>
      <text:p text:style-name="Standard">Iteration: [49/52] <text:s/>94%|█████████▍, f1=0.278 [00:03&lt;00:00]</text:p>
      <text:p text:style-name="Standard">Iteration: [49/52] <text:s/>94%|█████████▍, f1=0.281 [00:03&lt;00:00]</text:p>
      <text:p text:style-name="Standard">Iteration: [50/52] <text:s/>96%|█████████▌, f1=0.281 [00:03&lt;00:00]</text:p>
      <text:p text:style-name="Standard">Iteration: [50/52] <text:s/>96%|█████████▌, f1=0.281 [00:03&lt;00:00]</text:p>
      <text:p text:style-name="Standard">Iteration: [50/52] <text:s/>96%|█████████▌, f1=0.279 [00:03&lt;00:00]</text:p>
      <text:p text:style-name="Standard">Iteration: [51/52] <text:s/>98%|█████████▊, f1=0.279 [00:03&lt;00:00]</text:p>
      <text:p text:style-name="Standard">Iteration: [51/52] <text:s/>98%|█████████▊, f1=0.28 [00:03&lt;00:00] </text:p>
      <text:p text:style-name="Standard">Iteration: [52/52] 100%|██████████, f1=0.28 [00:03&lt;00:00]</text:p>
      <text:p text:style-name="Standard"><text:soft-page-break/>INFO:ignite.engine.engine.Engine:Epoch[1] Complete. Time taken: 00:00:03.540</text:p>
      <text:p text:style-name="Standard">INFO:ignite.engine.engine.Engine:Engine run complete. Time taken: 00:00:03.540</text:p>
      <text:p text:style-name="Standard">Epoch [8/10]: [1004/1004] 100%|██████████, loss=0.507 [03:41&lt;00:00]</text:p>
      <text:p text:style-name="Standard">test: 100%|██████████| 51/51 [00:03&lt;00:00, 16.29it/s]</text:p>
      <text:p text:style-name="Standard">INFO:ignite.engine.engine.Engine:Epoch[8] Complete. Time taken: 00:03:45.887</text:p>
      <text:p text:style-name="Standard">Epoch [9/10]: [1003/1004] 100%|█████████▉, loss=0.501 [03:41&lt;00:00]INFO:ignite.engine.engine.Engine:Engine run starting with max_epochs=1.</text:p>
      <text:p text:style-name="Standard"/>
      <text:p text:style-name="Standard">[1/52] <text:s text:c="2"/>2%|▏ <text:s text:c="9"/>[00:00&lt;?]</text:p>
      <text:p text:style-name="Standard">Iteration: [1/52] <text:s text:c="2"/>2%|▏ <text:s text:c="9"/>[00:00&lt;?]</text:p>
      <text:p text:style-name="Standard">Iteration: [1/52] <text:s text:c="2"/>2%|▏ <text:s text:c="8"/>, f1=0.373 [00:00&lt;?]</text:p>
      <text:p text:style-name="Standard">Iteration: [1/52] <text:s text:c="2"/>2%|▏ <text:s text:c="8"/>, f1=0.373 [00:00&lt;?]</text:p>
      <text:p text:style-name="Standard">Iteration: [1/52] <text:s text:c="2"/>2%|▏ <text:s text:c="8"/>, f1=0.377 [00:00&lt;?]</text:p>
      <text:p text:style-name="Standard">Iteration: [2/52] <text:s text:c="2"/>4%|▍ <text:s text:c="8"/>, f1=0.377 [00:00&lt;00:05]</text:p>
      <text:p text:style-name="Standard">Iteration: [2/52] <text:s text:c="2"/>4%|▍ <text:s text:c="8"/>, f1=0.374 [00:00&lt;00:05]</text:p>
      <text:p text:style-name="Standard">Iteration: [3/52] <text:s text:c="2"/>6%|▌ <text:s text:c="8"/>, f1=0.374 [00:00&lt;00:02]</text:p>
      <text:p text:style-name="Standard">Iteration: [3/52] <text:s text:c="2"/>6%|▌ <text:s text:c="8"/>, f1=0.374 [00:00&lt;00:02]</text:p>
      <text:p text:style-name="Standard">Iteration: [3/52] <text:s text:c="2"/>6%|▌ <text:s text:c="8"/>, f1=0.372 [00:00&lt;00:02]</text:p>
      <text:p text:style-name="Standard">Iteration: [4/52] <text:s text:c="2"/>8%|▊ <text:s text:c="8"/>, f1=0.372 [00:00&lt;00:02]</text:p>
      <text:p text:style-name="Standard">Iteration: [4/52] <text:s text:c="2"/>8%|▊ <text:s text:c="8"/>, f1=0.372 [00:00&lt;00:02]</text:p>
      <text:p text:style-name="Standard">Iteration: [5/52] <text:s/>10%|▉ <text:s text:c="8"/>, f1=0.372 [00:00&lt;00:03]</text:p>
      <text:p text:style-name="Standard">Iteration: [5/52] <text:s/>10%|▉ <text:s text:c="8"/>, f1=0.372 [00:00&lt;00:03]</text:p>
      <text:p text:style-name="Standard">Iteration: [5/52] <text:s/>10%|▉ <text:s text:c="8"/>, f1=0.374 [00:00&lt;00:03]</text:p>
      <text:p text:style-name="Standard">Iteration: [6/52] <text:s/>12%|█▏ <text:s text:c="7"/>, f1=0.374 [00:00&lt;00:03]</text:p>
      <text:p text:style-name="Standard">Iteration: [6/52] <text:s/>12%|█▏ <text:s text:c="7"/>, f1=0.372 [00:00&lt;00:03]</text:p>
      <text:p text:style-name="Standard">Iteration: [7/52] <text:s/>13%|█▎ <text:s text:c="7"/>, f1=0.372 [00:00&lt;00:03]</text:p>
      <text:p text:style-name="Standard">Iteration: [7/52] <text:s/>13%|█▎ <text:s text:c="7"/>, f1=0.372 [00:00&lt;00:03]</text:p>
      <text:p text:style-name="Standard">Iteration: [7/52] <text:s/>13%|█▎ <text:s text:c="7"/>, f1=0.368 [00:00&lt;00:03]</text:p>
      <text:p text:style-name="Standard">Iteration: [8/52] <text:s/>15%|█▌ <text:s text:c="7"/>, f1=0.368 [00:00&lt;00:03]</text:p>
      <text:p text:style-name="Standard">Iteration: [8/52] <text:s/>15%|█▌ <text:s text:c="7"/>, f1=0.363 [00:00&lt;00:03]</text:p>
      <text:p text:style-name="Standard">Iteration: [9/52] <text:s/>17%|█▋ <text:s text:c="7"/>, f1=0.363 [00:00&lt;00:03]</text:p>
      <text:p text:style-name="Standard">Iteration: [9/52] <text:s/>17%|█▋ <text:s text:c="7"/>, f1=0.363 [00:00&lt;00:03]</text:p>
      <text:p text:style-name="Standard">Iteration: [9/52] <text:s/>17%|█▋ <text:s text:c="7"/>, f1=0.36 [00:00&lt;00:03] </text:p>
      <text:p text:style-name="Standard">Iteration: [10/52] <text:s/>19%|█▉ <text:s text:c="7"/>, f1=0.36 [00:00&lt;00:02]</text:p>
      <text:p text:style-name="Standard">Iteration: [10/52] <text:s/>19%|█▉ <text:s text:c="7"/>, f1=0.358 [00:00&lt;00:02]</text:p>
      <text:p text:style-name="Standard">Iteration: [11/52] <text:s/>21%|██ <text:s text:c="7"/>, f1=0.358 [00:00&lt;00:03]</text:p>
      <text:p text:style-name="Standard">Iteration: [11/52] <text:s/>21%|██ <text:s text:c="7"/>, f1=0.358 [00:00&lt;00:03]</text:p>
      <text:p text:style-name="Standard">Iteration: [11/52] <text:s/>21%|██ <text:s text:c="7"/>, f1=0.358 [00:00&lt;00:03]</text:p>
      <text:p text:style-name="Standard">Iteration: [12/52] <text:s/>23%|██▎ <text:s text:c="6"/>, f1=0.358 [00:00&lt;00:02]</text:p>
      <text:p text:style-name="Standard">Iteration: [12/52] <text:s/>23%|██▎ <text:s text:c="6"/>, f1=0.359 [00:00&lt;00:02]</text:p>
      <text:p text:style-name="Standard">Iteration: [13/52] <text:s/>25%|██▌ <text:s text:c="6"/>, f1=0.359 [00:00&lt;00:02]</text:p>
      <text:p text:style-name="Standard">Iteration: [13/52] <text:s/>25%|██▌ <text:s text:c="6"/>, f1=0.359 [00:00&lt;00:02]</text:p>
      <text:p text:style-name="Standard">Iteration: [13/52] <text:s/>25%|██▌ <text:s text:c="6"/>, f1=0.36 [00:00&lt;00:02] </text:p>
      <text:p text:style-name="Standard">Iteration: [14/52] <text:s/>27%|██▋ <text:s text:c="6"/>, f1=0.36 [00:00&lt;00:02]</text:p>
      <text:p text:style-name="Standard">Iteration: [14/52] <text:s/>27%|██▋ <text:s text:c="6"/>, f1=0.358 [00:00&lt;00:02]</text:p>
      <text:p text:style-name="Standard">Iteration: [15/52] <text:s/>29%|██▉ <text:s text:c="6"/>, f1=0.358 [00:00&lt;00:02]</text:p>
      <text:p text:style-name="Standard">Iteration: [15/52] <text:s/>29%|██▉ <text:s text:c="6"/>, f1=0.358 [00:00&lt;00:02]</text:p>
      <text:p text:style-name="Standard">Iteration: [15/52] <text:s/>29%|██▉ <text:s text:c="6"/>, f1=0.356 [00:00&lt;00:02]</text:p>
      <text:p text:style-name="Standard">Iteration: [16/52] <text:s/>31%|███ <text:s text:c="6"/>, f1=0.356 [00:01&lt;00:02]</text:p>
      <text:p text:style-name="Standard">Iteration: [16/52] <text:s/>31%|███ <text:s text:c="6"/>, f1=0.354 [00:01&lt;00:02]</text:p>
      <text:p text:style-name="Standard">Iteration: [17/52] <text:s/>33%|███▎ <text:s text:c="5"/>, f1=0.354 [00:01&lt;00:02]</text:p>
      <text:p text:style-name="Standard">Iteration: [17/52] <text:s/>33%|███▎ <text:s text:c="5"/>, f1=0.349 [00:01&lt;00:02]</text:p>
      <text:p text:style-name="Standard"><text:soft-page-break/>Iteration: [18/52] <text:s/>35%|███▍ <text:s text:c="5"/>, f1=0.349 [00:01&lt;00:02]</text:p>
      <text:p text:style-name="Standard">Iteration: [18/52] <text:s/>35%|███▍ <text:s text:c="5"/>, f1=0.349 [00:01&lt;00:02]</text:p>
      <text:p text:style-name="Standard">Iteration: [18/52] <text:s/>35%|███▍ <text:s text:c="5"/>, f1=0.344 [00:01&lt;00:02]</text:p>
      <text:p text:style-name="Standard">Iteration: [19/52] <text:s/>37%|███▋ <text:s text:c="5"/>, f1=0.344 [00:01&lt;00:01]</text:p>
      <text:p text:style-name="Standard">Iteration: [19/52] <text:s/>37%|███▋ <text:s text:c="5"/>, f1=0.339 [00:01&lt;00:01]</text:p>
      <text:p text:style-name="Standard">Iteration: [20/52] <text:s/>38%|███▊ <text:s text:c="5"/>, f1=0.339 [00:01&lt;00:01]</text:p>
      <text:p text:style-name="Standard">Iteration: [20/52] <text:s/>38%|███▊ <text:s text:c="5"/>, f1=0.339 [00:01&lt;00:01]</text:p>
      <text:p text:style-name="Standard">Iteration: [20/52] <text:s/>38%|███▊ <text:s text:c="5"/>, f1=0.338 [00:01&lt;00:01]</text:p>
      <text:p text:style-name="Standard">Iteration: [21/52] <text:s/>40%|████ <text:s text:c="5"/>, f1=0.338 [00:01&lt;00:01]</text:p>
      <text:p text:style-name="Standard">Iteration: [21/52] <text:s/>40%|████ <text:s text:c="5"/>, f1=0.335 [00:01&lt;00:01]</text:p>
      <text:p text:style-name="Standard">Iteration: [22/52] <text:s/>42%|████▏ <text:s text:c="4"/>, f1=0.335 [00:01&lt;00:01]</text:p>
      <text:p text:style-name="Standard">Iteration: [22/52] <text:s/>42%|████▏ <text:s text:c="4"/>, f1=0.335 [00:01&lt;00:01]</text:p>
      <text:p text:style-name="Standard">Iteration: [22/52] <text:s/>42%|████▏ <text:s text:c="4"/>, f1=0.331 [00:01&lt;00:01]</text:p>
      <text:p text:style-name="Standard">Iteration: [23/52] <text:s/>44%|████▍ <text:s text:c="4"/>, f1=0.331 [00:01&lt;00:01]</text:p>
      <text:p text:style-name="Standard">Iteration: [23/52] <text:s/>44%|████▍ <text:s text:c="4"/>, f1=0.327 [00:01&lt;00:01]</text:p>
      <text:p text:style-name="Standard">Iteration: [24/52] <text:s/>46%|████▌ <text:s text:c="4"/>, f1=0.327 [00:01&lt;00:01]</text:p>
      <text:p text:style-name="Standard">Iteration: [24/52] <text:s/>46%|████▌ <text:s text:c="4"/>, f1=0.327 [00:01&lt;00:01]</text:p>
      <text:p text:style-name="Standard">Iteration: [24/52] <text:s/>46%|████▌ <text:s text:c="4"/>, f1=0.325 [00:01&lt;00:01]</text:p>
      <text:p text:style-name="Standard">Iteration: [25/52] <text:s/>48%|████▊ <text:s text:c="4"/>, f1=0.325 [00:01&lt;00:01]</text:p>
      <text:p text:style-name="Standard">Iteration: [25/52] <text:s/>48%|████▊ <text:s text:c="4"/>, f1=0.322 [00:01&lt;00:01]</text:p>
      <text:p text:style-name="Standard">Iteration: [26/52] <text:s/>50%|█████ <text:s text:c="4"/>, f1=0.322 [00:01&lt;00:01]</text:p>
      <text:p text:style-name="Standard">Iteration: [26/52] <text:s/>50%|█████ <text:s text:c="4"/>, f1=0.322 [00:01&lt;00:01]</text:p>
      <text:p text:style-name="Standard">Iteration: [26/52] <text:s/>50%|█████ <text:s text:c="4"/>, f1=0.319 [00:01&lt;00:01]</text:p>
      <text:p text:style-name="Standard">Iteration: [27/52] <text:s/>52%|█████▏ <text:s text:c="3"/>, f1=0.319 [00:01&lt;00:01]</text:p>
      <text:p text:style-name="Standard">Iteration: [27/52] <text:s/>52%|█████▏ <text:s text:c="3"/>, f1=0.316 [00:01&lt;00:01]</text:p>
      <text:p text:style-name="Standard">Iteration: [28/52] <text:s/>54%|█████▍ <text:s text:c="3"/>, f1=0.316 [00:01&lt;00:01]</text:p>
      <text:p text:style-name="Standard">Iteration: [28/52] <text:s/>54%|█████▍ <text:s text:c="3"/>, f1=0.316 [00:01&lt;00:01]</text:p>
      <text:p text:style-name="Standard">Iteration: [28/52] <text:s/>54%|█████▍ <text:s text:c="3"/>, f1=0.314 [00:01&lt;00:01]</text:p>
      <text:p text:style-name="Standard">Iteration: [29/52] <text:s/>56%|█████▌ <text:s text:c="3"/>, f1=0.314 [00:01&lt;00:01]</text:p>
      <text:p text:style-name="Standard">Iteration: [29/52] <text:s/>56%|█████▌ <text:s text:c="3"/>, f1=0.311 [00:01&lt;00:01]</text:p>
      <text:p text:style-name="Standard">Iteration: [30/52] <text:s/>58%|█████▊ <text:s text:c="3"/>, f1=0.311 [00:01&lt;00:01]</text:p>
      <text:p text:style-name="Standard">Iteration: [30/52] <text:s/>58%|█████▊ <text:s text:c="3"/>, f1=0.311 [00:01&lt;00:01]</text:p>
      <text:p text:style-name="Standard">Iteration: [30/52] <text:s/>58%|█████▊ <text:s text:c="3"/>, f1=0.308 [00:01&lt;00:01]</text:p>
      <text:p text:style-name="Standard">Iteration: [31/52] <text:s/>60%|█████▉ <text:s text:c="3"/>, f1=0.308 [00:02&lt;00:01]</text:p>
      <text:p text:style-name="Standard">Iteration: [31/52] <text:s/>60%|█████▉ <text:s text:c="3"/>, f1=0.304 [00:02&lt;00:01]</text:p>
      <text:p text:style-name="Standard">Iteration: [32/52] <text:s/>62%|██████▏ <text:s text:c="2"/>, f1=0.304 [00:02&lt;00:01]</text:p>
      <text:p text:style-name="Standard">Iteration: [32/52] <text:s/>62%|██████▏ <text:s text:c="2"/>, f1=0.304 [00:02&lt;00:01]</text:p>
      <text:p text:style-name="Standard">Iteration: [32/52] <text:s/>62%|██████▏ <text:s text:c="2"/>, f1=0.304 [00:02&lt;00:01]</text:p>
      <text:p text:style-name="Standard">Iteration: [33/52] <text:s/>63%|██████▎ <text:s text:c="2"/>, f1=0.304 [00:02&lt;00:01]</text:p>
      <text:p text:style-name="Standard">Iteration: [33/52] <text:s/>63%|██████▎ <text:s text:c="2"/>, f1=0.3 [00:02&lt;00:01] <text:s/></text:p>
      <text:p text:style-name="Standard">Iteration: [34/52] <text:s/>65%|██████▌ <text:s text:c="2"/>, f1=0.3 [00:02&lt;00:01]</text:p>
      <text:p text:style-name="Standard">Iteration: [34/52] <text:s/>65%|██████▌ <text:s text:c="2"/>, f1=0.3 [00:02&lt;00:01]</text:p>
      <text:p text:style-name="Standard">Iteration: [34/52] <text:s/>65%|██████▌ <text:s text:c="2"/>, f1=0.298 [00:02&lt;00:01]</text:p>
      <text:p text:style-name="Standard">Iteration: [35/52] <text:s/>67%|██████▋ <text:s text:c="2"/>, f1=0.298 [00:02&lt;00:01]</text:p>
      <text:p text:style-name="Standard">Iteration: [35/52] <text:s/>67%|██████▋ <text:s text:c="2"/>, f1=0.295 [00:02&lt;00:01]</text:p>
      <text:p text:style-name="Standard">Iteration: [36/52] <text:s/>69%|██████▉ <text:s text:c="2"/>, f1=0.295 [00:02&lt;00:01]</text:p>
      <text:p text:style-name="Standard">Iteration: [36/52] <text:s/>69%|██████▉ <text:s text:c="2"/>, f1=0.295 [00:02&lt;00:01]</text:p>
      <text:p text:style-name="Standard">Iteration: [36/52] <text:s/>69%|██████▉ <text:s text:c="2"/>, f1=0.292 [00:02&lt;00:01]</text:p>
      <text:p text:style-name="Standard">Iteration: [37/52] <text:s/>71%|███████ <text:s text:c="2"/>, f1=0.292 [00:02&lt;00:01]</text:p>
      <text:p text:style-name="Standard">Iteration: [37/52] <text:s/>71%|███████ <text:s text:c="2"/>, f1=0.29 [00:02&lt;00:01] </text:p>
      <text:p text:style-name="Standard">Iteration: [38/52] <text:s/>73%|███████▎ <text:s/>, f1=0.29 [00:02&lt;00:00]</text:p>
      <text:p text:style-name="Standard">Iteration: [38/52] <text:s/>73%|███████▎ <text:s/>, f1=0.29 [00:02&lt;00:00]</text:p>
      <text:p text:style-name="Standard"><text:soft-page-break/>Iteration: [38/52] <text:s/>73%|███████▎ <text:s/>, f1=0.289 [00:02&lt;00:00]</text:p>
      <text:p text:style-name="Standard">Iteration: [39/52] <text:s/>75%|███████▌ <text:s/>, f1=0.289 [00:02&lt;00:00]</text:p>
      <text:p text:style-name="Standard">Iteration: [39/52] <text:s/>75%|███████▌ <text:s/>, f1=0.286 [00:02&lt;00:00]</text:p>
      <text:p text:style-name="Standard">Iteration: [40/52] <text:s/>77%|███████▋ <text:s/>, f1=0.286 [00:02&lt;00:00]</text:p>
      <text:p text:style-name="Standard">Iteration: [40/52] <text:s/>77%|███████▋ <text:s/>, f1=0.286 [00:02&lt;00:00]</text:p>
      <text:p text:style-name="Standard">Iteration: [40/52] <text:s/>77%|███████▋ <text:s/>, f1=0.285 [00:02&lt;00:00]</text:p>
      <text:p text:style-name="Standard">Iteration: [41/52] <text:s/>79%|███████▉ <text:s/>, f1=0.285 [00:02&lt;00:00]</text:p>
      <text:p text:style-name="Standard">Iteration: [41/52] <text:s/>79%|███████▉ <text:s/>, f1=0.284 [00:02&lt;00:00]</text:p>
      <text:p text:style-name="Standard">Iteration: [42/52] <text:s/>81%|████████ <text:s/>, f1=0.284 [00:02&lt;00:00]</text:p>
      <text:p text:style-name="Standard">Iteration: [42/52] <text:s/>81%|████████ <text:s/>, f1=0.284 [00:02&lt;00:00]</text:p>
      <text:p text:style-name="Standard">Iteration: [42/52] <text:s/>81%|████████ <text:s/>, f1=0.286 [00:02&lt;00:00]</text:p>
      <text:p text:style-name="Standard">Iteration: [43/52] <text:s/>83%|████████▎ , f1=0.286 [00:02&lt;00:00]</text:p>
      <text:p text:style-name="Standard">Iteration: [43/52] <text:s/>83%|████████▎ , f1=0.284 [00:02&lt;00:00]</text:p>
      <text:p text:style-name="Standard">Iteration: [44/52] <text:s/>85%|████████▍ , f1=0.284 [00:02&lt;00:00]</text:p>
      <text:p text:style-name="Standard">Iteration: [44/52] <text:s/>85%|████████▍ , f1=0.284 [00:02&lt;00:00]</text:p>
      <text:p text:style-name="Standard">Iteration: [44/52] <text:s/>85%|████████▍ , f1=0.282 [00:02&lt;00:00]</text:p>
      <text:p text:style-name="Standard">Iteration: [45/52] <text:s/>87%|████████▋ , f1=0.282 [00:03&lt;00:00]</text:p>
      <text:p text:style-name="Standard">Iteration: [45/52] <text:s/>87%|████████▋ , f1=0.28 [00:03&lt;00:00] </text:p>
      <text:p text:style-name="Standard">Iteration: [46/52] <text:s/>88%|████████▊ , f1=0.28 [00:03&lt;00:00]</text:p>
      <text:p text:style-name="Standard">Iteration: [46/52] <text:s/>88%|████████▊ , f1=0.28 [00:03&lt;00:00]</text:p>
      <text:p text:style-name="Standard">Iteration: [46/52] <text:s/>88%|████████▊ , f1=0.278 [00:03&lt;00:00]</text:p>
      <text:p text:style-name="Standard">Iteration: [47/52] <text:s/>90%|█████████ , f1=0.278 [00:03&lt;00:00]</text:p>
      <text:p text:style-name="Standard">Iteration: [47/52] <text:s/>90%|█████████ , f1=0.276 [00:03&lt;00:00]</text:p>
      <text:p text:style-name="Standard">Iteration: [48/52] <text:s/>92%|█████████▏, f1=0.276 [00:03&lt;00:00]</text:p>
      <text:p text:style-name="Standard">Iteration: [48/52] <text:s/>92%|█████████▏, f1=0.276 [00:03&lt;00:00]</text:p>
      <text:p text:style-name="Standard">Iteration: [48/52] <text:s/>92%|█████████▏, f1=0.275 [00:03&lt;00:00]</text:p>
      <text:p text:style-name="Standard">Iteration: [49/52] <text:s/>94%|█████████▍, f1=0.275 [00:03&lt;00:00]</text:p>
      <text:p text:style-name="Standard">Iteration: [49/52] <text:s/>94%|█████████▍, f1=0.278 [00:03&lt;00:00]</text:p>
      <text:p text:style-name="Standard">Iteration: [50/52] <text:s/>96%|█████████▌, f1=0.278 [00:03&lt;00:00]</text:p>
      <text:p text:style-name="Standard">Iteration: [50/52] <text:s/>96%|█████████▌, f1=0.278 [00:03&lt;00:00]</text:p>
      <text:p text:style-name="Standard">Iteration: [50/52] <text:s/>96%|█████████▌, f1=0.277 [00:03&lt;00:00]</text:p>
      <text:p text:style-name="Standard">Iteration: [51/52] <text:s/>98%|█████████▊, f1=0.277 [00:03&lt;00:00]</text:p>
      <text:p text:style-name="Standard">Iteration: [51/52] <text:s/>98%|█████████▊, f1=0.276 [00:03&lt;00:00]</text:p>
      <text:p text:style-name="Standard">Iteration: [52/52] 100%|██████████, f1=0.276 [00:03&lt;00:00]</text:p>
      <text:p text:style-name="Standard">INFO:ignite.engine.engine.Engine:Epoch[1] Complete. Time taken: 00:00:03.539</text:p>
      <text:p text:style-name="Standard">INFO:ignite.engine.engine.Engine:Engine run complete. Time taken: 00:00:03.540</text:p>
      <text:p text:style-name="Standard">Epoch [9/10]: [1004/1004] 100%|██████████, loss=0.501 [03:45&lt;00:00]</text:p>
      <text:p text:style-name="Standard">test: 100%|██████████| 51/51 [00:03&lt;00:00, 16.26it/s]</text:p>
      <text:p text:style-name="Standard">INFO:ignite.engine.engine.Engine:Epoch[9] Complete. Time taken: 00:03:49.476</text:p>
      <text:p text:style-name="Standard">Epoch [10/10]: [1003/1004] 100%|█████████▉, loss=0.453 [03:48&lt;00:00]INFO:ignite.engine.engine.Engine:Engine run starting with max_epochs=1.</text:p>
      <text:p text:style-name="Standard"/>
      <text:p text:style-name="Standard">[1/52] <text:s text:c="2"/>2%|▏ <text:s text:c="9"/>[00:00&lt;?]</text:p>
      <text:p text:style-name="Standard">Iteration: [1/52] <text:s text:c="2"/>2%|▏ <text:s text:c="9"/>[00:00&lt;?]</text:p>
      <text:p text:style-name="Standard">Iteration: [1/52] <text:s text:c="2"/>2%|▏ <text:s text:c="8"/>, f1=0.357 [00:00&lt;?]</text:p>
      <text:p text:style-name="Standard">Iteration: [1/52] <text:s text:c="2"/>2%|▏ <text:s text:c="8"/>, f1=0.357 [00:00&lt;?]</text:p>
      <text:p text:style-name="Standard">Iteration: [1/52] <text:s text:c="2"/>2%|▏ <text:s text:c="8"/>, f1=0.362 [00:00&lt;?]</text:p>
      <text:p text:style-name="Standard">Iteration: [2/52] <text:s text:c="2"/>4%|▍ <text:s text:c="8"/>, f1=0.362 [00:00&lt;00:05]</text:p>
      <text:p text:style-name="Standard">Iteration: [2/52] <text:s text:c="2"/>4%|▍ <text:s text:c="8"/>, f1=0.359 [00:00&lt;00:05]</text:p>
      <text:p text:style-name="Standard">Iteration: [3/52] <text:s text:c="2"/>6%|▌ <text:s text:c="8"/>, f1=0.359 [00:00&lt;00:02]</text:p>
      <text:p text:style-name="Standard">Iteration: [3/52] <text:s text:c="2"/>6%|▌ <text:s text:c="8"/>, f1=0.359 [00:00&lt;00:02]</text:p>
      <text:p text:style-name="Standard">Iteration: [3/52] <text:s text:c="2"/>6%|▌ <text:s text:c="8"/>, f1=0.358 [00:00&lt;00:02]</text:p>
      <text:p text:style-name="Standard"><text:soft-page-break/>Iteration: [4/52] <text:s text:c="2"/>8%|▊ <text:s text:c="8"/>, f1=0.358 [00:00&lt;00:02]</text:p>
      <text:p text:style-name="Standard">Iteration: [4/52] <text:s text:c="2"/>8%|▊ <text:s text:c="8"/>, f1=0.358 [00:00&lt;00:02]</text:p>
      <text:p text:style-name="Standard">Iteration: [5/52] <text:s/>10%|▉ <text:s text:c="8"/>, f1=0.358 [00:00&lt;00:03]</text:p>
      <text:p text:style-name="Standard">Iteration: [5/52] <text:s/>10%|▉ <text:s text:c="8"/>, f1=0.358 [00:00&lt;00:03]</text:p>
      <text:p text:style-name="Standard">Iteration: [5/52] <text:s/>10%|▉ <text:s text:c="8"/>, f1=0.36 [00:00&lt;00:03] </text:p>
      <text:p text:style-name="Standard">Iteration: [6/52] <text:s/>12%|█▏ <text:s text:c="7"/>, f1=0.36 [00:00&lt;00:03]</text:p>
      <text:p text:style-name="Standard">Iteration: [6/52] <text:s/>12%|█▏ <text:s text:c="7"/>, f1=0.359 [00:00&lt;00:03]</text:p>
      <text:p text:style-name="Standard">Iteration: [7/52] <text:s/>13%|█▎ <text:s text:c="7"/>, f1=0.359 [00:00&lt;00:03]</text:p>
      <text:p text:style-name="Standard">Iteration: [7/52] <text:s/>13%|█▎ <text:s text:c="7"/>, f1=0.359 [00:00&lt;00:03]</text:p>
      <text:p text:style-name="Standard">Iteration: [7/52] <text:s/>13%|█▎ <text:s text:c="7"/>, f1=0.354 [00:00&lt;00:03]</text:p>
      <text:p text:style-name="Standard">Iteration: [8/52] <text:s/>15%|█▌ <text:s text:c="7"/>, f1=0.354 [00:00&lt;00:03]</text:p>
      <text:p text:style-name="Standard">Iteration: [8/52] <text:s/>15%|█▌ <text:s text:c="7"/>, f1=0.348 [00:00&lt;00:03]</text:p>
      <text:p text:style-name="Standard">Iteration: [9/52] <text:s/>17%|█▋ <text:s text:c="7"/>, f1=0.348 [00:00&lt;00:03]</text:p>
      <text:p text:style-name="Standard">Iteration: [9/52] <text:s/>17%|█▋ <text:s text:c="7"/>, f1=0.348 [00:00&lt;00:03]</text:p>
      <text:p text:style-name="Standard">Iteration: [9/52] <text:s/>17%|█▋ <text:s text:c="7"/>, f1=0.346 [00:00&lt;00:03]</text:p>
      <text:p text:style-name="Standard">Iteration: [10/52] <text:s/>19%|█▉ <text:s text:c="7"/>, f1=0.346 [00:00&lt;00:03]</text:p>
      <text:p text:style-name="Standard">Iteration: [10/52] <text:s/>19%|█▉ <text:s text:c="7"/>, f1=0.343 [00:00&lt;00:03]</text:p>
      <text:p text:style-name="Standard">Iteration: [11/52] <text:s/>21%|██ <text:s text:c="7"/>, f1=0.343 [00:00&lt;00:02]</text:p>
      <text:p text:style-name="Standard">Iteration: [11/52] <text:s/>21%|██ <text:s text:c="7"/>, f1=0.343 [00:00&lt;00:02]</text:p>
      <text:p text:style-name="Standard">Iteration: [11/52] <text:s/>21%|██ <text:s text:c="7"/>, f1=0.344 [00:00&lt;00:02]</text:p>
      <text:p text:style-name="Standard">Iteration: [12/52] <text:s/>23%|██▎ <text:s text:c="6"/>, f1=0.344 [00:00&lt;00:02]</text:p>
      <text:p text:style-name="Standard">Iteration: [12/52] <text:s/>23%|██▎ <text:s text:c="6"/>, f1=0.345 [00:00&lt;00:02]</text:p>
      <text:p text:style-name="Standard">Iteration: [13/52] <text:s/>25%|██▌ <text:s text:c="6"/>, f1=0.345 [00:00&lt;00:02]</text:p>
      <text:p text:style-name="Standard">Iteration: [13/52] <text:s/>25%|██▌ <text:s text:c="6"/>, f1=0.345 [00:00&lt;00:02]</text:p>
      <text:p text:style-name="Standard">Iteration: [13/52] <text:s/>25%|██▌ <text:s text:c="6"/>, f1=0.347 [00:00&lt;00:02]</text:p>
      <text:p text:style-name="Standard">Iteration: [14/52] <text:s/>27%|██▋ <text:s text:c="6"/>, f1=0.347 [00:00&lt;00:02]</text:p>
      <text:p text:style-name="Standard">Iteration: [14/52] <text:s/>27%|██▋ <text:s text:c="6"/>, f1=0.346 [00:00&lt;00:02]</text:p>
      <text:p text:style-name="Standard">Iteration: [15/52] <text:s/>29%|██▉ <text:s text:c="6"/>, f1=0.346 [00:00&lt;00:02]</text:p>
      <text:p text:style-name="Standard">Iteration: [15/52] <text:s/>29%|██▉ <text:s text:c="6"/>, f1=0.345 [00:00&lt;00:02]</text:p>
      <text:p text:style-name="Standard">Iteration: [16/52] <text:s/>31%|███ <text:s text:c="6"/>, f1=0.345 [00:00&lt;00:02]</text:p>
      <text:p text:style-name="Standard">Iteration: [16/52] <text:s/>31%|███ <text:s text:c="6"/>, f1=0.345 [00:01&lt;00:02]</text:p>
      <text:p text:style-name="Standard">Iteration: [16/52] <text:s/>31%|███ <text:s text:c="6"/>, f1=0.343 [00:01&lt;00:02]</text:p>
      <text:p text:style-name="Standard">Iteration: [17/52] <text:s/>33%|███▎ <text:s text:c="5"/>, f1=0.343 [00:01&lt;00:02]</text:p>
      <text:p text:style-name="Standard">Iteration: [17/52] <text:s/>33%|███▎ <text:s text:c="5"/>, f1=0.338 [00:01&lt;00:02]</text:p>
      <text:p text:style-name="Standard">Iteration: [18/52] <text:s/>35%|███▍ <text:s text:c="5"/>, f1=0.338 [00:01&lt;00:02]</text:p>
      <text:p text:style-name="Standard">Iteration: [18/52] <text:s/>35%|███▍ <text:s text:c="5"/>, f1=0.338 [00:01&lt;00:02]</text:p>
      <text:p text:style-name="Standard">Iteration: [18/52] <text:s/>35%|███▍ <text:s text:c="5"/>, f1=0.334 [00:01&lt;00:02]</text:p>
      <text:p text:style-name="Standard">Iteration: [19/52] <text:s/>37%|███▋ <text:s text:c="5"/>, f1=0.334 [00:01&lt;00:01]</text:p>
      <text:p text:style-name="Standard">Iteration: [19/52] <text:s/>37%|███▋ <text:s text:c="5"/>, f1=0.329 [00:01&lt;00:01]</text:p>
      <text:p text:style-name="Standard">Iteration: [20/52] <text:s/>38%|███▊ <text:s text:c="5"/>, f1=0.329 [00:01&lt;00:01]</text:p>
      <text:p text:style-name="Standard">Iteration: [20/52] <text:s/>38%|███▊ <text:s text:c="5"/>, f1=0.329 [00:01&lt;00:01]</text:p>
      <text:p text:style-name="Standard">Iteration: [20/52] <text:s/>38%|███▊ <text:s text:c="5"/>, f1=0.328 [00:01&lt;00:01]</text:p>
      <text:p text:style-name="Standard">Iteration: [21/52] <text:s/>40%|████ <text:s text:c="5"/>, f1=0.328 [00:01&lt;00:01]</text:p>
      <text:p text:style-name="Standard">Iteration: [21/52] <text:s/>40%|████ <text:s text:c="5"/>, f1=0.325 [00:01&lt;00:01]</text:p>
      <text:p text:style-name="Standard">Iteration: [22/52] <text:s/>42%|████▏ <text:s text:c="4"/>, f1=0.325 [00:01&lt;00:01]</text:p>
      <text:p text:style-name="Standard">Iteration: [22/52] <text:s/>42%|████▏ <text:s text:c="4"/>, f1=0.325 [00:01&lt;00:01]</text:p>
      <text:p text:style-name="Standard">Iteration: [22/52] <text:s/>42%|████▏ <text:s text:c="4"/>, f1=0.322 [00:01&lt;00:01]</text:p>
      <text:p text:style-name="Standard">Iteration: [23/52] <text:s/>44%|████▍ <text:s text:c="4"/>, f1=0.322 [00:01&lt;00:01]</text:p>
      <text:p text:style-name="Standard">Iteration: [23/52] <text:s/>44%|████▍ <text:s text:c="4"/>, f1=0.318 [00:01&lt;00:01]</text:p>
      <text:p text:style-name="Standard">Iteration: [24/52] <text:s/>46%|████▌ <text:s text:c="4"/>, f1=0.318 [00:01&lt;00:01]</text:p>
      <text:p text:style-name="Standard">Iteration: [24/52] <text:s/>46%|████▌ <text:s text:c="4"/>, f1=0.318 [00:01&lt;00:01]</text:p>
      <text:p text:style-name="Standard">Iteration: [24/52] <text:s/>46%|████▌ <text:s text:c="4"/>, f1=0.315 [00:01&lt;00:01]</text:p>
      <text:p text:style-name="Standard"><text:soft-page-break/>Iteration: [25/52] <text:s/>48%|████▊ <text:s text:c="4"/>, f1=0.315 [00:01&lt;00:01]</text:p>
      <text:p text:style-name="Standard">Iteration: [25/52] <text:s/>48%|████▊ <text:s text:c="4"/>, f1=0.313 [00:01&lt;00:01]</text:p>
      <text:p text:style-name="Standard">Iteration: [26/52] <text:s/>50%|█████ <text:s text:c="4"/>, f1=0.313 [00:01&lt;00:01]</text:p>
      <text:p text:style-name="Standard">Iteration: [26/52] <text:s/>50%|█████ <text:s text:c="4"/>, f1=0.313 [00:01&lt;00:01]</text:p>
      <text:p text:style-name="Standard">Iteration: [26/52] <text:s/>50%|█████ <text:s text:c="4"/>, f1=0.31 [00:01&lt;00:01] </text:p>
      <text:p text:style-name="Standard">Iteration: [27/52] <text:s/>52%|█████▏ <text:s text:c="3"/>, f1=0.31 [00:01&lt;00:01]</text:p>
      <text:p text:style-name="Standard">Iteration: [27/52] <text:s/>52%|█████▏ <text:s text:c="3"/>, f1=0.308 [00:01&lt;00:01]</text:p>
      <text:p text:style-name="Standard">Iteration: [28/52] <text:s/>54%|█████▍ <text:s text:c="3"/>, f1=0.308 [00:01&lt;00:01]</text:p>
      <text:p text:style-name="Standard">Iteration: [28/52] <text:s/>54%|█████▍ <text:s text:c="3"/>, f1=0.308 [00:01&lt;00:01]</text:p>
      <text:p text:style-name="Standard">Iteration: [28/52] <text:s/>54%|█████▍ <text:s text:c="3"/>, f1=0.306 [00:01&lt;00:01]</text:p>
      <text:p text:style-name="Standard">Iteration: [29/52] <text:s/>56%|█████▌ <text:s text:c="3"/>, f1=0.306 [00:01&lt;00:01]</text:p>
      <text:p text:style-name="Standard">Iteration: [29/52] <text:s/>56%|█████▌ <text:s text:c="3"/>, f1=0.304 [00:01&lt;00:01]</text:p>
      <text:p text:style-name="Standard">Iteration: [30/52] <text:s/>58%|█████▊ <text:s text:c="3"/>, f1=0.304 [00:01&lt;00:01]</text:p>
      <text:p text:style-name="Standard">Iteration: [30/52] <text:s/>58%|█████▊ <text:s text:c="3"/>, f1=0.304 [00:01&lt;00:01]</text:p>
      <text:p text:style-name="Standard">Iteration: [30/52] <text:s/>58%|█████▊ <text:s text:c="3"/>, f1=0.301 [00:01&lt;00:01]</text:p>
      <text:p text:style-name="Standard">Iteration: [31/52] <text:s/>60%|█████▉ <text:s text:c="3"/>, f1=0.301 [00:01&lt;00:01]</text:p>
      <text:p text:style-name="Standard">Iteration: [31/52] <text:s/>60%|█████▉ <text:s text:c="3"/>, f1=0.297 [00:01&lt;00:01]</text:p>
      <text:p text:style-name="Standard">Iteration: [32/52] <text:s/>62%|██████▏ <text:s text:c="2"/>, f1=0.297 [00:01&lt;00:01]</text:p>
      <text:p text:style-name="Standard">Iteration: [32/52] <text:s/>62%|██████▏ <text:s text:c="2"/>, f1=0.297 [00:02&lt;00:01]</text:p>
      <text:p text:style-name="Standard">Iteration: [32/52] <text:s/>62%|██████▏ <text:s text:c="2"/>, f1=0.297 [00:02&lt;00:01]</text:p>
      <text:p text:style-name="Standard">Iteration: [33/52] <text:s/>63%|██████▎ <text:s text:c="2"/>, f1=0.297 [00:02&lt;00:01]</text:p>
      <text:p text:style-name="Standard">Iteration: [33/52] <text:s/>63%|██████▎ <text:s text:c="2"/>, f1=0.293 [00:02&lt;00:01]</text:p>
      <text:p text:style-name="Standard">Iteration: [34/52] <text:s/>65%|██████▌ <text:s text:c="2"/>, f1=0.293 [00:02&lt;00:01]</text:p>
      <text:p text:style-name="Standard">Iteration: [34/52] <text:s/>65%|██████▌ <text:s text:c="2"/>, f1=0.293 [00:02&lt;00:01]</text:p>
      <text:p text:style-name="Standard">Iteration: [34/52] <text:s/>65%|██████▌ <text:s text:c="2"/>, f1=0.292 [00:02&lt;00:01]</text:p>
      <text:p text:style-name="Standard">Iteration: [35/52] <text:s/>67%|██████▋ <text:s text:c="2"/>, f1=0.292 [00:02&lt;00:01]</text:p>
      <text:p text:style-name="Standard">Iteration: [35/52] <text:s/>67%|██████▋ <text:s text:c="2"/>, f1=0.29 [00:02&lt;00:01] </text:p>
      <text:p text:style-name="Standard">Iteration: [36/52] <text:s/>69%|██████▉ <text:s text:c="2"/>, f1=0.29 [00:02&lt;00:01]</text:p>
      <text:p text:style-name="Standard">Iteration: [36/52] <text:s/>69%|██████▉ <text:s text:c="2"/>, f1=0.29 [00:02&lt;00:01]</text:p>
      <text:p text:style-name="Standard">Iteration: [36/52] <text:s/>69%|██████▉ <text:s text:c="2"/>, f1=0.287 [00:02&lt;00:01]</text:p>
      <text:p text:style-name="Standard">Iteration: [37/52] <text:s/>71%|███████ <text:s text:c="2"/>, f1=0.287 [00:02&lt;00:01]</text:p>
      <text:p text:style-name="Standard">Iteration: [37/52] <text:s/>71%|███████ <text:s text:c="2"/>, f1=0.285 [00:02&lt;00:01]</text:p>
      <text:p text:style-name="Standard">Iteration: [38/52] <text:s/>73%|███████▎ <text:s/>, f1=0.285 [00:02&lt;00:00]</text:p>
      <text:p text:style-name="Standard">Iteration: [38/52] <text:s/>73%|███████▎ <text:s/>, f1=0.285 [00:02&lt;00:00]</text:p>
      <text:p text:style-name="Standard">Iteration: [38/52] <text:s/>73%|███████▎ <text:s/>, f1=0.284 [00:02&lt;00:00]</text:p>
      <text:p text:style-name="Standard">Iteration: [39/52] <text:s/>75%|███████▌ <text:s/>, f1=0.284 [00:02&lt;00:00]</text:p>
      <text:p text:style-name="Standard">Iteration: [39/52] <text:s/>75%|███████▌ <text:s/>, f1=0.282 [00:02&lt;00:00]</text:p>
      <text:p text:style-name="Standard">Iteration: [40/52] <text:s/>77%|███████▋ <text:s/>, f1=0.282 [00:02&lt;00:00]</text:p>
      <text:p text:style-name="Standard">Iteration: [40/52] <text:s/>77%|███████▋ <text:s/>, f1=0.282 [00:02&lt;00:00]</text:p>
      <text:p text:style-name="Standard">Iteration: [40/52] <text:s/>77%|███████▋ <text:s/>, f1=0.281 [00:02&lt;00:00]</text:p>
      <text:p text:style-name="Standard">Iteration: [41/52] <text:s/>79%|███████▉ <text:s/>, f1=0.281 [00:02&lt;00:00]</text:p>
      <text:p text:style-name="Standard">Iteration: [41/52] <text:s/>79%|███████▉ <text:s/>, f1=0.28 [00:02&lt;00:00] </text:p>
      <text:p text:style-name="Standard">Iteration: [42/52] <text:s/>81%|████████ <text:s/>, f1=0.28 [00:02&lt;00:00]</text:p>
      <text:p text:style-name="Standard">Iteration: [42/52] <text:s/>81%|████████ <text:s/>, f1=0.28 [00:02&lt;00:00]</text:p>
      <text:p text:style-name="Standard">Iteration: [42/52] <text:s/>81%|████████ <text:s/>, f1=0.283 [00:02&lt;00:00]</text:p>
      <text:p text:style-name="Standard">Iteration: [43/52] <text:s/>83%|████████▎ , f1=0.283 [00:02&lt;00:00]</text:p>
      <text:p text:style-name="Standard">Iteration: [43/52] <text:s/>83%|████████▎ , f1=0.282 [00:02&lt;00:00]</text:p>
      <text:p text:style-name="Standard">Iteration: [44/52] <text:s/>85%|████████▍ , f1=0.282 [00:02&lt;00:00]</text:p>
      <text:p text:style-name="Standard">Iteration: [44/52] <text:s/>85%|████████▍ , f1=0.282 [00:02&lt;00:00]</text:p>
      <text:p text:style-name="Standard">Iteration: [44/52] <text:s/>85%|████████▍ , f1=0.28 [00:02&lt;00:00] </text:p>
      <text:p text:style-name="Standard">Iteration: [45/52] <text:s/>87%|████████▋ , f1=0.28 [00:03&lt;00:00]</text:p>
      <text:p text:style-name="Standard">Iteration: [45/52] <text:s/>87%|████████▋ , f1=0.278 [00:03&lt;00:00]</text:p>
      <text:p text:style-name="Standard"><text:soft-page-break/>Iteration: [46/52] <text:s/>88%|████████▊ , f1=0.278 [00:03&lt;00:00]</text:p>
      <text:p text:style-name="Standard">Iteration: [46/52] <text:s/>88%|████████▊ , f1=0.278 [00:03&lt;00:00]</text:p>
      <text:p text:style-name="Standard">Iteration: [46/52] <text:s/>88%|████████▊ , f1=0.278 [00:03&lt;00:00]</text:p>
      <text:p text:style-name="Standard">Iteration: [47/52] <text:s/>90%|█████████ , f1=0.278 [00:03&lt;00:00]</text:p>
      <text:p text:style-name="Standard">Iteration: [47/52] <text:s/>90%|█████████ , f1=0.275 [00:03&lt;00:00]</text:p>
      <text:p text:style-name="Standard">Iteration: [48/52] <text:s/>92%|█████████▏, f1=0.275 [00:03&lt;00:00]</text:p>
      <text:p text:style-name="Standard">Iteration: [48/52] <text:s/>92%|█████████▏, f1=0.275 [00:03&lt;00:00]</text:p>
      <text:p text:style-name="Standard">Iteration: [48/52] <text:s/>92%|█████████▏, f1=0.274 [00:03&lt;00:00]</text:p>
      <text:p text:style-name="Standard">Iteration: [49/52] <text:s/>94%|█████████▍, f1=0.274 [00:03&lt;00:00]</text:p>
      <text:p text:style-name="Standard">Iteration: [49/52] <text:s/>94%|█████████▍, f1=0.278 [00:03&lt;00:00]</text:p>
      <text:p text:style-name="Standard">Iteration: [50/52] <text:s/>96%|█████████▌, f1=0.278 [00:03&lt;00:00]</text:p>
      <text:p text:style-name="Standard">Iteration: [50/52] <text:s/>96%|█████████▌, f1=0.278 [00:03&lt;00:00]</text:p>
      <text:p text:style-name="Standard">Iteration: [50/52] <text:s/>96%|█████████▌, f1=0.277 [00:03&lt;00:00]</text:p>
      <text:p text:style-name="Standard">Iteration: [51/52] <text:s/>98%|█████████▊, f1=0.277 [00:03&lt;00:00]</text:p>
      <text:p text:style-name="Standard">Iteration: [51/52] <text:s/>98%|█████████▊, f1=0.276 [00:03&lt;00:00]</text:p>
      <text:p text:style-name="Standard">Iteration: [52/52] 100%|██████████, f1=0.276 [00:03&lt;00:00]</text:p>
      <text:p text:style-name="Standard">INFO:ignite.engine.engine.Engine:Epoch[1] Complete. Time taken: 00:00:03.446</text:p>
      <text:p text:style-name="Standard">INFO:ignite.engine.engine.Engine:Engine run complete. Time taken: 00:00:03.446</text:p>
      <text:p text:style-name="Standard">Epoch [10/10]: [1004/1004] 100%|██████████, loss=0.453 [03:51&lt;00:00]</text:p>
      <text:p text:style-name="Standard">test: 100%|██████████| 51/51 [00:03&lt;00:00, 16.11it/s]</text:p>
      <text:p text:style-name="Standard">INFO:ignite.engine.engine.Engine:Epoch[10] Complete. Time taken: 00:03:56.166</text:p>
      <text:p text:style-name="Standard">INFO:ignite.engine.engine.Engine:Engine run complete. Time taken: 00:37:57.946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7T22:02:33.634460431</meta:creation-date>
    <dc:date>2023-05-27T22:03:29.627851028</dc:date>
    <meta:editing-duration>PT57S</meta:editing-duration>
    <meta:editing-cycles>1</meta:editing-cycles>
    <meta:document-statistic meta:table-count="0" meta:image-count="0" meta:object-count="0" meta:page-count="28" meta:paragraph-count="1380" meta:word-count="8283" meta:character-count="82746" meta:non-whitespace-character-count="69447"/>
    <meta:generator>LibreOffice/6.4.7.2$Linux_X86_64 LibreOffice_project/40$Build-2</meta:generator>
  </office:meta>
</office:document-meta>
</file>